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settings.xml" manifest:media-type="text/xml"/>
  <manifest:file-entry manifest:full-path="meta.xml" manifest:media-type="text/xml"/>
  <manifest:file-entry manifest:full-path="Basic/Standard/Module1.xml" manifest:media-type="text/xml"/>
  <manifest:file-entry manifest:full-path="Basic/Standard/script-lb.xml" manifest:media-type="text/xml"/>
  <manifest:file-entry manifest:full-path="Basic/script-lc.xml" manifest:media-type="text/xml"/>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ontserrat" svg:font-family="Montserrat"/>
  </office:font-face-decls>
  <office:automatic-styles>
    <style:style style:name="co19" style:family="table-column">
      <style:table-column-properties fo:break-before="auto" style:column-width="6.382cm"/>
    </style:style>
    <style:style style:name="co30" style:family="table-column">
      <style:table-column-properties fo:break-before="auto" style:column-width="0.497cm"/>
    </style:style>
    <style:style style:name="co44" style:family="table-column">
      <style:table-column-properties fo:break-before="auto" style:column-width="0.688cm"/>
    </style:style>
    <style:style style:name="co31" style:family="table-column">
      <style:table-column-properties fo:break-before="auto" style:column-width="8.419cm"/>
    </style:style>
    <style:style style:name="co32" style:family="table-column">
      <style:table-column-properties fo:break-before="auto" style:column-width="1.64cm"/>
    </style:style>
    <style:style style:name="co33" style:family="table-column">
      <style:table-column-properties fo:break-before="auto" style:column-width="2.962cm"/>
    </style:style>
    <style:style style:name="co34" style:family="table-column">
      <style:table-column-properties fo:break-before="auto" style:column-width="2.032cm"/>
    </style:style>
    <style:style style:name="co35" style:family="table-column">
      <style:table-column-properties fo:break-before="auto" style:column-width="1.591cm"/>
    </style:style>
    <style:style style:name="co36" style:family="table-column">
      <style:table-column-properties fo:break-before="auto" style:column-width="1.958cm"/>
    </style:style>
    <style:style style:name="co37" style:family="table-column">
      <style:table-column-properties fo:break-before="auto" style:column-width="1.566cm"/>
    </style:style>
    <style:style style:name="co38" style:family="table-column">
      <style:table-column-properties fo:break-before="auto" style:column-width="1.445cm"/>
    </style:style>
    <style:style style:name="co39" style:family="table-column">
      <style:table-column-properties fo:break-before="auto" style:column-width="1.861cm"/>
    </style:style>
    <style:style style:name="co40" style:family="table-column">
      <style:table-column-properties fo:break-before="auto" style:column-width="2.228cm"/>
    </style:style>
    <style:style style:name="co41" style:family="table-column">
      <style:table-column-properties fo:break-before="auto" style:column-width="2.374cm"/>
    </style:style>
    <style:style style:name="co42" style:family="table-column">
      <style:table-column-properties fo:break-before="auto" style:column-width="1.886cm"/>
    </style:style>
    <style:style style:name="co43" style:family="table-column">
      <style:table-column-properties fo:break-before="auto" style:column-width="2.522cm"/>
    </style:style>
    <style:style style:name="co18" style:family="table-column">
      <style:table-column-properties fo:break-before="auto" style:column-width="2.473cm"/>
    </style:style>
    <style:style style:name="co20" style:family="table-column">
      <style:table-column-properties fo:break-before="auto" style:column-width="2.649cm"/>
    </style:style>
    <style:style style:name="co21" style:family="table-column">
      <style:table-column-properties fo:break-before="auto" style:column-width="2.214cm"/>
    </style:style>
    <style:style style:name="co22" style:family="table-column">
      <style:table-column-properties fo:break-before="auto" style:column-width="1.371cm"/>
    </style:style>
    <style:style style:name="co23" style:family="table-column">
      <style:table-column-properties fo:break-before="auto" style:column-width="1.152cm"/>
    </style:style>
    <style:style style:name="co24" style:family="table-column">
      <style:table-column-properties fo:break-before="auto" style:column-width="1.887cm"/>
    </style:style>
    <style:style style:name="co25" style:family="table-column">
      <style:table-column-properties fo:break-before="auto" style:column-width="1.969cm"/>
    </style:style>
    <style:style style:name="co26" style:family="table-column">
      <style:table-column-properties fo:break-before="auto" style:column-width="1.616cm"/>
    </style:style>
    <style:style style:name="co27" style:family="table-column">
      <style:table-column-properties fo:break-before="auto" style:column-width="2.297cm"/>
    </style:style>
    <style:style style:name="co28" style:family="table-column">
      <style:table-column-properties fo:break-before="auto" style:column-width="2.787cm"/>
    </style:style>
    <style:style style:name="co29" style:family="table-column">
      <style:table-column-properties fo:break-before="auto" style:column-width="2.84cm"/>
    </style:style>
    <style:style style:name="co45" style:family="table-column">
      <style:table-column-properties fo:break-before="auto" style:column-width="2.487cm"/>
    </style:style>
    <style:style style:name="co46" style:family="table-column">
      <style:table-column-properties fo:break-before="auto" style:column-width="2.258cm"/>
    </style:style>
    <style:style style:name="co47" style:family="table-column">
      <style:table-column-properties fo:break-before="auto" style:column-width="1.752cm"/>
    </style:style>
    <style:style style:name="co48" style:family="table-column">
      <style:table-column-properties fo:break-before="auto" style:column-width="5.756cm"/>
    </style:style>
    <style:style style:name="co49" style:family="table-column">
      <style:table-column-properties fo:break-before="auto" style:column-width="2.242cm"/>
    </style:style>
    <style:style style:name="co50" style:family="table-column">
      <style:table-column-properties fo:break-before="auto" style:column-width="4.039cm"/>
    </style:style>
    <style:style style:name="co51" style:family="table-column">
      <style:table-column-properties fo:break-before="auto" style:column-width="3.059cm"/>
    </style:style>
    <style:style style:name="co52" style:family="table-column">
      <style:table-column-properties fo:break-before="auto" style:column-width="2.623cm"/>
    </style:style>
    <style:style style:name="co53" style:family="table-column">
      <style:table-column-properties fo:break-before="auto" style:column-width="3.032cm"/>
    </style:style>
    <style:style style:name="co54" style:family="table-column">
      <style:table-column-properties fo:break-before="auto" style:column-width="2.432cm"/>
    </style:style>
    <style:style style:name="co55" style:family="table-column">
      <style:table-column-properties fo:break-before="auto" style:column-width="3.113cm"/>
    </style:style>
    <style:style style:name="co56" style:family="table-column">
      <style:table-column-properties fo:break-before="auto" style:column-width="3.277cm"/>
    </style:style>
    <style:style style:name="co57" style:family="table-column">
      <style:table-column-properties fo:break-before="auto" style:column-width="2.514cm"/>
    </style:style>
    <style:style style:name="co58" style:family="table-column">
      <style:table-column-properties fo:break-before="auto" style:column-width="3.413cm"/>
    </style:style>
    <style:style style:name="ro1" style:family="table-row">
      <style:table-row-properties style:row-height="0.452cm" fo:break-before="auto" style:use-optimal-row-height="true"/>
    </style:style>
    <style:style style:name="ro2" style:family="table-row">
      <style:table-row-properties style:row-height="0.556cm" fo:break-before="auto" style:use-optimal-row-height="false"/>
    </style:style>
    <style:style style:name="ta3" style:family="table" style:master-page-name="PageStyle_5f_EXERCICIOS">
      <style:table-properties table:display="true" style:writing-mode="lr-tb" table:tab-color="#ff0000"/>
    </style:style>
    <style:style style:name="ta4" style:family="table" style:master-page-name="PageStyle_5f_ALIMENTOS">
      <style:table-properties table:display="true" style:writing-mode="lr-tb" table:tab-color="#4a86e8"/>
    </style:style>
    <style:style style:name="ta5" style:family="table" style:master-page-name="PageStyle_5f_TREINOS">
      <style:table-properties table:display="true" style:writing-mode="lr-tb" table:tab-color="#ff0000"/>
    </style:style>
    <style:style style:name="ta6" style:family="table" style:master-page-name="PageStyle_5f_DIETA">
      <style:table-properties table:display="true" style:writing-mode="lr-tb" table:tab-color="#4a86e8"/>
    </style: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number:date-style style:name="N70" number:automatic-order="true" number:format-source="language">
      <number:day/>
      <number:text>/</number:text>
      <number:month/>
      <number:text>/</number:text>
      <number:year/>
      <number:text> </number:text>
      <number:hours number:style="long"/>
      <number:text>:</number:text>
      <number:minutes number:style="long"/>
    </number:date-style>
    <style:style style:name="ce49"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1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1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13" style:family="table-cell" style:parent-style-name="Default" style:data-style-name="N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19" style:family="table-cell" style:parent-style-name="Default" style:data-style-name="N4">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20" style:family="table-cell" style:parent-style-name="Default" style:data-style-name="N3">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3" style:family="table-cell" style:parent-style-name="Default">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0" style:family="table-cell" style:parent-style-name="Default" style:data-style-name="N70"/>
    <style:style style:name="ce1"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2"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map style:condition="is-true-formula([.$I2]=&quot;AUMENTAR&quot;)" style:apply-style-name="ConditionalStyle_5f_2" style:base-cell-address="TREINOS.D2"/>
      <style:map style:condition="is-true-formula([.$I2]=&quot;REDUZIR&quot;)" style:apply-style-name="ConditionalStyle_5f_3" style:base-cell-address="TREINOS.D2"/>
      <style:map style:condition="is-true-formula([.$I2]=&quot;MANTER&quot;)" style:apply-style-name="ConditionalStyle_5f_4" style:base-cell-address="TREINOS.D2"/>
    </style:style>
    <style:style style:name="ce13"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I2]=&quot;AUMENTAR&quot;)" style:apply-style-name="ConditionalStyle_5f_2" style:base-cell-address="TREINOS.D2"/>
      <style:map style:condition="is-true-formula([.$I2]=&quot;REDUZIR&quot;)" style:apply-style-name="ConditionalStyle_5f_3" style:base-cell-address="TREINOS.D2"/>
      <style:map style:condition="is-true-formula([.$I2]=&quot;MANTER&quot;)" style:apply-style-name="ConditionalStyle_5f_4" style:base-cell-address="TREINOS.D2"/>
    </style:style>
    <style:style style:name="ce14"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loext:char-complex-color loext:theme-type="dark1" loext:color-type="theme"/>
      </style:text-properties>
    </style:style>
    <style:style style:name="ce16" style:family="table-cell" style:parent-style-name="Default">
      <style:text-properties style:font-name="Arial" fo:font-size="10pt" style:font-size-asian="10pt" style:font-size-complex="10pt"/>
    </style:style>
    <style:style style:name="ce65" style:family="table-cell" style:parent-style-name="Default">
      <style:text-properties style:font-name="Arial" fo:font-size="10pt" style:font-size-asian="10pt" style:font-size-complex="10pt"/>
    </style:style>
    <style:style style:name="ce18" style:family="table-cell" style:parent-style-name="Default">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9"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20"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3"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4"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5" style:family="table-cell" style:parent-style-name="Default">
      <style:table-cell-properties fo:border-bottom="0.74pt solid #000000" fo:background-color="#b6d7a8"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86" style:family="table-cell" style:parent-style-name="Default">
      <style:table-cell-properties fo:border-bottom="0.74pt solid #000000" fo:background-color="#f3f3f3"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7" style:family="table-cell" style:parent-style-name="Default" style:data-style-name="N2">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D5]&gt;=0.5;[.$D5]&lt;=1.2))" style:apply-style-name="ConditionalStyle_5f_2" style:base-cell-address="DIETA.D5"/>
    </style:style>
    <style:style style:name="ce88" style:family="table-cell" style:parent-style-name="Default">
      <style:table-cell-properties fo:border-bottom="none"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9"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0" style:family="table-cell" style:parent-style-name="Default">
      <style:table-cell-properties fo:background-color="#f3f3f3"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1"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data-style-name="N4">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3" style:family="table-cell" style:parent-style-name="Default">
      <style:table-cell-properties fo:border-bottom="0.74pt solid #000000" fo:background-color="#b6d7a8"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4" style:family="table-cell" style:parent-style-name="Default">
      <style:table-cell-properties fo:border-bottom="0.74pt solid #000000" fo:background-color="#f3f3f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5"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F5]&lt;&gt;&quot;&quot;;[.$F5]&lt;180))" style:apply-style-name="ConditionalStyle_5f_3" style:base-cell-address="DIETA.F5"/>
    </style:style>
    <style:style style:name="ce96" style:family="table-cell" style:parent-style-name="Default">
      <style:table-cell-properties fo:background-color="#b6d7a8"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7" style:family="table-cell" style:parent-style-name="Default">
      <style:table-cell-properties fo:border-bottom="0.74pt solid #000000" fo:background-color="#f3f3f3"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8"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G5]&lt;&gt;&quot;&quot;;[.$G5]&lt;170))" style:apply-style-name="ConditionalStyle_5f_3" style:base-cell-address="DIETA.G5"/>
    </style:style>
    <style:style style:name="ce99"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H5]&lt;&gt;&quot;&quot;;[.$H5]&lt;60))" style:apply-style-name="ConditionalStyle_5f_3" style:base-cell-address="DIETA.H5"/>
    </style:style>
    <style:style style:name="ce100"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I5]&lt;&gt;&quot;&quot;;[.$I5]&lt;2100))" style:apply-style-name="ConditionalStyle_5f_3" style:base-cell-address="DIETA.I5"/>
    </style:style>
    <style:style style:name="ce101" style:family="table-cell" style:parent-style-name="Default">
      <style:table-cell-properties fo:border-bottom="0.74pt solid #000000" fo:background-color="#f3f3f3"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02"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J5]&lt;25)" style:apply-style-name="ConditionalStyle_5f_3" style:base-cell-address="DIETA.J5"/>
    </style:style>
    <style:style style:name="ce103"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K5]&lt;1)" style:apply-style-name="ConditionalStyle_5f_3" style:base-cell-address="DIETA.K5"/>
    </style:style>
    <style:style style:name="ce104" style:family="table-cell" style:parent-style-name="Default" style:data-style-name="N1">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L5]&lt;3000)" style:apply-style-name="ConditionalStyle_5f_3" style:base-cell-address="DIETA.L5"/>
    </style:style>
    <style:style style:name="ce105" style:family="table-cell" style:parent-style-name="Default" style:data-style-name="N1">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M5]&lt;350)" style:apply-style-name="ConditionalStyle_5f_3" style:base-cell-address="DIETA.M5"/>
    </style:style>
    <style:style style:name="ce106" style:family="table-cell" style:parent-style-name="Default" style:data-style-name="N153">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N5]&lt;10)" style:apply-style-name="ConditionalStyle_5f_3" style:base-cell-address="DIETA.N5"/>
    </style:style>
    <style:style style:name="ce107"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O5]&lt;600)" style:apply-style-name="ConditionalStyle_5f_3" style:base-cell-address="DIETA.O5"/>
    </style:style>
    <style:style style:name="ce4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4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0" style:family="table-cell" style:parent-style-name="Default" style:data-style-name="N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1" style:family="table-cell" style:parent-style-name="Default" style:data-style-name="N4">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52" style:family="table-cell" style:parent-style-name="Default" style:data-style-name="N3">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gr1" style:family="graphic" style:parent-style-name="Default">
      <style:graphic-properties loext:decorative="false"/>
      <style:paragraph-properties fo:text-align="left"/>
    </style:style>
    <style:style style:name="P1" style:family="paragraph">
      <style:paragraph-properties fo:text-align="left"/>
    </style:style>
  </office:automatic-styles>
  <office:body>
    <office:spreadsheet>
      <table:calculation-settings table:case-sensitive="false" table:automatic-find-labels="false" table:use-regular-expressions="false" table:use-wildcards="true" table:null-year="1950">
        <table:iteration table:maximum-difference="0.0001"/>
      </table:calculation-settings>
      <table:content-validations>
        <table:content-validation table:name="val1" table:condition="of:is-true-formula(OR(NOT(ISERROR(DATEVALUE([.A2]))); AND(ISNUMBER([.A2]); LEFT(CELL(&quot;format&quot;; [.A2]))=&quot;D&quot;)))" table:allow-empty-cell="true" table:base-cell-address="ALIMENTOS.A2"/>
        <table:content-validation table:name="val2" table:condition="of:cell-content-is-in-list([$EXERCICIOS.$A$1:.$A42])" table:allow-empty-cell="true" table:display-list="unsorted" table:base-cell-address="ALIMENTOS.D2">
          <table:error-message table:message-type="stop" table:display="true"/>
        </table:content-validation>
        <table:content-validation table:name="val3" table:condition="of:cell-content-is-in-list(&quot;Café&quot;;&quot;Almoço&quot;;&quot;Janta&quot;;&quot;Lanche&quot;)" table:allow-empty-cell="true" table:display-list="unsorted" table:base-cell-address="ALIMENTOS.A8">
          <table:error-message table:message-type="stop" table:display="true"/>
        </table:content-validation>
        <table:content-validation table:name="val4" table:condition="of:cell-content-is-in-list([$ALIMENTOS.$A$2:.$A$54])" table:allow-empty-cell="true" table:display-list="unsorted" table:base-cell-address="ALIMENTOS.B8">
          <table:error-message table:message-type="stop" table:display="true"/>
        </table:content-validation>
      </table:content-validations>
      <table:table table:name="TREINOS" table:style-name="ta5">
        <office:forms form:automatic-focus="false" form:apply-design-mode="false">
          <form:form form:name="Form_GerarTreino" form:allow-deletes="false" form:allow-inserts="false" form:allow-updates="false"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tn_GerarTreino" form:control-implementation="ooo:com.sun.star.form.component.CommandButton" xml:id="control1" form:id="control1" form:label="▶  Gerar Treino" form:delay-for-repeat="PT0.050000000S" form:image-position="center">
              <form:properties>
                <form:property form:property-name="DefaultControl" office:value-type="string" office:string-value="com.sun.star.form.control.CommandButton"/>
                <form:property form:property-name="Referer" office:value-type="string" office:string-value="file:///C:/Users/filip/OneDrive/Documentos/GitHub/log-de-treino-e-progressao/log-de-treino-e-progressao.ods/content.xml"/>
              </form:properties>
              <office:event-listeners>
                <script:event-listener script:language="ooo:script" script:event-name="form:performaction" xlink:href="vnd.sun.star.script:Standard.Module1.GerarTreino?language=Basic&amp;location=document" xlink:type="simple"/>
              </office:event-listeners>
            </form:button>
          </form:form>
        </office:forms>
        <table:shapes>
          <draw:control draw:z-index="0" draw:name="btn_GerarTreino_shape" draw:style-name="gr1" draw:text-style-name="P1" svg:width="3.6cm" svg:height="0.75cm" svg:x="39.738cm" svg:y="0.179cm" draw:control="control1"/>
        </table:shapes>
        <table:table-column table:style-name="co20" table:default-cell-style-name="ce10"/>
        <table:table-column table:style-name="co21" table:default-cell-style-name="Default"/>
        <table:table-column table:style-name="co19" table:default-cell-style-name="Default"/>
        <table:table-column table:style-name="co22" table:default-cell-style-name="ce12"/>
        <table:table-column table:style-name="co23" table:default-cell-style-name="ce12"/>
        <table:table-column table:style-name="co24" table:default-cell-style-name="ce13"/>
        <table:table-column table:style-name="co25" table:default-cell-style-name="ce13"/>
        <table:table-column table:style-name="co26" table:default-cell-style-name="ce12"/>
        <table:table-column table:style-name="co27" table:default-cell-style-name="ce12"/>
        <table:table-column table:style-name="co28" table:default-cell-style-name="ce12"/>
        <table:table-column table:style-name="co29" table:default-cell-style-name="ce12"/>
        <table:table-column table:style-name="co45" table:default-cell-style-name="ce12"/>
        <table:table-row table:style-name="ro1">
          <table:table-cell table:style-name="ce9" office:value-type="string" calcext:value-type="string">
            <text:p>Data</text:p>
          </table:table-cell>
          <table:table-cell table:style-name="ce9" office:value-type="string" calcext:value-type="string">
            <text:p>Semana</text:p>
          </table:table-cell>
          <table:table-cell table:style-name="ce9" office:value-type="string" calcext:value-type="string">
            <text:p>Exercício</text:p>
          </table:table-cell>
          <table:table-cell table:style-name="ce1" office:value-type="string" calcext:value-type="string">
            <text:p>Séries</text:p>
          </table:table-cell>
          <table:table-cell table:style-name="ce1" office:value-type="string" calcext:value-type="string">
            <text:p>Reps</text:p>
          </table:table-cell>
          <table:table-cell table:style-name="ce1" office:value-type="string" calcext:value-type="string">
            <text:p>Carga_kg</text:p>
          </table:table-cell>
          <table:table-cell table:style-name="ce1" office:value-type="string" calcext:value-type="string">
            <text:p>RPE_final</text:p>
          </table:table-cell>
          <table:table-cell table:style-name="ce1" office:value-type="string" calcext:value-type="string">
            <text:p>Volume</text:p>
          </table:table-cell>
          <table:table-cell table:style-name="ce1" office:value-type="string" calcext:value-type="string">
            <text:p>Decisão</text:p>
          </table:table-cell>
          <table:table-cell table:style-name="ce1" office:value-type="string" calcext:value-type="string">
            <text:p>Carga_anterior</text:p>
          </table:table-cell>
          <table:table-cell table:style-name="ce1" office:value-type="string" calcext:value-type="string">
            <text:p>Próxima_carga</text:p>
          </table:table-cell>
          <table:table-cell table:style-name="ce1" office:value-type="string" calcext:value-type="string">
            <text:p>Observações</text:p>
          </table:table-cell>
        </table:table-row>
        <table:table-row table:style-name="ro1">
          <table:table-cell table:content-validation-name="val1" office:value-type="date" office:date-value="2026-05-03" calcext:value-type="date">
            <text:p>03/05/26 00:00</text:p>
          </table:table-cell>
          <table:table-cell table:formula="of:=IF([.A2]=&quot;&quot;;&quot;&quot;;YEAR([.A2])&amp;&quot;-W&quot;&amp;TEXT(ISOWEEKNUM([.A2]);&quot;00&quot;))" office:value-type="string" office:string-value="2026-W18" calcext:value-type="string">
            <text:p>2026-W18</text:p>
          </table:table-cell>
          <table:table-cell table:content-validation-name="val2" office:value-type="string" calcext:value-type="string">
            <text:p>Agachamento (barra)</text:p>
          </table:table-cell>
          <table:table-cell table:number-matrix-columns-spanned="1" table:number-matrix-rows-spanned="1" table:formula="of:=IF([.C2]=&quot;&quot;;&quot;&quot;;IFERROR(INDEX([$EXERCICIOS.B:.B];MATCH(TRIM([.C2]);TRIM([$EXERCICIOS.A:.A]);0));&quot;&quot;))" office:value-type="float" office:value="3" calcext:value-type="float">
            <text:p>3</text:p>
          </table:table-cell>
          <table:table-cell table:number-matrix-columns-spanned="1" table:number-matrix-rows-spanned="1" table:formula="of:=IF([.C2]=&quot;&quot;;&quot;&quot;;IFERROR(INDEX([$EXERCICIOS.C:.C];MATCH(TRIM([.C2]);TRIM([$EXERCICIOS.A:.A]);0));&quot;&quot;))" office:value-type="float" office:value="5" calcext:value-type="float">
            <text:p>5</text:p>
          </table:table-cell>
          <table:table-cell office:value-type="float" office:value="56" calcext:value-type="float">
            <text:p>56</text:p>
          </table:table-cell>
          <table:table-cell office:value-type="float" office:value="9" calcext:value-type="float">
            <text:p>9</text:p>
          </table:table-cell>
          <table:table-cell table:formula="of:=IFERROR([.D2]*[.E2]*[.F2];0)" office:value-type="float" office:value="840" calcext:value-type="float">
            <text:p>840</text:p>
          </table:table-cell>
          <table:table-cell table:formula="of:=IF([.G2]=&quot;&quot;;&quot;&quot;;IF([.G2]&lt;=8;&quot;AUMENTAR&quot;;IF([.G2]=9;&quot;MANTER&quot;;&quot;REDUZIR&quot;)))" office:value-type="string" office:string-value="MANTER" calcext:value-type="string">
            <text:p>MANTER</text:p>
          </table:table-cell>
          <table:table-cell table:formula="of:=IF(ROW()=2;&quot;&quot;;IFERROR(LOOKUP(2;1/([.$C$2]:INDEX([.$C:.$C];ROW()-1)=[.C2]);[.$F$2]:INDEX([.$F:.$F];ROW()-1));&quot;&quot;))">
            <text:p/>
          </table:table-cell>
          <table:table-cell table:formula="of:=IF([.I2]=&quot;AUMENTAR&quot;;[.F2]+2.5;IF([.I2]=&quot;REDUZIR&quot;;[.F2]-2.5;[.F2]))" office:value-type="float" office:value="56" calcext:value-type="float">
            <text:p>56</text:p>
          </table:table-cell>
          <table:table-cell/>
        </table:table-row>
        <table:table-row table:style-name="ro1">
          <table:table-cell table:content-validation-name="val1" office:value-type="date" office:date-value="2026-05-03" calcext:value-type="date">
            <text:p>03/05/26 00:00</text:p>
          </table:table-cell>
          <table:table-cell table:formula="of:=IF([.A3]=&quot;&quot;;&quot;&quot;;YEAR([.A3])&amp;&quot;-W&quot;&amp;TEXT(ISOWEEKNUM([.A3]);&quot;00&quot;))" office:value-type="string" office:string-value="2026-W18" calcext:value-type="string">
            <text:p>2026-W18</text:p>
          </table:table-cell>
          <table:table-cell table:content-validation-name="val2" office:value-type="string" calcext:value-type="string">
            <text:p>Supino reto (barra)</text:p>
          </table:table-cell>
          <table:table-cell table:number-matrix-columns-spanned="1" table:number-matrix-rows-spanned="1" table:formula="of:=IF([.C3]=&quot;&quot;;&quot;&quot;;IFERROR(INDEX([$EXERCICIOS.B:.B];MATCH(TRIM([.C3]);TRIM([$EXERCICIOS.A:.A]);0));&quot;&quot;))" office:value-type="float" office:value="3" calcext:value-type="float">
            <text:p>3</text:p>
          </table:table-cell>
          <table:table-cell table:number-matrix-columns-spanned="1" table:number-matrix-rows-spanned="1" table:formula="of:=IF([.C3]=&quot;&quot;;&quot;&quot;;IFERROR(INDEX([$EXERCICIOS.C:.C];MATCH(TRIM([.C3]);TRIM([$EXERCICIOS.A:.A]);0));&quot;&quot;))" office:value-type="float" office:value="5" calcext:value-type="float">
            <text:p>5</text:p>
          </table:table-cell>
          <table:table-cell office:value-type="float" office:value="36" calcext:value-type="float">
            <text:p>36</text:p>
          </table:table-cell>
          <table:table-cell office:value-type="float" office:value="9" calcext:value-type="float">
            <text:p>9</text:p>
          </table:table-cell>
          <table:table-cell table:formula="of:=IFERROR([.D3]*[.E3]*[.F3];0)" office:value-type="float" office:value="540" calcext:value-type="float">
            <text:p>540</text:p>
          </table:table-cell>
          <table:table-cell table:formula="of:=IF([.G3]=&quot;&quot;;&quot;&quot;;IF([.G3]&lt;=8;&quot;AUMENTAR&quot;;IF([.G3]=9;&quot;MANTER&quot;;&quot;REDUZIR&quot;)))" office:value-type="string" office:string-value="MANTER" calcext:value-type="string">
            <text:p>MANTER</text:p>
          </table:table-cell>
          <table:table-cell table:formula="of:=IF(ROW()=2;&quot;&quot;;IFERROR(LOOKUP(2;1/([.$C$2]:INDEX([.$C:.$C];ROW()-1)=[.C3]);[.$F$2]:INDEX([.$F:.$F];ROW()-1));&quot;&quot;))">
            <text:p/>
          </table:table-cell>
          <table:table-cell table:formula="of:=IF([.I3]=&quot;AUMENTAR&quot;;[.F3]+2.5;IF([.I3]=&quot;REDUZIR&quot;;[.F3]-2.5;[.F3]))" office:value-type="float" office:value="36" calcext:value-type="float">
            <text:p>36</text:p>
          </table:table-cell>
          <table:table-cell/>
        </table:table-row>
        <table:table-row table:style-name="ro1">
          <table:table-cell table:content-validation-name="val1" office:value-type="date" office:date-value="2026-05-03" calcext:value-type="date">
            <text:p>03/05/26 00:00</text:p>
          </table:table-cell>
          <table:table-cell table:formula="of:=IF([.A4]=&quot;&quot;;&quot;&quot;;YEAR([.A4])&amp;&quot;-W&quot;&amp;TEXT(ISOWEEKNUM([.A4]);&quot;00&quot;))" office:value-type="string" office:string-value="2026-W18" calcext:value-type="string">
            <text:p>2026-W18</text:p>
          </table:table-cell>
          <table:table-cell table:content-validation-name="val2" office:value-type="string" calcext:value-type="string">
            <text:p>Remada curvada (barra)</text:p>
          </table:table-cell>
          <table:table-cell table:number-matrix-columns-spanned="1" table:number-matrix-rows-spanned="1" table:formula="of:=IF([.C4]=&quot;&quot;;&quot;&quot;;IFERROR(INDEX([$EXERCICIOS.B:.B];MATCH(TRIM([.C4]);TRIM([$EXERCICIOS.A:.A]);0));&quot;&quot;))" office:value-type="float" office:value="3" calcext:value-type="float">
            <text:p>3</text:p>
          </table:table-cell>
          <table:table-cell table:number-matrix-columns-spanned="1" table:number-matrix-rows-spanned="1" table:formula="of:=IF([.C4]=&quot;&quot;;&quot;&quot;;IFERROR(INDEX([$EXERCICIOS.C:.C];MATCH(TRIM([.C4]);TRIM([$EXERCICIOS.A:.A]);0));&quot;&quot;))" office:value-type="float" office:value="8" calcext:value-type="float">
            <text:p>8</text:p>
          </table:table-cell>
          <table:table-cell office:value-type="float" office:value="40" calcext:value-type="float">
            <text:p>40</text:p>
          </table:table-cell>
          <table:table-cell office:value-type="float" office:value="9" calcext:value-type="float">
            <text:p>9</text:p>
          </table:table-cell>
          <table:table-cell table:formula="of:=IFERROR([.D4]*[.E4]*[.F4];0)" office:value-type="float" office:value="960" calcext:value-type="float">
            <text:p>960</text:p>
          </table:table-cell>
          <table:table-cell table:formula="of:=IF([.G4]=&quot;&quot;;&quot;&quot;;IF([.G4]&lt;=8;&quot;AUMENTAR&quot;;IF([.G4]=9;&quot;MANTER&quot;;&quot;REDUZIR&quot;)))" office:value-type="string" office:string-value="MANTER" calcext:value-type="string">
            <text:p>MANTER</text:p>
          </table:table-cell>
          <table:table-cell table:formula="of:=IF(ROW()=2;&quot;&quot;;IFERROR(LOOKUP(2;1/([.$C$2]:INDEX([.$C:.$C];ROW()-1)=[.C4]);[.$F$2]:INDEX([.$F:.$F];ROW()-1));&quot;&quot;))">
            <text:p/>
          </table:table-cell>
          <table:table-cell table:formula="of:=IF([.I4]=&quot;AUMENTAR&quot;;[.F4]+2.5;IF([.I4]=&quot;REDUZIR&quot;;[.F4]-2.5;[.F4]))" office:value-type="float" office:value="40" calcext:value-type="float">
            <text:p>40</text:p>
          </table:table-cell>
          <table:table-cell/>
        </table:table-row>
        <table:table-row table:style-name="ro1">
          <table:table-cell table:content-validation-name="val1" office:value-type="date" office:date-value="2026-05-03" calcext:value-type="date">
            <text:p>03/05/26 00:00</text:p>
          </table:table-cell>
          <table:table-cell table:formula="of:=IF([.A5]=&quot;&quot;;&quot;&quot;;YEAR([.A5])&amp;&quot;-W&quot;&amp;TEXT(ISOWEEKNUM([.A5]);&quot;00&quot;))" office:value-type="string" office:string-value="2026-W18" calcext:value-type="string">
            <text:p>2026-W18</text:p>
          </table:table-cell>
          <table:table-cell table:content-validation-name="val2" office:value-type="string" calcext:value-type="string">
            <text:p>Desenvolvimento (barra em pe)</text:p>
          </table:table-cell>
          <table:table-cell table:number-matrix-columns-spanned="1" table:number-matrix-rows-spanned="1" table:formula="of:=IF([.C5]=&quot;&quot;;&quot;&quot;;IFERROR(INDEX([$EXERCICIOS.B:.B];MATCH(TRIM([.C5]);TRIM([$EXERCICIOS.A:.A]);0));&quot;&quot;))" office:value-type="float" office:value="3" calcext:value-type="float">
            <text:p>3</text:p>
          </table:table-cell>
          <table:table-cell table:number-matrix-columns-spanned="1" table:number-matrix-rows-spanned="1" table:formula="of:=IF([.C5]=&quot;&quot;;&quot;&quot;;IFERROR(INDEX([$EXERCICIOS.C:.C];MATCH(TRIM([.C5]);TRIM([$EXERCICIOS.A:.A]);0));&quot;&quot;))" office:value-type="float" office:value="5" calcext:value-type="float">
            <text:p>5</text:p>
          </table:table-cell>
          <table:table-cell office:value-type="float" office:value="30" calcext:value-type="float">
            <text:p>30</text:p>
          </table:table-cell>
          <table:table-cell office:value-type="float" office:value="9" calcext:value-type="float">
            <text:p>9</text:p>
          </table:table-cell>
          <table:table-cell table:formula="of:=IFERROR([.D5]*[.E5]*[.F5];0)" office:value-type="float" office:value="450" calcext:value-type="float">
            <text:p>450</text:p>
          </table:table-cell>
          <table:table-cell table:formula="of:=IF([.G5]=&quot;&quot;;&quot;&quot;;IF([.G5]&lt;=8;&quot;AUMENTAR&quot;;IF([.G5]=9;&quot;MANTER&quot;;&quot;REDUZIR&quot;)))" office:value-type="string" office:string-value="MANTER" calcext:value-type="string">
            <text:p>MANTER</text:p>
          </table:table-cell>
          <table:table-cell table:formula="of:=IF(ROW()=2;&quot;&quot;;IFERROR(LOOKUP(2;1/([.$C$2]:INDEX([.$C:.$C];ROW()-1)=[.C5]);[.$F$2]:INDEX([.$F:.$F];ROW()-1));&quot;&quot;))">
            <text:p/>
          </table:table-cell>
          <table:table-cell table:formula="of:=IF([.I5]=&quot;AUMENTAR&quot;;[.F5]+2.5;IF([.I5]=&quot;REDUZIR&quot;;[.F5]-2.5;[.F5]))" office:value-type="float" office:value="30" calcext:value-type="float">
            <text:p>30</text:p>
          </table:table-cell>
          <table:table-cell/>
        </table:table-row>
        <table:table-row table:style-name="ro1">
          <table:table-cell table:content-validation-name="val1" office:value-type="date" office:date-value="2026-05-03" calcext:value-type="date">
            <text:p>03/05/26 00:00</text:p>
          </table:table-cell>
          <table:table-cell table:formula="of:=IF([.A6]=&quot;&quot;;&quot;&quot;;YEAR([.A6])&amp;&quot;-W&quot;&amp;TEXT(ISOWEEKNUM([.A6]);&quot;00&quot;))" office:value-type="string" office:string-value="2026-W18" calcext:value-type="string">
            <text:p>2026-W18</text:p>
          </table:table-cell>
          <table:table-cell table:content-validation-name="val2" office:value-type="string" calcext:value-type="string">
            <text:p>Stiff com barra</text:p>
          </table:table-cell>
          <table:table-cell table:number-matrix-columns-spanned="1" table:number-matrix-rows-spanned="1" table:formula="of:=IF([.C6]=&quot;&quot;;&quot;&quot;;IFERROR(INDEX([$EXERCICIOS.B:.B];MATCH(TRIM([.C6]);TRIM([$EXERCICIOS.A:.A]);0));&quot;&quot;))" office:value-type="float" office:value="3" calcext:value-type="float">
            <text:p>3</text:p>
          </table:table-cell>
          <table:table-cell table:number-matrix-columns-spanned="1" table:number-matrix-rows-spanned="1" table:formula="of:=IF([.C6]=&quot;&quot;;&quot;&quot;;IFERROR(INDEX([$EXERCICIOS.C:.C];MATCH(TRIM([.C6]);TRIM([$EXERCICIOS.A:.A]);0));&quot;&quot;))" office:value-type="float" office:value="8" calcext:value-type="float">
            <text:p>8</text:p>
          </table:table-cell>
          <table:table-cell office:value-type="float" office:value="46" calcext:value-type="float">
            <text:p>46</text:p>
          </table:table-cell>
          <table:table-cell office:value-type="float" office:value="9" calcext:value-type="float">
            <text:p>9</text:p>
          </table:table-cell>
          <table:table-cell table:formula="of:=IFERROR([.D6]*[.E6]*[.F6];0)" office:value-type="float" office:value="1104" calcext:value-type="float">
            <text:p>1104</text:p>
          </table:table-cell>
          <table:table-cell table:formula="of:=IF([.G6]=&quot;&quot;;&quot;&quot;;IF([.G6]&lt;=8;&quot;AUMENTAR&quot;;IF([.G6]=9;&quot;MANTER&quot;;&quot;REDUZIR&quot;)))" office:value-type="string" office:string-value="MANTER" calcext:value-type="string">
            <text:p>MANTER</text:p>
          </table:table-cell>
          <table:table-cell table:formula="of:=IF(ROW()=2;&quot;&quot;;IFERROR(LOOKUP(2;1/([.$C$2]:INDEX([.$C:.$C];ROW()-1)=[.C6]);[.$F$2]:INDEX([.$F:.$F];ROW()-1));&quot;&quot;))">
            <text:p/>
          </table:table-cell>
          <table:table-cell table:formula="of:=IF([.I6]=&quot;AUMENTAR&quot;;[.F6]+2.5;IF([.I6]=&quot;REDUZIR&quot;;[.F6]-2.5;[.F6]))" office:value-type="float" office:value="46" calcext:value-type="float">
            <text:p>46</text:p>
          </table:table-cell>
          <table:table-cell/>
        </table:table-row>
        <table:table-row table:style-name="ro1">
          <table:table-cell table:content-validation-name="val1" office:value-type="date" office:date-value="2026-05-03" calcext:value-type="date">
            <text:p>03/05/26 00:00</text:p>
          </table:table-cell>
          <table:table-cell table:formula="of:=IF([.A7]=&quot;&quot;;&quot;&quot;;YEAR([.A7])&amp;&quot;-W&quot;&amp;TEXT(ISOWEEKNUM([.A7]);&quot;00&quot;))" office:value-type="string" office:string-value="2026-W18" calcext:value-type="string">
            <text:p>2026-W18</text:p>
          </table:table-cell>
          <table:table-cell table:content-validation-name="val2" office:value-type="string" calcext:value-type="string">
            <text:p>Elevacao lateral</text:p>
          </table:table-cell>
          <table:table-cell table:number-matrix-columns-spanned="1" table:number-matrix-rows-spanned="1" table:formula="of:=IF([.C7]=&quot;&quot;;&quot;&quot;;IFERROR(INDEX([$EXERCICIOS.B:.B];MATCH(TRIM([.C7]);TRIM([$EXERCICIOS.A:.A]);0));&quot;&quot;))" office:value-type="float" office:value="3" calcext:value-type="float">
            <text:p>3</text:p>
          </table:table-cell>
          <table:table-cell table:number-matrix-columns-spanned="1" table:number-matrix-rows-spanned="1" table:formula="of:=IF([.C7]=&quot;&quot;;&quot;&quot;;IFERROR(INDEX([$EXERCICIOS.C:.C];MATCH(TRIM([.C7]);TRIM([$EXERCICIOS.A:.A]);0));&quot;&quot;))" office:value-type="float" office:value="10" calcext:value-type="float">
            <text:p>10</text:p>
          </table:table-cell>
          <table:table-cell office:value-type="float" office:value="12" calcext:value-type="float">
            <text:p>12</text:p>
          </table:table-cell>
          <table:table-cell office:value-type="float" office:value="9" calcext:value-type="float">
            <text:p>9</text:p>
          </table:table-cell>
          <table:table-cell table:formula="of:=IFERROR([.D7]*[.E7]*[.F7];0)" office:value-type="float" office:value="360" calcext:value-type="float">
            <text:p>360</text:p>
          </table:table-cell>
          <table:table-cell table:formula="of:=IF([.G7]=&quot;&quot;;&quot;&quot;;IF([.G7]&lt;=8;&quot;AUMENTAR&quot;;IF([.G7]=9;&quot;MANTER&quot;;&quot;REDUZIR&quot;)))" office:value-type="string" office:string-value="MANTER" calcext:value-type="string">
            <text:p>MANTER</text:p>
          </table:table-cell>
          <table:table-cell table:formula="of:=IF(ROW()=2;&quot;&quot;;IFERROR(LOOKUP(2;1/([.$C$2]:INDEX([.$C:.$C];ROW()-1)=[.C7]);[.$F$2]:INDEX([.$F:.$F];ROW()-1));&quot;&quot;))">
            <text:p/>
          </table:table-cell>
          <table:table-cell table:formula="of:=IF([.I7]=&quot;AUMENTAR&quot;;[.F7]+2.5;IF([.I7]=&quot;REDUZIR&quot;;[.F7]-2.5;[.F7]))" office:value-type="float" office:value="12" calcext:value-type="float">
            <text:p>12</text:p>
          </table:table-cell>
          <table:table-cell/>
        </table:table-row>
        <table:table-row table:style-name="ro1">
          <table:table-cell table:content-validation-name="val1" office:value-type="date" office:date-value="2026-05-03" calcext:value-type="date">
            <text:p>03/05/26 00:00</text:p>
          </table:table-cell>
          <table:table-cell table:formula="of:=IF([.A8]=&quot;&quot;;&quot;&quot;;YEAR([.A8])&amp;&quot;-W&quot;&amp;TEXT(ISOWEEKNUM([.A8]);&quot;00&quot;))" office:value-type="string" office:string-value="2026-W18" calcext:value-type="string">
            <text:p>2026-W18</text:p>
          </table:table-cell>
          <table:table-cell table:content-validation-name="val2" office:value-type="string" calcext:value-type="string">
            <text:p>Crucifixo invertido</text:p>
          </table:table-cell>
          <table:table-cell table:number-matrix-columns-spanned="1" table:number-matrix-rows-spanned="1" table:formula="of:=IF([.C8]=&quot;&quot;;&quot;&quot;;IFERROR(INDEX([$EXERCICIOS.B:.B];MATCH(TRIM([.C8]);TRIM([$EXERCICIOS.A:.A]);0));&quot;&quot;))" office:value-type="float" office:value="3" calcext:value-type="float">
            <text:p>3</text:p>
          </table:table-cell>
          <table:table-cell table:number-matrix-columns-spanned="1" table:number-matrix-rows-spanned="1" table:formula="of:=IF([.C8]=&quot;&quot;;&quot;&quot;;IFERROR(INDEX([$EXERCICIOS.C:.C];MATCH(TRIM([.C8]);TRIM([$EXERCICIOS.A:.A]);0));&quot;&quot;))" office:value-type="float" office:value="10" calcext:value-type="float">
            <text:p>10</text:p>
          </table:table-cell>
          <table:table-cell office:value-type="float" office:value="12" calcext:value-type="float">
            <text:p>12</text:p>
          </table:table-cell>
          <table:table-cell office:value-type="float" office:value="9" calcext:value-type="float">
            <text:p>9</text:p>
          </table:table-cell>
          <table:table-cell table:formula="of:=IFERROR([.D8]*[.E8]*[.F8];0)" office:value-type="float" office:value="360" calcext:value-type="float">
            <text:p>360</text:p>
          </table:table-cell>
          <table:table-cell table:formula="of:=IF([.G8]=&quot;&quot;;&quot;&quot;;IF([.G8]&lt;=8;&quot;AUMENTAR&quot;;IF([.G8]=9;&quot;MANTER&quot;;&quot;REDUZIR&quot;)))" office:value-type="string" office:string-value="MANTER" calcext:value-type="string">
            <text:p>MANTER</text:p>
          </table:table-cell>
          <table:table-cell table:formula="of:=IF(ROW()=2;&quot;&quot;;IFERROR(LOOKUP(2;1/([.$C$2]:INDEX([.$C:.$C];ROW()-1)=[.C8]);[.$F$2]:INDEX([.$F:.$F];ROW()-1));&quot;&quot;))">
            <text:p/>
          </table:table-cell>
          <table:table-cell table:formula="of:=IF([.I8]=&quot;AUMENTAR&quot;;[.F8]+2.5;IF([.I8]=&quot;REDUZIR&quot;;[.F8]-2.5;[.F8]))" office:value-type="float" office:value="12" calcext:value-type="float">
            <text:p>12</text:p>
          </table:table-cell>
          <table:table-cell/>
        </table:table-row>
        <table:table-row table:style-name="ro1">
          <table:table-cell table:content-validation-name="val1" office:value-type="date" office:date-value="2026-05-03" calcext:value-type="date">
            <text:p>03/05/26 00:00</text:p>
          </table:table-cell>
          <table:table-cell table:formula="of:=IF([.A9]=&quot;&quot;;&quot;&quot;;YEAR([.A9])&amp;&quot;-W&quot;&amp;TEXT(ISOWEEKNUM([.A9]);&quot;00&quot;))" office:value-type="string" office:string-value="2026-W18" calcext:value-type="string">
            <text:p>2026-W18</text:p>
          </table:table-cell>
          <table:table-cell table:content-validation-name="val2" office:value-type="string" calcext:value-type="string">
            <text:p>Rosca direta</text:p>
          </table:table-cell>
          <table:table-cell table:number-matrix-columns-spanned="1" table:number-matrix-rows-spanned="1" table:formula="of:=IF([.C9]=&quot;&quot;;&quot;&quot;;IFERROR(INDEX([$EXERCICIOS.B:.B];MATCH(TRIM([.C9]);TRIM([$EXERCICIOS.A:.A]);0));&quot;&quot;))" office:value-type="float" office:value="3" calcext:value-type="float">
            <text:p>3</text:p>
          </table:table-cell>
          <table:table-cell table:number-matrix-columns-spanned="1" table:number-matrix-rows-spanned="1" table:formula="of:=IF([.C9]=&quot;&quot;;&quot;&quot;;IFERROR(INDEX([$EXERCICIOS.C:.C];MATCH(TRIM([.C9]);TRIM([$EXERCICIOS.A:.A]);0));&quot;&quot;))" office:value-type="float" office:value="8" calcext:value-type="float">
            <text:p>8</text:p>
          </table:table-cell>
          <table:table-cell office:value-type="float" office:value="16" calcext:value-type="float">
            <text:p>16</text:p>
          </table:table-cell>
          <table:table-cell office:value-type="float" office:value="9" calcext:value-type="float">
            <text:p>9</text:p>
          </table:table-cell>
          <table:table-cell table:formula="of:=IFERROR([.D9]*[.E9]*[.F9];0)" office:value-type="float" office:value="384" calcext:value-type="float">
            <text:p>384</text:p>
          </table:table-cell>
          <table:table-cell table:formula="of:=IF([.G9]=&quot;&quot;;&quot;&quot;;IF([.G9]&lt;=8;&quot;AUMENTAR&quot;;IF([.G9]=9;&quot;MANTER&quot;;&quot;REDUZIR&quot;)))" office:value-type="string" office:string-value="MANTER" calcext:value-type="string">
            <text:p>MANTER</text:p>
          </table:table-cell>
          <table:table-cell table:formula="of:=IF(ROW()=2;&quot;&quot;;IFERROR(LOOKUP(2;1/([.$C$2]:INDEX([.$C:.$C];ROW()-1)=[.C9]);[.$F$2]:INDEX([.$F:.$F];ROW()-1));&quot;&quot;))">
            <text:p/>
          </table:table-cell>
          <table:table-cell table:formula="of:=IF([.I9]=&quot;AUMENTAR&quot;;[.F9]+2.5;IF([.I9]=&quot;REDUZIR&quot;;[.F9]-2.5;[.F9]))" office:value-type="float" office:value="16" calcext:value-type="float">
            <text:p>16</text:p>
          </table:table-cell>
          <table:table-cell/>
        </table:table-row>
        <table:table-row table:style-name="ro1">
          <table:table-cell table:content-validation-name="val1" office:value-type="date" office:date-value="2026-05-03" calcext:value-type="date">
            <text:p>03/05/26 00:00</text:p>
          </table:table-cell>
          <table:table-cell table:formula="of:=IF([.A10]=&quot;&quot;;&quot;&quot;;YEAR([.A10])&amp;&quot;-W&quot;&amp;TEXT(ISOWEEKNUM([.A10]);&quot;00&quot;))" office:value-type="string" office:string-value="2026-W18" calcext:value-type="string">
            <text:p>2026-W18</text:p>
          </table:table-cell>
          <table:table-cell table:content-validation-name="val2" office:value-type="string" calcext:value-type="string">
            <text:p>Triceps testa</text:p>
          </table:table-cell>
          <table:table-cell table:number-matrix-columns-spanned="1" table:number-matrix-rows-spanned="1" table:formula="of:=IF([.C10]=&quot;&quot;;&quot;&quot;;IFERROR(INDEX([$EXERCICIOS.B:.B];MATCH(TRIM([.C10]);TRIM([$EXERCICIOS.A:.A]);0));&quot;&quot;))" office:value-type="float" office:value="3" calcext:value-type="float">
            <text:p>3</text:p>
          </table:table-cell>
          <table:table-cell table:number-matrix-columns-spanned="1" table:number-matrix-rows-spanned="1" table:formula="of:=IF([.C10]=&quot;&quot;;&quot;&quot;;IFERROR(INDEX([$EXERCICIOS.C:.C];MATCH(TRIM([.C10]);TRIM([$EXERCICIOS.A:.A]);0));&quot;&quot;))" office:value-type="float" office:value="8" calcext:value-type="float">
            <text:p>8</text:p>
          </table:table-cell>
          <table:table-cell office:value-type="float" office:value="16" calcext:value-type="float">
            <text:p>16</text:p>
          </table:table-cell>
          <table:table-cell office:value-type="float" office:value="9" calcext:value-type="float">
            <text:p>9</text:p>
          </table:table-cell>
          <table:table-cell table:formula="of:=IFERROR([.D10]*[.E10]*[.F10];0)" office:value-type="float" office:value="384" calcext:value-type="float">
            <text:p>384</text:p>
          </table:table-cell>
          <table:table-cell table:formula="of:=IF([.G10]=&quot;&quot;;&quot;&quot;;IF([.G10]&lt;=8;&quot;AUMENTAR&quot;;IF([.G10]=9;&quot;MANTER&quot;;&quot;REDUZIR&quot;)))" office:value-type="string" office:string-value="MANTER" calcext:value-type="string">
            <text:p>MANTER</text:p>
          </table:table-cell>
          <table:table-cell table:formula="of:=IF(ROW()=2;&quot;&quot;;IFERROR(LOOKUP(2;1/([.$C$2]:INDEX([.$C:.$C];ROW()-1)=[.C10]);[.$F$2]:INDEX([.$F:.$F];ROW()-1));&quot;&quot;))">
            <text:p/>
          </table:table-cell>
          <table:table-cell table:formula="of:=IF([.I10]=&quot;AUMENTAR&quot;;[.F10]+2.5;IF([.I10]=&quot;REDUZIR&quot;;[.F10]-2.5;[.F10]))" office:value-type="float" office:value="16" calcext:value-type="float">
            <text:p>16</text:p>
          </table:table-cell>
          <table:table-cell/>
        </table:table-row>
        <table:table-row table:style-name="ro1">
          <table:table-cell table:content-validation-name="val1" office:value-type="date" office:date-value="2026-05-03" calcext:value-type="date">
            <text:p>03/05/26 00:00</text:p>
          </table:table-cell>
          <table:table-cell table:formula="of:=IF([.A11]=&quot;&quot;;&quot;&quot;;YEAR([.A11])&amp;&quot;-W&quot;&amp;TEXT(ISOWEEKNUM([.A11]);&quot;00&quot;))" office:value-type="string" office:string-value="2026-W18" calcext:value-type="string">
            <text:p>2026-W18</text:p>
          </table:table-cell>
          <table:table-cell table:content-validation-name="val2" office:value-type="string" calcext:value-type="string">
            <text:p>Wrist curl (barra)</text:p>
          </table:table-cell>
          <table:table-cell table:number-matrix-columns-spanned="1" table:number-matrix-rows-spanned="1" table:formula="of:=IF([.C11]=&quot;&quot;;&quot;&quot;;IFERROR(INDEX([$EXERCICIOS.B:.B];MATCH(TRIM([.C11]);TRIM([$EXERCICIOS.A:.A]);0));&quot;&quot;))" office:value-type="float" office:value="2" calcext:value-type="float">
            <text:p>2</text:p>
          </table:table-cell>
          <table:table-cell table:number-matrix-columns-spanned="1" table:number-matrix-rows-spanned="1" table:formula="of:=IF([.C11]=&quot;&quot;;&quot;&quot;;IFERROR(INDEX([$EXERCICIOS.C:.C];MATCH(TRIM([.C11]);TRIM([$EXERCICIOS.A:.A]);0));&quot;&quot;))" office:value-type="float" office:value="15" calcext:value-type="float">
            <text:p>15</text:p>
          </table:table-cell>
          <table:table-cell office:value-type="float" office:value="12" calcext:value-type="float">
            <text:p>12</text:p>
          </table:table-cell>
          <table:table-cell office:value-type="float" office:value="9" calcext:value-type="float">
            <text:p>9</text:p>
          </table:table-cell>
          <table:table-cell table:formula="of:=IFERROR([.D11]*[.E11]*[.F11];0)" office:value-type="float" office:value="360" calcext:value-type="float">
            <text:p>360</text:p>
          </table:table-cell>
          <table:table-cell table:formula="of:=IF([.G11]=&quot;&quot;;&quot;&quot;;IF([.G11]&lt;=8;&quot;AUMENTAR&quot;;IF([.G11]=9;&quot;MANTER&quot;;&quot;REDUZIR&quot;)))" office:value-type="string" office:string-value="MANTER" calcext:value-type="string">
            <text:p>MANTER</text:p>
          </table:table-cell>
          <table:table-cell table:formula="of:=IF(ROW()=2;&quot;&quot;;IFERROR(LOOKUP(2;1/([.$C$2]:INDEX([.$C:.$C];ROW()-1)=[.C11]);[.$F$2]:INDEX([.$F:.$F];ROW()-1));&quot;&quot;))">
            <text:p/>
          </table:table-cell>
          <table:table-cell table:formula="of:=IF([.I11]=&quot;AUMENTAR&quot;;[.F11]+2.5;IF([.I11]=&quot;REDUZIR&quot;;[.F11]-2.5;[.F11]))" office:value-type="float" office:value="12" calcext:value-type="float">
            <text:p>12</text:p>
          </table:table-cell>
          <table:table-cell/>
        </table:table-row>
        <table:table-row table:style-name="ro1">
          <table:table-cell table:content-validation-name="val1" office:value-type="date" office:date-value="2026-05-03" calcext:value-type="date">
            <text:p>03/05/26 00:00</text:p>
          </table:table-cell>
          <table:table-cell table:formula="of:=IF([.A12]=&quot;&quot;;&quot;&quot;;YEAR([.A12])&amp;&quot;-W&quot;&amp;TEXT(ISOWEEKNUM([.A12]);&quot;00&quot;))" office:value-type="string" office:string-value="2026-W18" calcext:value-type="string">
            <text:p>2026-W18</text:p>
          </table:table-cell>
          <table:table-cell table:content-validation-name="val2" office:value-type="string" calcext:value-type="string">
            <text:p>Reverse wrist curl (barra)</text:p>
          </table:table-cell>
          <table:table-cell table:number-matrix-columns-spanned="1" table:number-matrix-rows-spanned="1" table:formula="of:=IF([.C12]=&quot;&quot;;&quot;&quot;;IFERROR(INDEX([$EXERCICIOS.B:.B];MATCH(TRIM([.C12]);TRIM([$EXERCICIOS.A:.A]);0));&quot;&quot;))" office:value-type="float" office:value="2" calcext:value-type="float">
            <text:p>2</text:p>
          </table:table-cell>
          <table:table-cell table:number-matrix-columns-spanned="1" table:number-matrix-rows-spanned="1" table:formula="of:=IF([.C12]=&quot;&quot;;&quot;&quot;;IFERROR(INDEX([$EXERCICIOS.C:.C];MATCH(TRIM([.C12]);TRIM([$EXERCICIOS.A:.A]);0));&quot;&quot;))" office:value-type="float" office:value="15" calcext:value-type="float">
            <text:p>15</text:p>
          </table:table-cell>
          <table:table-cell office:value-type="float" office:value="12" calcext:value-type="float">
            <text:p>12</text:p>
          </table:table-cell>
          <table:table-cell office:value-type="float" office:value="9" calcext:value-type="float">
            <text:p>9</text:p>
          </table:table-cell>
          <table:table-cell table:formula="of:=IFERROR([.D12]*[.E12]*[.F12];0)" office:value-type="float" office:value="360" calcext:value-type="float">
            <text:p>360</text:p>
          </table:table-cell>
          <table:table-cell table:formula="of:=IF([.G12]=&quot;&quot;;&quot;&quot;;IF([.G12]&lt;=8;&quot;AUMENTAR&quot;;IF([.G12]=9;&quot;MANTER&quot;;&quot;REDUZIR&quot;)))" office:value-type="string" office:string-value="MANTER" calcext:value-type="string">
            <text:p>MANTER</text:p>
          </table:table-cell>
          <table:table-cell table:formula="of:=IF(ROW()=2;&quot;&quot;;IFERROR(LOOKUP(2;1/([.$C$2]:INDEX([.$C:.$C];ROW()-1)=[.C12]);[.$F$2]:INDEX([.$F:.$F];ROW()-1));&quot;&quot;))">
            <text:p/>
          </table:table-cell>
          <table:table-cell table:formula="of:=IF([.I12]=&quot;AUMENTAR&quot;;[.F12]+2.5;IF([.I12]=&quot;REDUZIR&quot;;[.F12]-2.5;[.F12]))" office:value-type="float" office:value="12" calcext:value-type="float">
            <text:p>12</text:p>
          </table:table-cell>
          <table:table-cell/>
        </table:table-row>
        <table:table-row table:style-name="ro1">
          <table:table-cell table:content-validation-name="val1" office:value-type="date" office:date-value="2026-05-03" calcext:value-type="date">
            <text:p>03/05/26 00:00</text:p>
          </table:table-cell>
          <table:table-cell table:formula="of:=IF([.A13]=&quot;&quot;;&quot;&quot;;YEAR([.A13])&amp;&quot;-W&quot;&amp;TEXT(ISOWEEKNUM([.A13]);&quot;00&quot;))" office:value-type="string" office:string-value="2026-W18" calcext:value-type="string">
            <text:p>2026-W18</text:p>
          </table:table-cell>
          <table:table-cell table:content-validation-name="val2" office:value-type="string" calcext:value-type="string">
            <text:p>Plate pinch (subir e descer controlado)</text:p>
          </table:table-cell>
          <table:table-cell table:number-matrix-columns-spanned="1" table:number-matrix-rows-spanned="1" table:formula="of:=IF([.C13]=&quot;&quot;;&quot;&quot;;IFERROR(INDEX([$EXERCICIOS.B:.B];MATCH(TRIM([.C13]);TRIM([$EXERCICIOS.A:.A]);0));&quot;&quot;))" office:value-type="float" office:value="2" calcext:value-type="float">
            <text:p>2</text:p>
          </table:table-cell>
          <table:table-cell table:number-matrix-columns-spanned="1" table:number-matrix-rows-spanned="1" table:formula="of:=IF([.C13]=&quot;&quot;;&quot;&quot;;IFERROR(INDEX([$EXERCICIOS.C:.C];MATCH(TRIM([.C13]);TRIM([$EXERCICIOS.A:.A]);0));&quot;&quot;))" office:value-type="float" office:value="10" calcext:value-type="float">
            <text:p>10</text:p>
          </table:table-cell>
          <table:table-cell office:value-type="float" office:value="10" calcext:value-type="float">
            <text:p>10</text:p>
          </table:table-cell>
          <table:table-cell office:value-type="float" office:value="9" calcext:value-type="float">
            <text:p>9</text:p>
          </table:table-cell>
          <table:table-cell table:formula="of:=IFERROR([.D13]*[.E13]*[.F13];0)" office:value-type="float" office:value="200" calcext:value-type="float">
            <text:p>200</text:p>
          </table:table-cell>
          <table:table-cell table:formula="of:=IF([.G13]=&quot;&quot;;&quot;&quot;;IF([.G13]&lt;=8;&quot;AUMENTAR&quot;;IF([.G13]=9;&quot;MANTER&quot;;&quot;REDUZIR&quot;)))" office:value-type="string" office:string-value="MANTER" calcext:value-type="string">
            <text:p>MANTER</text:p>
          </table:table-cell>
          <table:table-cell table:formula="of:=IF(ROW()=2;&quot;&quot;;IFERROR(LOOKUP(2;1/([.$C$2]:INDEX([.$C:.$C];ROW()-1)=[.C13]);[.$F$2]:INDEX([.$F:.$F];ROW()-1));&quot;&quot;))">
            <text:p/>
          </table:table-cell>
          <table:table-cell table:formula="of:=IF([.I13]=&quot;AUMENTAR&quot;;[.F13]+2.5;IF([.I13]=&quot;REDUZIR&quot;;[.F13]-2.5;[.F13]))" office:value-type="float" office:value="10" calcext:value-type="float">
            <text:p>10</text:p>
          </table:table-cell>
          <table:table-cell/>
        </table:table-row>
        <calcext:conditional-formats>
          <calcext:conditional-format calcext:target-range-address="TREINOS.D2:TREINOS.L13">
            <calcext:condition calcext:apply-style-name="ConditionalStyle_2" calcext:value="formula-is([.$I2]=&quot;AUMENTAR&quot;)" calcext:base-cell-address="TREINOS.D2"/>
            <calcext:condition calcext:apply-style-name="ConditionalStyle_3" calcext:value="formula-is([.$I2]=&quot;REDUZIR&quot;)" calcext:base-cell-address="TREINOS.D2"/>
            <calcext:condition calcext:apply-style-name="ConditionalStyle_4" calcext:value="formula-is([.$I2]=&quot;MANTER&quot;)" calcext:base-cell-address="TREINOS.D2"/>
          </calcext:conditional-format>
        </calcext:conditional-formats>
      </table:table>
      <table:table table:name="EXERCICIOS" table:style-name="ta3">
        <office:forms form:automatic-focus="false" form:apply-design-mode="false"/>
        <table:table-column table:style-name="co19" table:default-cell-style-name="ce14"/>
        <table:table-column table:style-name="co30" table:default-cell-style-name="ce14"/>
        <table:table-column table:style-name="co44" table:default-cell-style-name="ce14"/>
        <table:table-row table:style-name="ro1">
          <table:table-cell office:value-type="string" calcext:value-type="string">
            <text:p>Agachamento (barra)</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string" calcext:value-type="string">
            <text:p>Supino reto (barra)</text:p>
          </table:table-cell>
          <table:table-cell office:value-type="float" office:value="4" calcext:value-type="float">
            <text:p>4</text:p>
          </table:table-cell>
          <table:table-cell office:value-type="float" office:value="5" calcext:value-type="float">
            <text:p>5</text:p>
          </table:table-cell>
        </table:table-row>
        <table:table-row table:style-name="ro1">
          <table:table-cell office:value-type="string" calcext:value-type="string">
            <text:p>Remada curvada (barra)</text:p>
          </table:table-cell>
          <table:table-cell office:value-type="float" office:value="3" calcext:value-type="float">
            <text:p>3</text:p>
          </table:table-cell>
          <table:table-cell office:value-type="float" office:value="8" calcext:value-type="float">
            <text:p>8</text:p>
          </table:table-cell>
        </table:table-row>
        <table:table-row table:style-name="ro1">
          <table:table-cell office:value-type="string" calcext:value-type="string">
            <text:p>Pullover (barra)</text:p>
          </table:table-cell>
          <table:table-cell office:value-type="float" office:value="3" calcext:value-type="float">
            <text:p>3</text:p>
          </table:table-cell>
          <table:table-cell office:value-type="float" office:value="10" calcext:value-type="float">
            <text:p>10</text:p>
          </table:table-cell>
        </table:table-row>
        <table:table-row table:style-name="ro1">
          <table:table-cell office:value-type="string" calcext:value-type="string">
            <text:p>Desenvolvimento (barra em pe)</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string" calcext:value-type="string">
            <text:p>Stiff com barra</text:p>
          </table:table-cell>
          <table:table-cell office:value-type="float" office:value="3" calcext:value-type="float">
            <text:p>3</text:p>
          </table:table-cell>
          <table:table-cell office:value-type="float" office:value="8" calcext:value-type="float">
            <text:p>8</text:p>
          </table:table-cell>
        </table:table-row>
        <table:table-row table:style-name="ro1">
          <table:table-cell office:value-type="string" calcext:value-type="string">
            <text:p>Elevacao lateral</text:p>
          </table:table-cell>
          <table:table-cell office:value-type="float" office:value="3" calcext:value-type="float">
            <text:p>3</text:p>
          </table:table-cell>
          <table:table-cell office:value-type="float" office:value="10" calcext:value-type="float">
            <text:p>10</text:p>
          </table:table-cell>
        </table:table-row>
        <table:table-row table:style-name="ro1">
          <table:table-cell office:value-type="string" calcext:value-type="string">
            <text:p>Crucifixo invertido</text:p>
          </table:table-cell>
          <table:table-cell office:value-type="float" office:value="3" calcext:value-type="float">
            <text:p>3</text:p>
          </table:table-cell>
          <table:table-cell office:value-type="float" office:value="10" calcext:value-type="float">
            <text:p>10</text:p>
          </table:table-cell>
        </table:table-row>
        <table:table-row table:style-name="ro1">
          <table:table-cell office:value-type="string" calcext:value-type="string">
            <text:p>Rosca direta</text:p>
          </table:table-cell>
          <table:table-cell office:value-type="float" office:value="3" calcext:value-type="float">
            <text:p>3</text:p>
          </table:table-cell>
          <table:table-cell office:value-type="float" office:value="8" calcext:value-type="float">
            <text:p>8</text:p>
          </table:table-cell>
        </table:table-row>
        <table:table-row table:style-name="ro1">
          <table:table-cell office:value-type="string" calcext:value-type="string">
            <text:p>Triceps testa</text:p>
          </table:table-cell>
          <table:table-cell office:value-type="float" office:value="3" calcext:value-type="float">
            <text:p>3</text:p>
          </table:table-cell>
          <table:table-cell office:value-type="float" office:value="8" calcext:value-type="float">
            <text:p>8</text:p>
          </table:table-cell>
        </table:table-row>
        <table:table-row table:style-name="ro1">
          <table:table-cell office:value-type="string" calcext:value-type="string">
            <text:p>Wrist curl (barra)</text:p>
          </table:table-cell>
          <table:table-cell office:value-type="float" office:value="2" calcext:value-type="float">
            <text:p>2</text:p>
          </table:table-cell>
          <table:table-cell office:value-type="float" office:value="15" calcext:value-type="float">
            <text:p>15</text:p>
          </table:table-cell>
        </table:table-row>
        <table:table-row table:style-name="ro1">
          <table:table-cell office:value-type="string" calcext:value-type="string">
            <text:p>Reverse wrist curl (barra)</text:p>
          </table:table-cell>
          <table:table-cell office:value-type="float" office:value="2" calcext:value-type="float">
            <text:p>2</text:p>
          </table:table-cell>
          <table:table-cell office:value-type="float" office:value="15" calcext:value-type="float">
            <text:p>15</text:p>
          </table:table-cell>
        </table:table-row>
        <table:table-row table:style-name="ro1">
          <table:table-cell office:value-type="string" calcext:value-type="string">
            <text:p>Plate pinch (subir e descer controlado)</text:p>
          </table:table-cell>
          <table:table-cell office:value-type="float" office:value="2" calcext:value-type="float">
            <text:p>2</text:p>
          </table:table-cell>
          <table:table-cell office:value-type="float" office:value="10" calcext:value-type="float">
            <text:p>10</text:p>
          </table:table-cell>
        </table:table-row>
      </table:table>
      <table:table table:name="DIETA" table:style-name="ta6">
        <table:table-column table:style-name="co47" table:default-cell-style-name="ce65"/>
        <table:table-column table:style-name="co48" table:default-cell-style-name="ce65"/>
        <table:table-column table:style-name="co49" table:default-cell-style-name="ce65"/>
        <table:table-column table:style-name="co50" table:default-cell-style-name="ce65"/>
        <table:table-column table:style-name="co28" table:default-cell-style-name="ce65"/>
        <table:table-column table:style-name="co51" table:default-cell-style-name="ce65"/>
        <table:table-column table:style-name="co52" table:default-cell-style-name="ce65"/>
        <table:table-column table:style-name="co51" table:default-cell-style-name="ce65"/>
        <table:table-column table:style-name="co53" table:default-cell-style-name="ce65"/>
        <table:table-column table:style-name="co54" table:default-cell-style-name="ce65"/>
        <table:table-column table:style-name="co53" table:default-cell-style-name="ce65"/>
        <table:table-column table:style-name="co55" table:default-cell-style-name="ce65"/>
        <table:table-column table:style-name="co56" table:default-cell-style-name="ce65"/>
        <table:table-column table:style-name="co57" table:default-cell-style-name="ce65"/>
        <table:table-column table:style-name="co58" table:default-cell-style-name="ce65"/>
        <table:table-column table:style-name="co46" table:number-columns-repeated="16369"/>
        <table:table-row table:style-name="ro1">
          <table:table-cell table:style-name="ce81" table:number-columns-spanned="2" table:number-rows-spanned="5"/>
          <table:covered-table-cell table:style-name="ce16"/>
          <table:table-cell/>
          <table:table-cell table:style-name="ce85" office:value-type="string" calcext:value-type="string">
            <text:p>Densidade_meta</text:p>
          </table:table-cell>
          <table:table-cell table:style-name="ce90" table:number-columns-spanned="1" table:number-rows-spanned="2"/>
          <table:table-cell table:style-name="ce93" office:value-type="string" calcext:value-type="string">
            <text:p>Proteina_meta</text:p>
          </table:table-cell>
          <table:table-cell table:style-name="ce96" office:value-type="string" calcext:value-type="string">
            <text:p>Carbo_meta</text:p>
          </table:table-cell>
          <table:table-cell table:style-name="ce96" office:value-type="string" calcext:value-type="string">
            <text:p>Gordura_meta</text:p>
          </table:table-cell>
          <table:table-cell table:style-name="ce96" office:value-type="string" calcext:value-type="string">
            <text:p>Calorias_meta</text:p>
          </table:table-cell>
          <table:table-cell table:style-name="ce96" office:value-type="string" calcext:value-type="string">
            <text:p>Fibra_meta</text:p>
          </table:table-cell>
          <table:table-cell table:style-name="ce96" office:value-type="string" calcext:value-type="string">
            <text:p>Omega3_meta</text:p>
          </table:table-cell>
          <table:table-cell table:style-name="ce96" office:value-type="string" calcext:value-type="string">
            <text:p>Potassio_meta</text:p>
          </table:table-cell>
          <table:table-cell table:style-name="ce96" office:value-type="string" calcext:value-type="string">
            <text:p>Magnesio_meta</text:p>
          </table:table-cell>
          <table:table-cell table:style-name="ce96" office:value-type="string" calcext:value-type="string">
            <text:p>Zinco_meta</text:p>
          </table:table-cell>
          <table:table-cell table:style-name="ce96" office:value-type="string" calcext:value-type="string">
            <text:p>VitaminaD_meta</text:p>
          </table:table-cell>
          <table:table-cell table:style-name="ce65" table:number-columns-repeated="16369"/>
        </table:table-row>
        <table:table-row table:style-name="ro1">
          <table:covered-table-cell table:number-columns-repeated="2" table:style-name="ce16"/>
          <table:table-cell/>
          <table:table-cell table:style-name="ce86" office:value-type="float" office:value="1" calcext:value-type="float">
            <text:p>1</text:p>
          </table:table-cell>
          <table:covered-table-cell table:style-name="ce91"/>
          <table:table-cell table:style-name="ce94" office:value-type="float" office:value="200" calcext:value-type="float">
            <text:p>200</text:p>
          </table:table-cell>
          <table:table-cell table:style-name="ce97" office:value-type="float" office:value="200" calcext:value-type="float">
            <text:p>200</text:p>
          </table:table-cell>
          <table:table-cell table:style-name="ce97" office:value-type="float" office:value="70" calcext:value-type="float">
            <text:p>70</text:p>
          </table:table-cell>
          <table:table-cell table:style-name="ce97" office:value-type="float" office:value="2200" calcext:value-type="float">
            <text:p>2200</text:p>
          </table:table-cell>
          <table:table-cell table:style-name="ce101" office:value-type="float" office:value="30" calcext:value-type="float">
            <text:p>30</text:p>
          </table:table-cell>
          <table:table-cell table:style-name="ce101" office:value-type="float" office:value="1.5" calcext:value-type="float">
            <text:p>1,5</text:p>
          </table:table-cell>
          <table:table-cell table:style-name="ce101" office:value-type="float" office:value="4000" calcext:value-type="float">
            <text:p>4000</text:p>
          </table:table-cell>
          <table:table-cell table:style-name="ce101" office:value-type="float" office:value="400" calcext:value-type="float">
            <text:p>400</text:p>
          </table:table-cell>
          <table:table-cell table:style-name="ce101" office:value-type="float" office:value="13" calcext:value-type="float">
            <text:p>13</text:p>
          </table:table-cell>
          <table:table-cell table:style-name="ce101" office:value-type="float" office:value="1000" calcext:value-type="float">
            <text:p>1000</text:p>
          </table:table-cell>
          <table:table-cell table:style-name="ce65" table:number-columns-repeated="16369"/>
        </table:table-row>
        <table:table-row table:style-name="ro2">
          <table:covered-table-cell table:number-columns-repeated="2" table:style-name="ce16"/>
          <table:table-cell table:number-columns-repeated="13"/>
          <table:table-cell table:style-name="ce65" table:number-columns-repeated="16369"/>
        </table:table-row>
        <table:table-row table:style-name="ro1">
          <table:covered-table-cell table:number-columns-repeated="2" table:style-name="ce16"/>
          <table:table-cell/>
          <table:table-cell table:style-name="ce18" office:value-type="string" calcext:value-type="string">
            <text:p>Densidade_calórica</text:p>
          </table:table-cell>
          <table:table-cell table:style-name="ce18" office:value-type="string" calcext:value-type="string">
            <text:p>Peso_total_g</text:p>
          </table:table-cell>
          <table:table-cell table:style-name="ce18" office:value-type="string" calcext:value-type="string">
            <text:p>Proteina_total</text:p>
          </table:table-cell>
          <table:table-cell table:style-name="ce18" office:value-type="string" calcext:value-type="string">
            <text:p>Carbo_total</text:p>
          </table:table-cell>
          <table:table-cell table:style-name="ce18" office:value-type="string" calcext:value-type="string">
            <text:p>Gordura_total</text:p>
          </table:table-cell>
          <table:table-cell table:style-name="ce18" office:value-type="string" calcext:value-type="string">
            <text:p>Calorias_total</text:p>
          </table:table-cell>
          <table:table-cell table:style-name="ce18" office:value-type="string" calcext:value-type="string">
            <text:p>Fibra_total</text:p>
          </table:table-cell>
          <table:table-cell table:style-name="ce18" office:value-type="string" calcext:value-type="string">
            <text:p>Omega3_total</text:p>
          </table:table-cell>
          <table:table-cell table:style-name="ce18" office:value-type="string" calcext:value-type="string">
            <text:p>Potassio_total</text:p>
          </table:table-cell>
          <table:table-cell table:style-name="ce18" office:value-type="string" calcext:value-type="string">
            <text:p>Magnesio_total</text:p>
          </table:table-cell>
          <table:table-cell table:style-name="ce18" office:value-type="string" calcext:value-type="string">
            <text:p>Zinco_total</text:p>
          </table:table-cell>
          <table:table-cell table:style-name="ce18" office:value-type="string" calcext:value-type="string">
            <text:p>VitaminaD_total</text:p>
          </table:table-cell>
          <table:table-cell table:style-name="ce65" table:number-columns-repeated="16369"/>
        </table:table-row>
        <table:table-row table:style-name="ro1">
          <table:covered-table-cell table:number-columns-repeated="2" table:style-name="ce16"/>
          <table:table-cell/>
          <table:table-cell table:style-name="ce87" table:formula="of:=IFERROR([.I5]/[.E5];0)" office:value-type="float" office:value="1.06648650066906" calcext:value-type="float">
            <text:p>1,07</text:p>
          </table:table-cell>
          <table:table-cell table:style-name="ce92" table:formula="of:=IFERROR(SUMPRODUCT([.C8:.C27];IF([.D8:.D27]=&quot;g&quot;;1;[.E8:.E27]));0)" office:value-type="float" office:value="1905.65" calcext:value-type="float">
            <text:p>1.905,65</text:p>
          </table:table-cell>
          <table:table-cell table:style-name="ce95" table:formula="of:=IFERROR(SUM([.F8:.F27]);0)" office:value-type="float" office:value="215.64" calcext:value-type="float">
            <text:p>215,64</text:p>
          </table:table-cell>
          <table:table-cell table:style-name="ce98" table:formula="of:=IFERROR(SUM([.G8:.G27]);0)" office:value-type="float" office:value="152.9" calcext:value-type="float">
            <text:p>152,9</text:p>
          </table:table-cell>
          <table:table-cell table:style-name="ce99" table:formula="of:=IFERROR(SUM([.H8:.H27]);0)" office:value-type="float" office:value="64.95" calcext:value-type="float">
            <text:p>64,95</text:p>
          </table:table-cell>
          <table:table-cell table:style-name="ce100" table:formula="of:=IFERROR(SUM([.I8:.I27]);0)" office:value-type="float" office:value="2032.35" calcext:value-type="float">
            <text:p>2032,35</text:p>
          </table:table-cell>
          <table:table-cell table:style-name="ce102" table:formula="of:=IFERROR(SUM([.J8:.J27]);0)" office:value-type="float" office:value="27.29" calcext:value-type="float">
            <text:p>27,29</text:p>
          </table:table-cell>
          <table:table-cell table:style-name="ce103" table:formula="of:=IFERROR(SUM([.K8:.K27]);0)" office:value-type="float" office:value="2.0925" calcext:value-type="float">
            <text:p>2,0925</text:p>
          </table:table-cell>
          <table:table-cell table:style-name="ce104" table:formula="of:=IFERROR(SUM([.L8:.L27]);0)" office:value-type="float" office:value="3647.35" calcext:value-type="float">
            <text:p>3647</text:p>
          </table:table-cell>
          <table:table-cell table:style-name="ce105" table:formula="of:=IFERROR(SUM([.M8:.M27]);0)" office:value-type="float" office:value="435.55" calcext:value-type="float">
            <text:p>436</text:p>
          </table:table-cell>
          <table:table-cell table:style-name="ce106" table:formula="of:=IFERROR(SUM([.N8:.N27]);0)" office:value-type="float" office:value="13.72" calcext:value-type="float">
            <text:p>13,7</text:p>
          </table:table-cell>
          <table:table-cell table:style-name="ce107" table:formula="of:=IFERROR(SUM([.O8:.O27]);0)" office:value-type="float" office:value="2164" calcext:value-type="float">
            <text:p>2164</text:p>
          </table:table-cell>
          <table:table-cell table:style-name="ce65" table:number-columns-repeated="16369"/>
        </table:table-row>
        <table:table-row table:style-name="ro2">
          <table:table-cell table:number-columns-repeated="15"/>
          <table:table-cell table:style-name="ce65" table:number-columns-repeated="16369"/>
        </table:table-row>
        <table:table-row table:style-name="ro1">
          <table:table-cell table:style-name="ce18" office:value-type="string" calcext:value-type="string">
            <text:p>Refeição</text:p>
          </table:table-cell>
          <table:table-cell table:style-name="ce18" office:value-type="string" calcext:value-type="string">
            <text:p>Alimento</text:p>
          </table:table-cell>
          <table:table-cell table:style-name="ce18" office:value-type="string" calcext:value-type="string">
            <text:p>Quantidade</text:p>
          </table:table-cell>
          <table:table-cell table:style-name="ce18" office:value-type="string" calcext:value-type="string">
            <text:p>Unidade_base</text:p>
          </table:table-cell>
          <table:table-cell table:style-name="ce18" office:value-type="string" calcext:value-type="string">
            <text:p>Peso_unit_g</text:p>
          </table:table-cell>
          <table:table-cell table:style-name="ce18" office:value-type="string" calcext:value-type="string">
            <text:p>Proteína_g</text:p>
          </table:table-cell>
          <table:table-cell table:style-name="ce18" office:value-type="string" calcext:value-type="string">
            <text:p>Carbo_g</text:p>
          </table:table-cell>
          <table:table-cell table:style-name="ce18" office:value-type="string" calcext:value-type="string">
            <text:p>Gordura_g</text:p>
          </table:table-cell>
          <table:table-cell table:style-name="ce18" office:value-type="string" calcext:value-type="string">
            <text:p>Calorias</text:p>
          </table:table-cell>
          <table:table-cell table:style-name="ce18" office:value-type="string" calcext:value-type="string">
            <text:p>Fibra_g</text:p>
          </table:table-cell>
          <table:table-cell table:style-name="ce18" office:value-type="string" calcext:value-type="string">
            <text:p>Omega3_g</text:p>
          </table:table-cell>
          <table:table-cell table:style-name="ce18" office:value-type="string" calcext:value-type="string">
            <text:p>Potassio_mg</text:p>
          </table:table-cell>
          <table:table-cell table:style-name="ce18" office:value-type="string" calcext:value-type="string">
            <text:p>Magnesio_mg</text:p>
          </table:table-cell>
          <table:table-cell table:style-name="ce18" office:value-type="string" calcext:value-type="string">
            <text:p>Zinco_mg</text:p>
          </table:table-cell>
          <table:table-cell table:style-name="ce18" office:value-type="string" calcext:value-type="string">
            <text:p>VitaminaD_UI</text:p>
          </table:table-cell>
          <table:table-cell table:style-name="ce65" table:number-columns-repeated="16369"/>
        </table:table-row>
        <table:table-row table:style-name="ro1">
          <table:table-cell table:style-name="ce19" table:content-validation-name="val3" office:value-type="string" calcext:value-type="string">
            <text:p>Café</text:p>
          </table:table-cell>
          <table:table-cell table:style-name="ce19" table:content-validation-name="val4" office:value-type="string" calcext:value-type="string">
            <text:p>Ovo inteiro</text:p>
          </table:table-cell>
          <table:table-cell table:style-name="ce83" office:value-type="float" office:value="4" calcext:value-type="float">
            <text:p>4</text:p>
          </table:table-cell>
          <table:table-cell table:style-name="ce88" table:number-matrix-columns-spanned="1" table:number-matrix-rows-spanned="20" table:formula="of:=IF([.B8:.B27]=&quot;&quot;;&quot;&quot;;VLOOKUP([.B8:.B27];[$ALIMENTOS.A:.G];2;FALSE()))" office:value-type="string" office:string-value="unidade" calcext:value-type="string">
            <text:p>unidade</text:p>
          </table:table-cell>
          <table:table-cell table:style-name="ce88" table:number-matrix-columns-spanned="1" table:number-matrix-rows-spanned="20" table:formula="of:=IF([.B8:.B27]=&quot;&quot;;&quot;&quot;;VLOOKUP([.B8:.B27];[$ALIMENTOS.A:.G];3;FALSE()))" office:value-type="float" office:value="50" calcext:value-type="float">
            <text:p>50</text:p>
          </table:table-cell>
          <table:table-cell table:style-name="ce88" table:number-matrix-columns-spanned="1" table:number-matrix-rows-spanned="20" table:formula="of:=IF([.B8:.B27]=&quot;&quot;;&quot;&quot;;IF([.D8:.D27]=&quot;g&quot;;([.C8:.C27]/100)*VALUE(VLOOKUP([.B8:.B27];[$ALIMENTOS.A:.G];4;FALSE()));[.C8:.C27]*VALUE(VLOOKUP([.B8:.B27];[$ALIMENTOS.A:.G];4;FALSE()))))" office:value-type="float" office:value="24" calcext:value-type="float">
            <text:p>24</text:p>
          </table:table-cell>
          <table:table-cell table:style-name="ce88" table:number-matrix-columns-spanned="1" table:number-matrix-rows-spanned="20" table:formula="of:=IF([.B8:.B27]=&quot;&quot;;&quot;&quot;;IF([.D8:.D27]=&quot;g&quot;;([.C8:.C27]/100)*VALUE(VLOOKUP([.B8:.B27];[$ALIMENTOS.A:.G];5;FALSE()));[.C8:.C27]*VALUE(VLOOKUP([.B8:.B27];[$ALIMENTOS.A:.G];5;FALSE()))))" office:value-type="float" office:value="1.6" calcext:value-type="float">
            <text:p>1,6</text:p>
          </table:table-cell>
          <table:table-cell table:style-name="ce88" table:number-matrix-columns-spanned="1" table:number-matrix-rows-spanned="20" table:formula="of:=IF([.B8:.B27]=&quot;&quot;;&quot;&quot;;IF([.D8:.D27]=&quot;g&quot;;([.C8:.C27]/100)*VLOOKUP([.B8:.B27];[$ALIMENTOS.A:.G];6;FALSE());[.C8:.C27]*VLOOKUP([.B8:.B27];[$ALIMENTOS.A:.G];6;FALSE())))" office:value-type="float" office:value="20" calcext:value-type="float">
            <text:p>20</text:p>
          </table:table-cell>
          <table:table-cell table:style-name="ce88" table:number-matrix-columns-spanned="1" table:number-matrix-rows-spanned="20" table:formula="of:=IF([.B8:.B27]=&quot;&quot;;&quot;&quot;;IF([.D8:.D27]=&quot;g&quot;;([.C8:.C27]/100)*VLOOKUP([.B8:.B27];[$ALIMENTOS.A:.G];7;FALSE());[.C8:.C27]*VLOOKUP([.B8:.B27];[$ALIMENTOS.A:.G];7;FALSE())))" office:value-type="float" office:value="280" calcext:value-type="float">
            <text:p>280</text:p>
          </table:table-cell>
          <table:table-cell table:style-name="ce88" table:number-matrix-columns-spanned="1" table:number-matrix-rows-spanned="20" table:formula="of:=IF([.B8:.B27]=&quot;&quot;;&quot;&quot;;IF([.D8:.D27]=&quot;g&quot;;([.C8:.C27]/100)*VLOOKUP([.B8:.B27];[$ALIMENTOS.A:.M];8;FALSE());[.C8:.C27]*VLOOKUP([.B8:.B27];[$ALIMENTOS.A:.M];8;FALSE())))" office:value-type="float" office:value="0" calcext:value-type="float">
            <text:p>0</text:p>
          </table:table-cell>
          <table:table-cell table:style-name="ce88" table:number-matrix-columns-spanned="1" table:number-matrix-rows-spanned="20" table:formula="of:=IF([.B8:.B27]=&quot;&quot;;&quot;&quot;;IF([.D8:.D27]=&quot;g&quot;;([.C8:.C27]/100)*VLOOKUP([.B8:.B27];[$ALIMENTOS.A:.M];9;FALSE());[.C8:.C27]*VLOOKUP([.B8:.B27];[$ALIMENTOS.A:.M];9;FALSE())))" office:value-type="float" office:value="0.16" calcext:value-type="float">
            <text:p>0,16</text:p>
          </table:table-cell>
          <table:table-cell table:style-name="ce88" table:number-matrix-columns-spanned="1" table:number-matrix-rows-spanned="20" table:formula="of:=IF([.B8:.B27]=&quot;&quot;;&quot;&quot;;IF([.D8:.D27]=&quot;g&quot;;([.C8:.C27]/100)*VLOOKUP([.B8:.B27];[$ALIMENTOS.A:.M];10;FALSE());[.C8:.C27]*VLOOKUP([.B8:.B27];[$ALIMENTOS.A:.M];10;FALSE())))" office:value-type="float" office:value="252" calcext:value-type="float">
            <text:p>252</text:p>
          </table:table-cell>
          <table:table-cell table:style-name="ce88" table:number-matrix-columns-spanned="1" table:number-matrix-rows-spanned="20" table:formula="of:=IF([.B8:.B27]=&quot;&quot;;&quot;&quot;;IF([.D8:.D27]=&quot;g&quot;;([.C8:.C27]/100)*VLOOKUP([.B8:.B27];[$ALIMENTOS.A:.M];11;FALSE());[.C8:.C27]*VLOOKUP([.B8:.B27];[$ALIMENTOS.A:.M];11;FALSE())))" office:value-type="float" office:value="24" calcext:value-type="float">
            <text:p>24</text:p>
          </table:table-cell>
          <table:table-cell table:style-name="ce88" table:number-matrix-columns-spanned="1" table:number-matrix-rows-spanned="20" table:formula="of:=IF([.B8:.B27]=&quot;&quot;;&quot;&quot;;IF([.D8:.D27]=&quot;g&quot;;([.C8:.C27]/100)*VLOOKUP([.B8:.B27];[$ALIMENTOS.A:.M];12;FALSE());[.C8:.C27]*VLOOKUP([.B8:.B27];[$ALIMENTOS.A:.M];12;FALSE())))" office:value-type="float" office:value="2.4" calcext:value-type="float">
            <text:p>2,4</text:p>
          </table:table-cell>
          <table:table-cell table:style-name="ce88" table:number-matrix-columns-spanned="1" table:number-matrix-rows-spanned="20" table:formula="of:=IF([.B8:.B27]=&quot;&quot;;&quot;&quot;;IF([.D8:.D27]=&quot;g&quot;;([.C8:.C27]/100)*VLOOKUP([.B8:.B27];[$ALIMENTOS.A:.M];13;FALSE());[.C8:.C27]*VLOOKUP([.B8:.B27];[$ALIMENTOS.A:.M];13;FALSE())))" office:value-type="float" office:value="164" calcext:value-type="float">
            <text:p>164</text:p>
          </table:table-cell>
          <table:table-cell table:style-name="ce65" table:number-columns-repeated="16369"/>
        </table:table-row>
        <table:table-row table:style-name="ro1">
          <table:table-cell table:style-name="ce19" table:content-validation-name="val3" office:value-type="string" calcext:value-type="string">
            <text:p>Café</text:p>
          </table:table-cell>
          <table:table-cell table:style-name="ce19" table:content-validation-name="val4" office:value-type="string" calcext:value-type="string">
            <text:p>Leite UHT Semidesnatado (Marca)</text:p>
          </table:table-cell>
          <table:table-cell table:style-name="ce83" office:value-type="float" office:value="1" calcext:value-type="float">
            <text:p>1</text:p>
          </table:table-cell>
          <table:table-cell table:style-name="ce88" office:value-type="string" office:string-value="copo" calcext:value-type="string">
            <text:p>copo</text:p>
          </table:table-cell>
          <table:table-cell table:style-name="ce88" office:value-type="float" office:value="250" calcext:value-type="float">
            <text:p>250</text:p>
          </table:table-cell>
          <table:table-cell table:style-name="ce88" office:value-type="float" office:value="7.9" calcext:value-type="float">
            <text:p>7,9</text:p>
          </table:table-cell>
          <table:table-cell table:style-name="ce88" office:value-type="float" office:value="11.25" calcext:value-type="float">
            <text:p>11,25</text:p>
          </table:table-cell>
          <table:table-cell table:style-name="ce88" office:value-type="float" office:value="2.5" calcext:value-type="float">
            <text:p>2,5</text:p>
          </table:table-cell>
          <table:table-cell table:style-name="ce88" office:value-type="float" office:value="99" calcext:value-type="float">
            <text:p>99</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Café</text:p>
          </table:table-cell>
          <table:table-cell table:style-name="ce83" office:value-type="string" calcext:value-type="string">
            <text:p>Vitamina D3 Max Titanium</text:p>
          </table:table-cell>
          <table:table-cell table:style-name="ce83" office:value-type="float" office:value="1" calcext:value-type="float">
            <text:p>1</text:p>
          </table:table-cell>
          <table:table-cell table:style-name="ce88" office:value-type="string" office:string-value="cápsula" calcext:value-type="string">
            <text:p>cápsula</text:p>
          </table:table-cell>
          <table:table-cell table:style-name="ce88" office:value-type="float" office:value="0.3" calcext:value-type="float">
            <text:p>0,3</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2000" calcext:value-type="float">
            <text:p>2000</text:p>
          </table:table-cell>
          <table:table-cell table:style-name="ce65" table:number-columns-repeated="16369"/>
        </table:table-row>
        <table:table-row table:style-name="ro1">
          <table:table-cell table:style-name="ce19" table:content-validation-name="val3" office:value-type="string" calcext:value-type="string">
            <text:p>Café</text:p>
          </table:table-cell>
          <table:table-cell table:style-name="ce19" table:content-validation-name="val4" office:value-type="string" calcext:value-type="string">
            <text:p>Omega 3 Supley</text:p>
          </table:table-cell>
          <table:table-cell table:style-name="ce83" office:value-type="float" office:value="3" calcext:value-type="float">
            <text:p>3</text:p>
          </table:table-cell>
          <table:table-cell table:style-name="ce88" office:value-type="string" office:string-value="cápsula" calcext:value-type="string">
            <text:p>cápsula</text:p>
          </table:table-cell>
          <table:table-cell table:style-name="ce88" office:value-type="float" office:value="1.45" calcext:value-type="float">
            <text:p>1,45</text:p>
          </table:table-cell>
          <table:table-cell table:style-name="ce88" office:value-type="float" office:value="0.69" calcext:value-type="float">
            <text:p>0,69</text:p>
          </table:table-cell>
          <table:table-cell table:style-name="ce88" office:value-type="float" office:value="0" calcext:value-type="float">
            <text:p>0</text:p>
          </table:table-cell>
          <table:table-cell table:style-name="ce88" office:value-type="float" office:value="3" calcext:value-type="float">
            <text:p>3</text:p>
          </table:table-cell>
          <table:table-cell table:style-name="ce88" office:value-type="float" office:value="30" calcext:value-type="float">
            <text:p>30</text:p>
          </table:table-cell>
          <table:table-cell table:style-name="ce88" office:value-type="float" office:value="0" calcext:value-type="float">
            <text:p>0</text:p>
          </table:table-cell>
          <table:table-cell table:style-name="ce88" office:value-type="float" office:value="1.236" calcext:value-type="float">
            <text:p>1,236</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Lanche</text:p>
          </table:table-cell>
          <table:table-cell table:style-name="ce19" table:content-validation-name="val4" office:value-type="string" calcext:value-type="string">
            <text:p>Leite UHT Semidesnatado (Marca)</text:p>
          </table:table-cell>
          <table:table-cell table:style-name="ce83" office:value-type="float" office:value="1" calcext:value-type="float">
            <text:p>1</text:p>
          </table:table-cell>
          <table:table-cell table:style-name="ce88" office:value-type="string" office:string-value="copo" calcext:value-type="string">
            <text:p>copo</text:p>
          </table:table-cell>
          <table:table-cell table:style-name="ce88" office:value-type="float" office:value="250" calcext:value-type="float">
            <text:p>250</text:p>
          </table:table-cell>
          <table:table-cell table:style-name="ce88" office:value-type="float" office:value="7.9" calcext:value-type="float">
            <text:p>7,9</text:p>
          </table:table-cell>
          <table:table-cell table:style-name="ce88" office:value-type="float" office:value="11.25" calcext:value-type="float">
            <text:p>11,25</text:p>
          </table:table-cell>
          <table:table-cell table:style-name="ce88" office:value-type="float" office:value="2.5" calcext:value-type="float">
            <text:p>2,5</text:p>
          </table:table-cell>
          <table:table-cell table:style-name="ce88" office:value-type="float" office:value="99" calcext:value-type="float">
            <text:p>99</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Lanche</text:p>
          </table:table-cell>
          <table:table-cell table:style-name="ce19" table:content-validation-name="val4" office:value-type="string" calcext:value-type="string">
            <text:p>Banana</text:p>
          </table:table-cell>
          <table:table-cell table:style-name="ce83" office:value-type="float" office:value="1" calcext:value-type="float">
            <text:p>1</text:p>
          </table:table-cell>
          <table:table-cell table:style-name="ce88" office:value-type="string" office:string-value="unidade" calcext:value-type="string">
            <text:p>unidade</text:p>
          </table:table-cell>
          <table:table-cell table:style-name="ce88" office:value-type="float" office:value="120" calcext:value-type="float">
            <text:p>120</text:p>
          </table:table-cell>
          <table:table-cell table:style-name="ce88" office:value-type="float" office:value="1.3" calcext:value-type="float">
            <text:p>1,3</text:p>
          </table:table-cell>
          <table:table-cell table:style-name="ce88" office:value-type="float" office:value="27" calcext:value-type="float">
            <text:p>27</text:p>
          </table:table-cell>
          <table:table-cell table:style-name="ce88" office:value-type="float" office:value="0.3" calcext:value-type="float">
            <text:p>0,3</text:p>
          </table:table-cell>
          <table:table-cell table:style-name="ce88" office:value-type="float" office:value="105" calcext:value-type="float">
            <text:p>105</text:p>
          </table:table-cell>
          <table:table-cell table:style-name="ce88" office:value-type="float" office:value="3.1" calcext:value-type="float">
            <text:p>3,1</text:p>
          </table:table-cell>
          <table:table-cell table:style-name="ce88" office:value-type="float" office:value="0.03" calcext:value-type="float">
            <text:p>0,03</text:p>
          </table:table-cell>
          <table:table-cell table:style-name="ce88" office:value-type="float" office:value="358" calcext:value-type="float">
            <text:p>358</text:p>
          </table:table-cell>
          <table:table-cell table:style-name="ce88" office:value-type="float" office:value="27" calcext:value-type="float">
            <text:p>27</text:p>
          </table:table-cell>
          <table:table-cell table:style-name="ce88" office:value-type="float" office:value="0.15" calcext:value-type="float">
            <text:p>0,1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Lanche</text:p>
          </table:table-cell>
          <table:table-cell table:style-name="ce19" table:content-validation-name="val4" office:value-type="string" calcext:value-type="string">
            <text:p>Whey protein</text:p>
          </table:table-cell>
          <table:table-cell table:style-name="ce83" office:value-type="float" office:value="1" calcext:value-type="float">
            <text:p>1</text:p>
          </table:table-cell>
          <table:table-cell table:style-name="ce88" office:value-type="string" office:string-value="porção" calcext:value-type="string">
            <text:p>porção</text:p>
          </table:table-cell>
          <table:table-cell table:style-name="ce88" office:value-type="float" office:value="40" calcext:value-type="float">
            <text:p>40</text:p>
          </table:table-cell>
          <table:table-cell table:style-name="ce88" office:value-type="float" office:value="32" calcext:value-type="float">
            <text:p>32</text:p>
          </table:table-cell>
          <table:table-cell table:style-name="ce88" office:value-type="float" office:value="4.3" calcext:value-type="float">
            <text:p>4,3</text:p>
          </table:table-cell>
          <table:table-cell table:style-name="ce88" office:value-type="float" office:value="2.7" calcext:value-type="float">
            <text:p>2,7</text:p>
          </table:table-cell>
          <table:table-cell table:style-name="ce88" office:value-type="float" office:value="170" calcext:value-type="float">
            <text:p>170</text:p>
          </table:table-cell>
          <table:table-cell table:style-name="ce88" office:value-type="float" office:value="0" calcext:value-type="float">
            <text:p>0</text:p>
          </table:table-cell>
          <table:table-cell table:style-name="ce88" office:value-type="float" office:value="0.05" calcext:value-type="float">
            <text:p>0,05</text:p>
          </table:table-cell>
          <table:table-cell table:style-name="ce88" office:value-type="float" office:value="160" calcext:value-type="float">
            <text:p>160</text:p>
          </table:table-cell>
          <table:table-cell table:style-name="ce88" office:value-type="float" office:value="20" calcext:value-type="float">
            <text:p>20</text:p>
          </table:table-cell>
          <table:table-cell table:style-name="ce88" office:value-type="float" office:value="2" calcext:value-type="float">
            <text:p>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Lanche</text:p>
          </table:table-cell>
          <table:table-cell table:style-name="ce19" table:content-validation-name="val4" office:value-type="string" calcext:value-type="string">
            <text:p>Aveia</text:p>
          </table:table-cell>
          <table:table-cell table:style-name="ce83" office:value-type="float" office:value="15" calcext:value-type="float">
            <text:p>15</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2.55" calcext:value-type="float">
            <text:p>2,55</text:p>
          </table:table-cell>
          <table:table-cell table:style-name="ce88" office:value-type="float" office:value="9.9" calcext:value-type="float">
            <text:p>9,9</text:p>
          </table:table-cell>
          <table:table-cell table:style-name="ce88" office:value-type="float" office:value="1.05" calcext:value-type="float">
            <text:p>1,05</text:p>
          </table:table-cell>
          <table:table-cell table:style-name="ce88" office:value-type="float" office:value="58.35" calcext:value-type="float">
            <text:p>58,35</text:p>
          </table:table-cell>
          <table:table-cell table:style-name="ce88" office:value-type="float" office:value="1.59" calcext:value-type="float">
            <text:p>1,59</text:p>
          </table:table-cell>
          <table:table-cell table:style-name="ce88" office:value-type="float" office:value="0.0165" calcext:value-type="float">
            <text:p>0,0165</text:p>
          </table:table-cell>
          <table:table-cell table:style-name="ce88" office:value-type="float" office:value="64.35" calcext:value-type="float">
            <text:p>64,35</text:p>
          </table:table-cell>
          <table:table-cell table:style-name="ce88" office:value-type="float" office:value="26.55" calcext:value-type="float">
            <text:p>26,55</text:p>
          </table:table-cell>
          <table:table-cell table:style-name="ce88" office:value-type="float" office:value="0.54" calcext:value-type="float">
            <text:p>0,54</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Arroz branco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35" calcext:value-type="float">
            <text:p>1,35</text:p>
          </table:table-cell>
          <table:table-cell table:style-name="ce88" office:value-type="float" office:value="14" calcext:value-type="float">
            <text:p>14</text:p>
          </table:table-cell>
          <table:table-cell table:style-name="ce88" office:value-type="float" office:value="0.15" calcext:value-type="float">
            <text:p>0,15</text:p>
          </table:table-cell>
          <table:table-cell table:style-name="ce88" office:value-type="float" office:value="65" calcext:value-type="float">
            <text:p>65</text:p>
          </table:table-cell>
          <table:table-cell table:style-name="ce88" office:value-type="float" office:value="0.2" calcext:value-type="float">
            <text:p>0,2</text:p>
          </table:table-cell>
          <table:table-cell table:style-name="ce88" office:value-type="float" office:value="0.005" calcext:value-type="float">
            <text:p>0,005</text:p>
          </table:table-cell>
          <table:table-cell table:style-name="ce88" office:value-type="float" office:value="17.5" calcext:value-type="float">
            <text:p>17,5</text:p>
          </table:table-cell>
          <table:table-cell table:style-name="ce88" office:value-type="float" office:value="6" calcext:value-type="float">
            <text:p>6</text:p>
          </table:table-cell>
          <table:table-cell table:style-name="ce88" office:value-type="float" office:value="0.245" calcext:value-type="float">
            <text:p>0,24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Feijão carioca cozido</text:p>
          </table:table-cell>
          <table:table-cell table:style-name="ce83" office:value-type="float" office:value="100" calcext:value-type="float">
            <text:p>10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8.9" calcext:value-type="float">
            <text:p>8,9</text:p>
          </table:table-cell>
          <table:table-cell table:style-name="ce88" office:value-type="float" office:value="23" calcext:value-type="float">
            <text:p>23</text:p>
          </table:table-cell>
          <table:table-cell table:style-name="ce88" office:value-type="float" office:value="0.5" calcext:value-type="float">
            <text:p>0,5</text:p>
          </table:table-cell>
          <table:table-cell table:style-name="ce88" office:value-type="float" office:value="127" calcext:value-type="float">
            <text:p>127</text:p>
          </table:table-cell>
          <table:table-cell table:style-name="ce88" office:value-type="float" office:value="8.5" calcext:value-type="float">
            <text:p>8,5</text:p>
          </table:table-cell>
          <table:table-cell table:style-name="ce88" office:value-type="float" office:value="0.02" calcext:value-type="float">
            <text:p>0,02</text:p>
          </table:table-cell>
          <table:table-cell table:style-name="ce88" office:value-type="float" office:value="355" calcext:value-type="float">
            <text:p>355</text:p>
          </table:table-cell>
          <table:table-cell table:style-name="ce88" office:value-type="float" office:value="45" calcext:value-type="float">
            <text:p>45</text:p>
          </table:table-cell>
          <table:table-cell table:style-name="ce88" office:value-type="float" office:value="1.2" calcext:value-type="float">
            <text:p>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Filé de peito de frango congelado</text:p>
          </table:table-cell>
          <table:table-cell table:style-name="ce83" office:value-type="float" office:value="250" calcext:value-type="float">
            <text:p>2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57.5" calcext:value-type="float">
            <text:p>57,5</text:p>
          </table:table-cell>
          <table:table-cell table:style-name="ce88" office:value-type="float" office:value="0" calcext:value-type="float">
            <text:p>0</text:p>
          </table:table-cell>
          <table:table-cell table:style-name="ce88" office:value-type="float" office:value="2.5" calcext:value-type="float">
            <text:p>2,5</text:p>
          </table:table-cell>
          <table:table-cell table:style-name="ce88" office:value-type="float" office:value="252.5" calcext:value-type="float">
            <text:p>252,5</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640" calcext:value-type="float">
            <text:p>640</text:p>
          </table:table-cell>
          <table:table-cell table:style-name="ce88" office:value-type="float" office:value="72.5" calcext:value-type="float">
            <text:p>72,5</text:p>
          </table:table-cell>
          <table:table-cell table:style-name="ce88" office:value-type="float" office:value="2.5" calcext:value-type="float">
            <text:p>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Cenoura</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0.45" calcext:value-type="float">
            <text:p>0,45</text:p>
          </table:table-cell>
          <table:table-cell table:style-name="ce88" office:value-type="float" office:value="5" calcext:value-type="float">
            <text:p>5</text:p>
          </table:table-cell>
          <table:table-cell table:style-name="ce88" office:value-type="float" office:value="0.1" calcext:value-type="float">
            <text:p>0,1</text:p>
          </table:table-cell>
          <table:table-cell table:style-name="ce88" office:value-type="float" office:value="20.5" calcext:value-type="float">
            <text:p>20,5</text:p>
          </table:table-cell>
          <table:table-cell table:style-name="ce88" office:value-type="float" office:value="1.4" calcext:value-type="float">
            <text:p>1,4</text:p>
          </table:table-cell>
          <table:table-cell table:style-name="ce88" office:value-type="float" office:value="0.005" calcext:value-type="float">
            <text:p>0,005</text:p>
          </table:table-cell>
          <table:table-cell table:style-name="ce88" office:value-type="float" office:value="160" calcext:value-type="float">
            <text:p>160</text:p>
          </table:table-cell>
          <table:table-cell table:style-name="ce88" office:value-type="float" office:value="6" calcext:value-type="float">
            <text:p>6</text:p>
          </table:table-cell>
          <table:table-cell table:style-name="ce88" office:value-type="float" office:value="0.12" calcext:value-type="float">
            <text:p>0,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Espinafre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45" calcext:value-type="float">
            <text:p>1,45</text:p>
          </table:table-cell>
          <table:table-cell table:style-name="ce88" office:value-type="float" office:value="1.8" calcext:value-type="float">
            <text:p>1,8</text:p>
          </table:table-cell>
          <table:table-cell table:style-name="ce88" office:value-type="float" office:value="0.2" calcext:value-type="float">
            <text:p>0,2</text:p>
          </table:table-cell>
          <table:table-cell table:style-name="ce88" office:value-type="float" office:value="11.5" calcext:value-type="float">
            <text:p>11,5</text:p>
          </table:table-cell>
          <table:table-cell table:style-name="ce88" office:value-type="float" office:value="1.2" calcext:value-type="float">
            <text:p>1,2</text:p>
          </table:table-cell>
          <table:table-cell table:style-name="ce88" office:value-type="float" office:value="0.07" calcext:value-type="float">
            <text:p>0,07</text:p>
          </table:table-cell>
          <table:table-cell table:style-name="ce88" office:value-type="float" office:value="233" calcext:value-type="float">
            <text:p>233</text:p>
          </table:table-cell>
          <table:table-cell table:style-name="ce88" office:value-type="float" office:value="39.5" calcext:value-type="float">
            <text:p>39,5</text:p>
          </table:table-cell>
          <table:table-cell table:style-name="ce88" office:value-type="float" office:value="0.25" calcext:value-type="float">
            <text:p>0,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Azeite de oliva</text:p>
          </table:table-cell>
          <table:table-cell table:style-name="ce83" office:value-type="float" office:value="1" calcext:value-type="float">
            <text:p>1</text:p>
          </table:table-cell>
          <table:table-cell table:style-name="ce88" office:value-type="string" office:string-value="colher" calcext:value-type="string">
            <text:p>colher</text:p>
          </table:table-cell>
          <table:table-cell table:style-name="ce88" office:value-type="float" office:value="13" calcext:value-type="float">
            <text:p>13</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13" calcext:value-type="float">
            <text:p>13</text:p>
          </table:table-cell>
          <table:table-cell table:style-name="ce88" office:value-type="float" office:value="119" calcext:value-type="float">
            <text:p>119</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1" calcext:value-type="float">
            <text:p>1</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Janta</text:p>
          </table:table-cell>
          <table:table-cell table:style-name="ce19" table:content-validation-name="val4" office:value-type="string" calcext:value-type="string">
            <text:p>Arroz branco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35" calcext:value-type="float">
            <text:p>1,35</text:p>
          </table:table-cell>
          <table:table-cell table:style-name="ce88" office:value-type="float" office:value="14" calcext:value-type="float">
            <text:p>14</text:p>
          </table:table-cell>
          <table:table-cell table:style-name="ce88" office:value-type="float" office:value="0.15" calcext:value-type="float">
            <text:p>0,15</text:p>
          </table:table-cell>
          <table:table-cell table:style-name="ce88" office:value-type="float" office:value="65" calcext:value-type="float">
            <text:p>65</text:p>
          </table:table-cell>
          <table:table-cell table:style-name="ce88" office:value-type="float" office:value="0.2" calcext:value-type="float">
            <text:p>0,2</text:p>
          </table:table-cell>
          <table:table-cell table:style-name="ce88" office:value-type="float" office:value="0.005" calcext:value-type="float">
            <text:p>0,005</text:p>
          </table:table-cell>
          <table:table-cell table:style-name="ce88" office:value-type="float" office:value="17.5" calcext:value-type="float">
            <text:p>17,5</text:p>
          </table:table-cell>
          <table:table-cell table:style-name="ce88" office:value-type="float" office:value="6" calcext:value-type="float">
            <text:p>6</text:p>
          </table:table-cell>
          <table:table-cell table:style-name="ce88" office:value-type="float" office:value="0.245" calcext:value-type="float">
            <text:p>0,24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Janta</text:p>
          </table:table-cell>
          <table:table-cell table:style-name="ce19" table:content-validation-name="val4" office:value-type="string" calcext:value-type="string">
            <text:p>Feijão carioca cozido</text:p>
          </table:table-cell>
          <table:table-cell table:style-name="ce83" office:value-type="float" office:value="100" calcext:value-type="float">
            <text:p>10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8.9" calcext:value-type="float">
            <text:p>8,9</text:p>
          </table:table-cell>
          <table:table-cell table:style-name="ce88" office:value-type="float" office:value="23" calcext:value-type="float">
            <text:p>23</text:p>
          </table:table-cell>
          <table:table-cell table:style-name="ce88" office:value-type="float" office:value="0.5" calcext:value-type="float">
            <text:p>0,5</text:p>
          </table:table-cell>
          <table:table-cell table:style-name="ce88" office:value-type="float" office:value="127" calcext:value-type="float">
            <text:p>127</text:p>
          </table:table-cell>
          <table:table-cell table:style-name="ce88" office:value-type="float" office:value="8.5" calcext:value-type="float">
            <text:p>8,5</text:p>
          </table:table-cell>
          <table:table-cell table:style-name="ce88" office:value-type="float" office:value="0.02" calcext:value-type="float">
            <text:p>0,02</text:p>
          </table:table-cell>
          <table:table-cell table:style-name="ce88" office:value-type="float" office:value="355" calcext:value-type="float">
            <text:p>355</text:p>
          </table:table-cell>
          <table:table-cell table:style-name="ce88" office:value-type="float" office:value="45" calcext:value-type="float">
            <text:p>45</text:p>
          </table:table-cell>
          <table:table-cell table:style-name="ce88" office:value-type="float" office:value="1.2" calcext:value-type="float">
            <text:p>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Janta</text:p>
          </table:table-cell>
          <table:table-cell table:style-name="ce19" table:content-validation-name="val4" office:value-type="string" calcext:value-type="string">
            <text:p>Filé de peito de frango congelado</text:p>
          </table:table-cell>
          <table:table-cell table:style-name="ce83" office:value-type="float" office:value="250" calcext:value-type="float">
            <text:p>2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57.5" calcext:value-type="float">
            <text:p>57,5</text:p>
          </table:table-cell>
          <table:table-cell table:style-name="ce88" office:value-type="float" office:value="0" calcext:value-type="float">
            <text:p>0</text:p>
          </table:table-cell>
          <table:table-cell table:style-name="ce88" office:value-type="float" office:value="2.5" calcext:value-type="float">
            <text:p>2,5</text:p>
          </table:table-cell>
          <table:table-cell table:style-name="ce88" office:value-type="float" office:value="252.5" calcext:value-type="float">
            <text:p>252,5</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640" calcext:value-type="float">
            <text:p>640</text:p>
          </table:table-cell>
          <table:table-cell table:style-name="ce88" office:value-type="float" office:value="72.5" calcext:value-type="float">
            <text:p>72,5</text:p>
          </table:table-cell>
          <table:table-cell table:style-name="ce88" office:value-type="float" office:value="2.5" calcext:value-type="float">
            <text:p>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Janta</text:p>
          </table:table-cell>
          <table:table-cell table:style-name="ce19" table:content-validation-name="val4" office:value-type="string" calcext:value-type="string">
            <text:p>Cenoura</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0.45" calcext:value-type="float">
            <text:p>0,45</text:p>
          </table:table-cell>
          <table:table-cell table:style-name="ce88" office:value-type="float" office:value="5" calcext:value-type="float">
            <text:p>5</text:p>
          </table:table-cell>
          <table:table-cell table:style-name="ce88" office:value-type="float" office:value="0.1" calcext:value-type="float">
            <text:p>0,1</text:p>
          </table:table-cell>
          <table:table-cell table:style-name="ce88" office:value-type="float" office:value="20.5" calcext:value-type="float">
            <text:p>20,5</text:p>
          </table:table-cell>
          <table:table-cell table:style-name="ce88" office:value-type="float" office:value="1.4" calcext:value-type="float">
            <text:p>1,4</text:p>
          </table:table-cell>
          <table:table-cell table:style-name="ce88" office:value-type="float" office:value="0.005" calcext:value-type="float">
            <text:p>0,005</text:p>
          </table:table-cell>
          <table:table-cell table:style-name="ce88" office:value-type="float" office:value="160" calcext:value-type="float">
            <text:p>160</text:p>
          </table:table-cell>
          <table:table-cell table:style-name="ce88" office:value-type="float" office:value="6" calcext:value-type="float">
            <text:p>6</text:p>
          </table:table-cell>
          <table:table-cell table:style-name="ce88" office:value-type="float" office:value="0.12" calcext:value-type="float">
            <text:p>0,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Janta</text:p>
          </table:table-cell>
          <table:table-cell table:style-name="ce19" table:content-validation-name="val4" office:value-type="string" calcext:value-type="string">
            <text:p>Espinafre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45" calcext:value-type="float">
            <text:p>1,45</text:p>
          </table:table-cell>
          <table:table-cell table:style-name="ce88" office:value-type="float" office:value="1.8" calcext:value-type="float">
            <text:p>1,8</text:p>
          </table:table-cell>
          <table:table-cell table:style-name="ce88" office:value-type="float" office:value="0.2" calcext:value-type="float">
            <text:p>0,2</text:p>
          </table:table-cell>
          <table:table-cell table:style-name="ce88" office:value-type="float" office:value="11.5" calcext:value-type="float">
            <text:p>11,5</text:p>
          </table:table-cell>
          <table:table-cell table:style-name="ce88" office:value-type="float" office:value="1.2" calcext:value-type="float">
            <text:p>1,2</text:p>
          </table:table-cell>
          <table:table-cell table:style-name="ce88" office:value-type="float" office:value="0.07" calcext:value-type="float">
            <text:p>0,07</text:p>
          </table:table-cell>
          <table:table-cell table:style-name="ce88" office:value-type="float" office:value="233" calcext:value-type="float">
            <text:p>233</text:p>
          </table:table-cell>
          <table:table-cell table:style-name="ce88" office:value-type="float" office:value="39.5" calcext:value-type="float">
            <text:p>39,5</text:p>
          </table:table-cell>
          <table:table-cell table:style-name="ce88" office:value-type="float" office:value="0.25" calcext:value-type="float">
            <text:p>0,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0" table:content-validation-name="val3" office:value-type="string" calcext:value-type="string">
            <text:p>Janta</text:p>
          </table:table-cell>
          <table:table-cell table:style-name="ce20" table:content-validation-name="val4" office:value-type="string" calcext:value-type="string">
            <text:p>Azeite de oliva</text:p>
          </table:table-cell>
          <table:table-cell table:style-name="ce84" office:value-type="float" office:value="1" calcext:value-type="float">
            <text:p>1</text:p>
          </table:table-cell>
          <table:table-cell table:style-name="ce89" office:value-type="string" office:string-value="colher" calcext:value-type="string">
            <text:p>colher</text:p>
          </table:table-cell>
          <table:table-cell table:style-name="ce89" office:value-type="float" office:value="13" calcext:value-type="float">
            <text:p>13</text:p>
          </table:table-cell>
          <table:table-cell table:style-name="ce89" office:value-type="float" office:value="0" calcext:value-type="float">
            <text:p>0</text:p>
          </table:table-cell>
          <table:table-cell table:style-name="ce89" office:value-type="float" office:value="0" calcext:value-type="float">
            <text:p>0</text:p>
          </table:table-cell>
          <table:table-cell table:style-name="ce89" office:value-type="float" office:value="13" calcext:value-type="float">
            <text:p>13</text:p>
          </table:table-cell>
          <table:table-cell table:style-name="ce89" office:value-type="float" office:value="119" calcext:value-type="float">
            <text:p>119</text:p>
          </table:table-cell>
          <table:table-cell table:style-name="ce89" office:value-type="float" office:value="0" calcext:value-type="float">
            <text:p>0</text:p>
          </table:table-cell>
          <table:table-cell table:style-name="ce89" office:value-type="float" office:value="0.1" calcext:value-type="float">
            <text:p>0,1</text:p>
          </table:table-cell>
          <table:table-cell table:style-name="ce89" office:value-type="float" office:value="1" calcext:value-type="float">
            <text:p>1</text:p>
          </table:table-cell>
          <table:table-cell table:style-name="ce89" office:value-type="float" office:value="0" calcext:value-type="float">
            <text:p>0</text:p>
          </table:table-cell>
          <table:table-cell table:style-name="ce89" office:value-type="float" office:value="0" calcext:value-type="float">
            <text:p>0</text:p>
          </table:table-cell>
          <table:table-cell table:style-name="ce89" office:value-type="float" office:value="0" calcext:value-type="float">
            <text:p>0</text:p>
          </table:table-cell>
          <table:table-cell table:style-name="ce65" table:number-columns-repeated="16369"/>
        </table:table-row>
        <table:table-row table:style-name="ro2" table:number-rows-repeated="1048548">
          <table:table-cell table:number-columns-repeated="15"/>
          <table:table-cell table:style-name="ce65" table:number-columns-repeated="16369"/>
        </table:table-row>
        <table:table-row table:style-name="ro2">
          <table:table-cell table:number-columns-repeated="15"/>
          <table:table-cell table:style-name="ce65" table:number-columns-repeated="16369"/>
        </table:table-row>
        <calcext:conditional-formats>
          <calcext:conditional-format calcext:target-range-address="DIETA.L5:DIETA.L5">
            <calcext:condition calcext:apply-style-name="ConditionalStyle_3" calcext:value="formula-is([.L5]&lt;3000)" calcext:base-cell-address="DIETA.L5"/>
          </calcext:conditional-format>
          <calcext:conditional-format calcext:target-range-address="DIETA.L5:DIETA.L5">
            <calcext:condition calcext:apply-style-name="ConditionalStyle_2" calcext:value="formula-is(AND([.L5]&gt;=3000;[.L5]&lt;=4700))" calcext:base-cell-address="DIETA.L5"/>
          </calcext:conditional-format>
          <calcext:conditional-format calcext:target-range-address="DIETA.L5:DIETA.L5">
            <calcext:condition calcext:apply-style-name="ConditionalStyle_5" calcext:value="formula-is([.L5]&gt;4700)" calcext:base-cell-address="DIETA.L5"/>
          </calcext:conditional-format>
          <calcext:conditional-format calcext:target-range-address="DIETA.M5:DIETA.M5">
            <calcext:condition calcext:apply-style-name="ConditionalStyle_3" calcext:value="formula-is([.M5]&lt;350)" calcext:base-cell-address="DIETA.M5"/>
          </calcext:conditional-format>
          <calcext:conditional-format calcext:target-range-address="DIETA.M5:DIETA.M5">
            <calcext:condition calcext:apply-style-name="ConditionalStyle_2" calcext:value="formula-is(AND([.M5]&gt;=350;[.M5]&lt;=450))" calcext:base-cell-address="DIETA.M5"/>
          </calcext:conditional-format>
          <calcext:conditional-format calcext:target-range-address="DIETA.M5:DIETA.M5">
            <calcext:condition calcext:apply-style-name="ConditionalStyle_5" calcext:value="formula-is([.M5]&gt;450)" calcext:base-cell-address="DIETA.M5"/>
          </calcext:conditional-format>
          <calcext:conditional-format calcext:target-range-address="DIETA.N5:DIETA.N5">
            <calcext:condition calcext:apply-style-name="ConditionalStyle_3" calcext:value="formula-is([.N5]&lt;10)" calcext:base-cell-address="DIETA.N5"/>
          </calcext:conditional-format>
          <calcext:conditional-format calcext:target-range-address="DIETA.N5:DIETA.N5">
            <calcext:condition calcext:apply-style-name="ConditionalStyle_2" calcext:value="formula-is(AND([.N5]&gt;=10;[.N5]&lt;=20))" calcext:base-cell-address="DIETA.N5"/>
          </calcext:conditional-format>
          <calcext:conditional-format calcext:target-range-address="DIETA.N5:DIETA.N5">
            <calcext:condition calcext:apply-style-name="ConditionalStyle_5" calcext:value="formula-is([.N5]&gt;20)" calcext:base-cell-address="DIETA.N5"/>
          </calcext:conditional-format>
          <calcext:conditional-format calcext:target-range-address="DIETA.O5:DIETA.O5">
            <calcext:condition calcext:apply-style-name="ConditionalStyle_3" calcext:value="formula-is([.O5]&lt;600)" calcext:base-cell-address="DIETA.O5"/>
          </calcext:conditional-format>
          <calcext:conditional-format calcext:target-range-address="DIETA.O5:DIETA.O5">
            <calcext:condition calcext:apply-style-name="ConditionalStyle_2" calcext:value="formula-is(AND([.O5]&gt;=600;[.O5]&lt;=1500))" calcext:base-cell-address="DIETA.O5"/>
          </calcext:conditional-format>
          <calcext:conditional-format calcext:target-range-address="DIETA.O5:DIETA.O5">
            <calcext:condition calcext:apply-style-name="ConditionalStyle_5" calcext:value="formula-is([.O5]&gt;1500)" calcext:base-cell-address="DIETA.O5"/>
          </calcext:conditional-format>
          <calcext:conditional-format calcext:target-range-address="DIETA.I5:DIETA.I5">
            <calcext:condition calcext:apply-style-name="ConditionalStyle_3" calcext:value="formula-is(AND([.$I5]&lt;&gt;&quot;&quot;;[.$I5]&lt;2100))" calcext:base-cell-address="DIETA.I5"/>
          </calcext:conditional-format>
          <calcext:conditional-format calcext:target-range-address="DIETA.I5:DIETA.I5">
            <calcext:condition calcext:apply-style-name="ConditionalStyle_2" calcext:value="formula-is(AND([.$I5]&gt;=2100;[.$I5]&lt;=2300))" calcext:base-cell-address="DIETA.I5"/>
          </calcext:conditional-format>
          <calcext:conditional-format calcext:target-range-address="DIETA.I5:DIETA.I5">
            <calcext:condition calcext:apply-style-name="ConditionalStyle_5" calcext:value="formula-is(AND([.$I5]&lt;&gt;&quot;&quot;;[.$I5]&gt;2300))" calcext:base-cell-address="DIETA.I5"/>
          </calcext:conditional-format>
          <calcext:conditional-format calcext:target-range-address="DIETA.H5:DIETA.H5">
            <calcext:condition calcext:apply-style-name="ConditionalStyle_3" calcext:value="formula-is(AND([.$H5]&lt;&gt;&quot;&quot;;[.$H5]&lt;60))" calcext:base-cell-address="DIETA.H5"/>
          </calcext:conditional-format>
          <calcext:conditional-format calcext:target-range-address="DIETA.H5:DIETA.H5">
            <calcext:condition calcext:apply-style-name="ConditionalStyle_2" calcext:value="formula-is(AND([.$H5]&gt;=60;[.$H5]&lt;=80))" calcext:base-cell-address="DIETA.H5"/>
          </calcext:conditional-format>
          <calcext:conditional-format calcext:target-range-address="DIETA.H5:DIETA.H5">
            <calcext:condition calcext:apply-style-name="ConditionalStyle_5" calcext:value="formula-is(AND([.$H5]&lt;&gt;&quot;&quot;;[.$H5]&gt;80))" calcext:base-cell-address="DIETA.H5"/>
          </calcext:conditional-format>
          <calcext:conditional-format calcext:target-range-address="DIETA.G5:DIETA.G5">
            <calcext:condition calcext:apply-style-name="ConditionalStyle_3" calcext:value="formula-is(AND([.$G5]&lt;&gt;&quot;&quot;;[.$G5]&lt;170))" calcext:base-cell-address="DIETA.G5"/>
          </calcext:conditional-format>
          <calcext:conditional-format calcext:target-range-address="DIETA.G5:DIETA.G5">
            <calcext:condition calcext:apply-style-name="ConditionalStyle_2" calcext:value="formula-is(AND([.$G5]&gt;=170;[.$G5]&lt;=220))" calcext:base-cell-address="DIETA.G5"/>
          </calcext:conditional-format>
          <calcext:conditional-format calcext:target-range-address="DIETA.G5:DIETA.G5">
            <calcext:condition calcext:apply-style-name="ConditionalStyle_5" calcext:value="formula-is(AND([.$G5]&lt;&gt;&quot;&quot;;[.$G5]&gt;220))" calcext:base-cell-address="DIETA.G5"/>
          </calcext:conditional-format>
          <calcext:conditional-format calcext:target-range-address="DIETA.F5:DIETA.F5">
            <calcext:condition calcext:apply-style-name="ConditionalStyle_3" calcext:value="formula-is(AND([.$F5]&lt;&gt;&quot;&quot;;[.$F5]&lt;180))" calcext:base-cell-address="DIETA.F5"/>
          </calcext:conditional-format>
          <calcext:conditional-format calcext:target-range-address="DIETA.F5:DIETA.F5">
            <calcext:condition calcext:apply-style-name="ConditionalStyle_2" calcext:value="formula-is(AND([.$F5]&gt;=180;[.$F5]&lt;=220))" calcext:base-cell-address="DIETA.F5"/>
          </calcext:conditional-format>
          <calcext:conditional-format calcext:target-range-address="DIETA.F5:DIETA.F5">
            <calcext:condition calcext:apply-style-name="ConditionalStyle_5" calcext:value="formula-is(AND([.$F5]&lt;&gt;&quot;&quot;;[.$F5]&gt;220))" calcext:base-cell-address="DIETA.F5"/>
          </calcext:conditional-format>
          <calcext:conditional-format calcext:target-range-address="DIETA.D5:DIETA.D5">
            <calcext:condition calcext:apply-style-name="ConditionalStyle_2" calcext:value="formula-is(AND([.$D5]&gt;=0.5;[.$D5]&lt;=1.2))" calcext:base-cell-address="DIETA.D5"/>
          </calcext:conditional-format>
          <calcext:conditional-format calcext:target-range-address="DIETA.D5:DIETA.D5">
            <calcext:condition calcext:apply-style-name="ConditionalStyle_6" calcext:value="formula-is(AND([.$D5]&gt;1.2;[.$D5]&lt;=2))" calcext:base-cell-address="DIETA.D5"/>
          </calcext:conditional-format>
          <calcext:conditional-format calcext:target-range-address="DIETA.D5:DIETA.D5">
            <calcext:condition calcext:apply-style-name="ConditionalStyle_5" calcext:value="formula-is(AND([.$D5]&gt;2;[.$D5]&lt;=4))" calcext:base-cell-address="DIETA.D5"/>
          </calcext:conditional-format>
          <calcext:conditional-format calcext:target-range-address="DIETA.J5:DIETA.J5">
            <calcext:condition calcext:apply-style-name="ConditionalStyle_3" calcext:value="formula-is([.J5]&lt;25)" calcext:base-cell-address="DIETA.J5"/>
          </calcext:conditional-format>
          <calcext:conditional-format calcext:target-range-address="DIETA.J5:DIETA.J5">
            <calcext:condition calcext:apply-style-name="ConditionalStyle_2" calcext:value="formula-is(AND([.J5]&gt;=25;[.J5]&lt;=45))" calcext:base-cell-address="DIETA.J5"/>
          </calcext:conditional-format>
          <calcext:conditional-format calcext:target-range-address="DIETA.J5:DIETA.J5">
            <calcext:condition calcext:apply-style-name="ConditionalStyle_5" calcext:value="formula-is([.J5]&gt;45)" calcext:base-cell-address="DIETA.J5"/>
          </calcext:conditional-format>
          <calcext:conditional-format calcext:target-range-address="DIETA.K5:DIETA.K5">
            <calcext:condition calcext:apply-style-name="ConditionalStyle_3" calcext:value="formula-is([.K5]&lt;1)" calcext:base-cell-address="DIETA.K5"/>
          </calcext:conditional-format>
          <calcext:conditional-format calcext:target-range-address="DIETA.K5:DIETA.K5">
            <calcext:condition calcext:apply-style-name="ConditionalStyle_2" calcext:value="formula-is(AND([.K5]&gt;=1;[.K5]&lt;=3))" calcext:base-cell-address="DIETA.K5"/>
          </calcext:conditional-format>
          <calcext:conditional-format calcext:target-range-address="DIETA.K5:DIETA.K5">
            <calcext:condition calcext:apply-style-name="ConditionalStyle_5" calcext:value="formula-is([.K5]&gt;3)" calcext:base-cell-address="DIETA.K5"/>
          </calcext:conditional-format>
        </calcext:conditional-formats>
      </table:table>
      <table:table table:name="ALIMENTOS" table:style-name="ta4">
        <table:table-column table:style-name="co31" table:default-cell-style-name="ce16"/>
        <table:table-column table:style-name="co32" table:default-cell-style-name="ce16"/>
        <table:table-column table:style-name="co33" table:default-cell-style-name="ce16"/>
        <table:table-column table:style-name="co34" table:default-cell-style-name="ce16"/>
        <table:table-column table:style-name="co35" table:default-cell-style-name="ce16"/>
        <table:table-column table:style-name="co36" table:default-cell-style-name="ce16"/>
        <table:table-column table:style-name="co37" table:default-cell-style-name="ce16"/>
        <table:table-column table:style-name="co38" table:default-cell-style-name="ce16"/>
        <table:table-column table:style-name="co39" table:default-cell-style-name="ce16"/>
        <table:table-column table:style-name="co40" table:default-cell-style-name="ce16"/>
        <table:table-column table:style-name="co41" table:default-cell-style-name="ce16"/>
        <table:table-column table:style-name="co42" table:default-cell-style-name="ce16"/>
        <table:table-column table:style-name="co43" table:default-cell-style-name="ce16"/>
        <table:table-column table:style-name="co18" table:number-columns-repeated="16371"/>
        <table:table-row table:style-name="ro1">
          <table:table-cell table:style-name="ce18" office:value-type="string" calcext:value-type="string">
            <text:p>Alimento</text:p>
          </table:table-cell>
          <table:table-cell table:style-name="ce18" office:value-type="string" calcext:value-type="string">
            <text:p>Unidade</text:p>
          </table:table-cell>
          <table:table-cell table:style-name="ce18" office:value-type="string" calcext:value-type="string">
            <text:p>Peso_unidade_g</text:p>
          </table:table-cell>
          <table:table-cell table:style-name="ce18" office:value-type="string" calcext:value-type="string">
            <text:p>Proteina_g</text:p>
          </table:table-cell>
          <table:table-cell table:style-name="ce51" office:value-type="string" calcext:value-type="string">
            <text:p>Carbo_g</text:p>
          </table:table-cell>
          <table:table-cell table:style-name="ce18" office:value-type="string" calcext:value-type="string">
            <text:p>Gordura_g</text:p>
          </table:table-cell>
          <table:table-cell table:style-name="ce18" office:value-type="string" calcext:value-type="string">
            <text:p>Calorias</text:p>
          </table:table-cell>
          <table:table-cell table:style-name="ce18" office:value-type="string" calcext:value-type="string">
            <text:p>Fibra_g</text:p>
          </table:table-cell>
          <table:table-cell table:style-name="ce18" office:value-type="string" calcext:value-type="string">
            <text:p>Omega3_g</text:p>
          </table:table-cell>
          <table:table-cell table:style-name="ce18" office:value-type="string" calcext:value-type="string">
            <text:p>Potassio_mg</text:p>
          </table:table-cell>
          <table:table-cell table:style-name="ce18" office:value-type="string" calcext:value-type="string">
            <text:p>Magnesio_mg</text:p>
          </table:table-cell>
          <table:table-cell table:style-name="ce18" office:value-type="string" calcext:value-type="string">
            <text:p>Zinco_mg</text:p>
          </table:table-cell>
          <table:table-cell table:style-name="ce18" office:value-type="string" calcext:value-type="string">
            <text:p>VitaminaD_UI</text:p>
          </table:table-cell>
          <table:table-cell table:style-name="ce16" table:number-columns-repeated="16371"/>
        </table:table-row>
        <table:table-row table:style-name="ro1">
          <table:table-cell table:style-name="ce47" office:value-type="string" calcext:value-type="string">
            <text:p>Ovo inteiro</text:p>
          </table:table-cell>
          <table:table-cell table:style-name="ce47" office:value-type="string" calcext:value-type="string">
            <text:p>unidade</text:p>
          </table:table-cell>
          <table:table-cell table:style-name="ce48" office:value-type="float" office:value="50" calcext:value-type="float">
            <text:p>50</text:p>
          </table:table-cell>
          <table:table-cell table:style-name="ce48" office:value-type="float" office:value="6" calcext:value-type="float">
            <text:p>6</text:p>
          </table:table-cell>
          <table:table-cell table:style-name="ce48" office:value-type="float" office:value="0.4" calcext:value-type="float">
            <text:p>0,4</text:p>
          </table:table-cell>
          <table:table-cell table:style-name="ce48" office:value-type="float" office:value="5" calcext:value-type="float">
            <text:p>5</text:p>
          </table:table-cell>
          <table:table-cell table:style-name="ce48" office:value-type="float" office:value="70" calcext:value-type="float">
            <text:p>7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63" calcext:value-type="float">
            <text:p>63</text:p>
          </table:table-cell>
          <table:table-cell table:style-name="ce47" office:value-type="float" office:value="6" calcext:value-type="float">
            <text:p>6</text:p>
          </table:table-cell>
          <table:table-cell table:style-name="ce47" office:value-type="float" office:value="0.6" calcext:value-type="float">
            <text:p>0,6</text:p>
          </table:table-cell>
          <table:table-cell table:style-name="ce47" office:value-type="float" office:value="41" calcext:value-type="float">
            <text:p>41</text:p>
          </table:table-cell>
          <table:table-cell table:style-name="ce16" table:number-columns-repeated="16371"/>
        </table:table-row>
        <table:table-row table:style-name="ro1">
          <table:table-cell table:style-name="ce47" office:value-type="string" calcext:value-type="string">
            <text:p>Clara de ovo</text:p>
          </table:table-cell>
          <table:table-cell table:style-name="ce47" office:value-type="string" calcext:value-type="string">
            <text:p>unidade</text:p>
          </table:table-cell>
          <table:table-cell table:style-name="ce48" office:value-type="float" office:value="33" calcext:value-type="float">
            <text:p>33</text:p>
          </table:table-cell>
          <table:table-cell table:style-name="ce48" office:value-type="float" office:value="3.6" calcext:value-type="float">
            <text:p>3,6</text:p>
          </table:table-cell>
          <table:table-cell table:style-name="ce48" office:value-type="float" office:value="0.2" calcext:value-type="float">
            <text:p>0,2</text:p>
          </table:table-cell>
          <table:table-cell table:style-name="ce48" office:value-type="float" office:value="0" calcext:value-type="float">
            <text:p>0</text:p>
          </table:table-cell>
          <table:table-cell table:style-name="ce48" office:value-type="float" office:value="17" calcext:value-type="float">
            <text:p>17</text:p>
          </table:table-cell>
          <table:table-cell table:number-columns-repeated="2" table:style-name="ce47" office:value-type="float" office:value="0" calcext:value-type="float">
            <text:p>0</text:p>
          </table:table-cell>
          <table:table-cell table:style-name="ce47" office:value-type="float" office:value="54" calcext:value-type="float">
            <text:p>54</text:p>
          </table:table-cell>
          <table:table-cell table:style-name="ce47" office:value-type="float" office:value="4" calcext:value-type="float">
            <text:p>4</text:p>
          </table:table-cell>
          <table:table-cell table:style-name="ce47" office:value-type="float" office:value="0.02" calcext:value-type="float">
            <text:p>0,0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Ovo mexido</text:p>
          </table:table-cell>
          <table:table-cell table:style-name="ce47" office:value-type="string" calcext:value-type="string">
            <text:p>unidade</text:p>
          </table:table-cell>
          <table:table-cell table:style-name="ce48" office:value-type="float" office:value="50" calcext:value-type="float">
            <text:p>50</text:p>
          </table:table-cell>
          <table:table-cell table:style-name="ce48" office:value-type="float" office:value="6.5" calcext:value-type="float">
            <text:p>6,5</text:p>
          </table:table-cell>
          <table:table-cell table:style-name="ce48" office:value-type="float" office:value="0.55" calcext:value-type="float">
            <text:p>0,55</text:p>
          </table:table-cell>
          <table:table-cell table:style-name="ce48" office:value-type="float" office:value="5.5" calcext:value-type="float">
            <text:p>5,5</text:p>
          </table:table-cell>
          <table:table-cell table:style-name="ce48" office:value-type="float" office:value="78" calcext:value-type="float">
            <text:p>78</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65" calcext:value-type="float">
            <text:p>65</text:p>
          </table:table-cell>
          <table:table-cell table:style-name="ce47" office:value-type="float" office:value="6" calcext:value-type="float">
            <text:p>6</text:p>
          </table:table-cell>
          <table:table-cell table:style-name="ce47" office:value-type="float" office:value="0.6" calcext:value-type="float">
            <text:p>0,6</text:p>
          </table:table-cell>
          <table:table-cell table:style-name="ce47" office:value-type="float" office:value="41" calcext:value-type="float">
            <text:p>41</text:p>
          </table:table-cell>
          <table:table-cell table:style-name="ce16" table:number-columns-repeated="16371"/>
        </table:table-row>
        <table:table-row table:style-name="ro1">
          <table:table-cell table:style-name="ce47" office:value-type="string" calcext:value-type="string">
            <text:p>Ovo cozido</text:p>
          </table:table-cell>
          <table:table-cell table:style-name="ce47" office:value-type="string" calcext:value-type="string">
            <text:p>unidade</text:p>
          </table:table-cell>
          <table:table-cell table:style-name="ce48" office:value-type="float" office:value="50" calcext:value-type="float">
            <text:p>50</text:p>
          </table:table-cell>
          <table:table-cell table:style-name="ce48" office:value-type="float" office:value="6.3" calcext:value-type="float">
            <text:p>6,3</text:p>
          </table:table-cell>
          <table:table-cell table:style-name="ce48" office:value-type="float" office:value="0.6" calcext:value-type="float">
            <text:p>0,6</text:p>
          </table:table-cell>
          <table:table-cell table:style-name="ce48" office:value-type="float" office:value="5.3" calcext:value-type="float">
            <text:p>5,3</text:p>
          </table:table-cell>
          <table:table-cell table:style-name="ce48" office:value-type="float" office:value="78" calcext:value-type="float">
            <text:p>78</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63" calcext:value-type="float">
            <text:p>63</text:p>
          </table:table-cell>
          <table:table-cell table:style-name="ce47" office:value-type="float" office:value="6" calcext:value-type="float">
            <text:p>6</text:p>
          </table:table-cell>
          <table:table-cell table:style-name="ce47" office:value-type="float" office:value="0.6" calcext:value-type="float">
            <text:p>0,6</text:p>
          </table:table-cell>
          <table:table-cell table:style-name="ce47" office:value-type="float" office:value="41" calcext:value-type="float">
            <text:p>41</text:p>
          </table:table-cell>
          <table:table-cell table:style-name="ce16" table:number-columns-repeated="16371"/>
        </table:table-row>
        <table:table-row table:style-name="ro1">
          <table:table-cell table:style-name="ce47" office:value-type="string" calcext:value-type="string">
            <text:p>Banana</text:p>
          </table:table-cell>
          <table:table-cell table:style-name="ce47" office:value-type="string" calcext:value-type="string">
            <text:p>unidade</text:p>
          </table:table-cell>
          <table:table-cell table:style-name="ce48" office:value-type="float" office:value="120" calcext:value-type="float">
            <text:p>120</text:p>
          </table:table-cell>
          <table:table-cell table:style-name="ce48" office:value-type="float" office:value="1.3" calcext:value-type="float">
            <text:p>1,3</text:p>
          </table:table-cell>
          <table:table-cell table:style-name="ce48" office:value-type="float" office:value="27" calcext:value-type="float">
            <text:p>27</text:p>
          </table:table-cell>
          <table:table-cell table:style-name="ce48" office:value-type="float" office:value="0.3" calcext:value-type="float">
            <text:p>0,3</text:p>
          </table:table-cell>
          <table:table-cell table:style-name="ce48" office:value-type="float" office:value="105" calcext:value-type="float">
            <text:p>105</text:p>
          </table:table-cell>
          <table:table-cell table:style-name="ce47" office:value-type="float" office:value="3.1" calcext:value-type="float">
            <text:p>3,1</text:p>
          </table:table-cell>
          <table:table-cell table:style-name="ce47" office:value-type="float" office:value="0.03" calcext:value-type="float">
            <text:p>0,03</text:p>
          </table:table-cell>
          <table:table-cell table:style-name="ce47" office:value-type="float" office:value="358" calcext:value-type="float">
            <text:p>358</text:p>
          </table:table-cell>
          <table:table-cell table:style-name="ce47" office:value-type="float" office:value="27" calcext:value-type="float">
            <text:p>27</text:p>
          </table:table-cell>
          <table:table-cell table:style-name="ce47" office:value-type="float" office:value="0.15" calcext:value-type="float">
            <text:p>0,15</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Maçã</text:p>
          </table:table-cell>
          <table:table-cell table:style-name="ce47" office:value-type="string" calcext:value-type="string">
            <text:p>unidade</text:p>
          </table:table-cell>
          <table:table-cell table:style-name="ce48" office:value-type="float" office:value="180" calcext:value-type="float">
            <text:p>180</text:p>
          </table:table-cell>
          <table:table-cell table:style-name="ce48" office:value-type="float" office:value="0.5" calcext:value-type="float">
            <text:p>0,5</text:p>
          </table:table-cell>
          <table:table-cell table:style-name="ce48" office:value-type="float" office:value="25" calcext:value-type="float">
            <text:p>25</text:p>
          </table:table-cell>
          <table:table-cell table:style-name="ce48" office:value-type="float" office:value="0.3" calcext:value-type="float">
            <text:p>0,3</text:p>
          </table:table-cell>
          <table:table-cell table:style-name="ce48" office:value-type="float" office:value="95" calcext:value-type="float">
            <text:p>95</text:p>
          </table:table-cell>
          <table:table-cell table:style-name="ce47" office:value-type="float" office:value="2.4" calcext:value-type="float">
            <text:p>2,4</text:p>
          </table:table-cell>
          <table:table-cell table:style-name="ce47" office:value-type="float" office:value="0.01" calcext:value-type="float">
            <text:p>0,01</text:p>
          </table:table-cell>
          <table:table-cell table:style-name="ce47" office:value-type="float" office:value="107" calcext:value-type="float">
            <text:p>107</text:p>
          </table:table-cell>
          <table:table-cell table:style-name="ce47" office:value-type="float" office:value="5" calcext:value-type="float">
            <text:p>5</text:p>
          </table:table-cell>
          <table:table-cell table:style-name="ce47" office:value-type="float" office:value="0.04" calcext:value-type="float">
            <text:p>0,0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Pão francês</text:p>
          </table:table-cell>
          <table:table-cell table:style-name="ce47" office:value-type="string" calcext:value-type="string">
            <text:p>unidade</text:p>
          </table:table-cell>
          <table:table-cell table:style-name="ce48" office:value-type="float" office:value="50" calcext:value-type="float">
            <text:p>50</text:p>
          </table:table-cell>
          <table:table-cell table:style-name="ce48" office:value-type="float" office:value="4.5" calcext:value-type="float">
            <text:p>4,5</text:p>
          </table:table-cell>
          <table:table-cell table:style-name="ce48" office:value-type="float" office:value="28" calcext:value-type="float">
            <text:p>28</text:p>
          </table:table-cell>
          <table:table-cell table:style-name="ce48" office:value-type="float" office:value="1.5" calcext:value-type="float">
            <text:p>1,5</text:p>
          </table:table-cell>
          <table:table-cell table:style-name="ce48" office:value-type="float" office:value="135" calcext:value-type="float">
            <text:p>135</text:p>
          </table:table-cell>
          <table:table-cell table:style-name="ce47" office:value-type="float" office:value="1.5" calcext:value-type="float">
            <text:p>1,5</text:p>
          </table:table-cell>
          <table:table-cell table:style-name="ce47" office:value-type="float" office:value="0.01" calcext:value-type="float">
            <text:p>0,01</text:p>
          </table:table-cell>
          <table:table-cell table:style-name="ce47" office:value-type="float" office:value="70" calcext:value-type="float">
            <text:p>70</text:p>
          </table:table-cell>
          <table:table-cell table:style-name="ce47" office:value-type="float" office:value="15" calcext:value-type="float">
            <text:p>15</text:p>
          </table:table-cell>
          <table:table-cell table:style-name="ce47" office:value-type="float" office:value="0.7" calcext:value-type="float">
            <text:p>0,7</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Pão de forma</text:p>
          </table:table-cell>
          <table:table-cell table:style-name="ce47" office:value-type="string" calcext:value-type="string">
            <text:p>unidade</text:p>
          </table:table-cell>
          <table:table-cell table:style-name="ce48" office:value-type="float" office:value="25" calcext:value-type="float">
            <text:p>25</text:p>
          </table:table-cell>
          <table:table-cell table:style-name="ce48" office:value-type="float" office:value="2.5" calcext:value-type="float">
            <text:p>2,5</text:p>
          </table:table-cell>
          <table:table-cell table:style-name="ce48" office:value-type="float" office:value="12" calcext:value-type="float">
            <text:p>12</text:p>
          </table:table-cell>
          <table:table-cell table:style-name="ce48" office:value-type="float" office:value="1" calcext:value-type="float">
            <text:p>1</text:p>
          </table:table-cell>
          <table:table-cell table:style-name="ce48" office:value-type="float" office:value="65" calcext:value-type="float">
            <text:p>65</text:p>
          </table:table-cell>
          <table:table-cell table:style-name="ce47" office:value-type="float" office:value="1.2" calcext:value-type="float">
            <text:p>1,2</text:p>
          </table:table-cell>
          <table:table-cell table:style-name="ce47" office:value-type="float" office:value="0.01" calcext:value-type="float">
            <text:p>0,01</text:p>
          </table:table-cell>
          <table:table-cell table:style-name="ce47" office:value-type="float" office:value="35" calcext:value-type="float">
            <text:p>35</text:p>
          </table:table-cell>
          <table:table-cell table:style-name="ce47" office:value-type="float" office:value="10" calcext:value-type="float">
            <text:p>10</text:p>
          </table:table-cell>
          <table:table-cell table:style-name="ce47" office:value-type="float" office:value="0.4" calcext:value-type="float">
            <text:p>0,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rroz branco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7" calcext:value-type="float">
            <text:p>2,7</text:p>
          </table:table-cell>
          <table:table-cell table:style-name="ce48" office:value-type="float" office:value="28" calcext:value-type="float">
            <text:p>28</text:p>
          </table:table-cell>
          <table:table-cell table:style-name="ce48" office:value-type="float" office:value="0.3" calcext:value-type="float">
            <text:p>0,3</text:p>
          </table:table-cell>
          <table:table-cell table:style-name="ce48" office:value-type="float" office:value="130" calcext:value-type="float">
            <text:p>130</text:p>
          </table:table-cell>
          <table:table-cell table:style-name="ce47" office:value-type="float" office:value="0.4" calcext:value-type="float">
            <text:p>0,4</text:p>
          </table:table-cell>
          <table:table-cell table:style-name="ce47" office:value-type="float" office:value="0.01" calcext:value-type="float">
            <text:p>0,01</text:p>
          </table:table-cell>
          <table:table-cell table:style-name="ce47" office:value-type="float" office:value="35" calcext:value-type="float">
            <text:p>35</text:p>
          </table:table-cell>
          <table:table-cell table:style-name="ce47" office:value-type="float" office:value="12" calcext:value-type="float">
            <text:p>12</text:p>
          </table:table-cell>
          <table:table-cell table:style-name="ce47" office:value-type="float" office:value="0.49" calcext:value-type="float">
            <text:p>0,49</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rroz integral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6" calcext:value-type="float">
            <text:p>2,6</text:p>
          </table:table-cell>
          <table:table-cell table:style-name="ce48" office:value-type="float" office:value="23" calcext:value-type="float">
            <text:p>23</text:p>
          </table:table-cell>
          <table:table-cell table:style-name="ce48" office:value-type="float" office:value="0.9" calcext:value-type="float">
            <text:p>0,9</text:p>
          </table:table-cell>
          <table:table-cell table:style-name="ce48" office:value-type="float" office:value="111" calcext:value-type="float">
            <text:p>111</text:p>
          </table:table-cell>
          <table:table-cell table:style-name="ce47" office:value-type="float" office:value="1.8" calcext:value-type="float">
            <text:p>1,8</text:p>
          </table:table-cell>
          <table:table-cell table:style-name="ce47" office:value-type="float" office:value="0.02" calcext:value-type="float">
            <text:p>0,02</text:p>
          </table:table-cell>
          <table:table-cell table:style-name="ce47" office:value-type="float" office:value="86" calcext:value-type="float">
            <text:p>86</text:p>
          </table:table-cell>
          <table:table-cell table:style-name="ce47" office:value-type="float" office:value="44" calcext:value-type="float">
            <text:p>44</text:p>
          </table:table-cell>
          <table:table-cell table:style-name="ce47" office:value-type="float" office:value="0.77" calcext:value-type="float">
            <text:p>0,77</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Feijão carioca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8.9" calcext:value-type="float">
            <text:p>8,9</text:p>
          </table:table-cell>
          <table:table-cell table:style-name="ce48" office:value-type="float" office:value="23" calcext:value-type="float">
            <text:p>23</text:p>
          </table:table-cell>
          <table:table-cell table:style-name="ce48" office:value-type="float" office:value="0.5" calcext:value-type="float">
            <text:p>0,5</text:p>
          </table:table-cell>
          <table:table-cell table:style-name="ce48" office:value-type="float" office:value="127" calcext:value-type="float">
            <text:p>127</text:p>
          </table:table-cell>
          <table:table-cell table:style-name="ce47" office:value-type="float" office:value="8.5" calcext:value-type="float">
            <text:p>8,5</text:p>
          </table:table-cell>
          <table:table-cell table:style-name="ce47" office:value-type="float" office:value="0.02" calcext:value-type="float">
            <text:p>0,02</text:p>
          </table:table-cell>
          <table:table-cell table:style-name="ce47" office:value-type="float" office:value="355" calcext:value-type="float">
            <text:p>355</text:p>
          </table:table-cell>
          <table:table-cell table:style-name="ce47" office:value-type="float" office:value="45" calcext:value-type="float">
            <text:p>45</text:p>
          </table:table-cell>
          <table:table-cell table:style-name="ce47" office:value-type="float" office:value="1.2" calcext:value-type="float">
            <text:p>1,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Feijão preto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8.5" calcext:value-type="float">
            <text:p>8,5</text:p>
          </table:table-cell>
          <table:table-cell table:style-name="ce48" office:value-type="float" office:value="23" calcext:value-type="float">
            <text:p>23</text:p>
          </table:table-cell>
          <table:table-cell table:style-name="ce48" office:value-type="float" office:value="0.6" calcext:value-type="float">
            <text:p>0,6</text:p>
          </table:table-cell>
          <table:table-cell table:style-name="ce48" office:value-type="float" office:value="132" calcext:value-type="float">
            <text:p>132</text:p>
          </table:table-cell>
          <table:table-cell table:style-name="ce47" office:value-type="float" office:value="8.7" calcext:value-type="float">
            <text:p>8,7</text:p>
          </table:table-cell>
          <table:table-cell table:style-name="ce47" office:value-type="float" office:value="0.02" calcext:value-type="float">
            <text:p>0,02</text:p>
          </table:table-cell>
          <table:table-cell table:style-name="ce47" office:value-type="float" office:value="355" calcext:value-type="float">
            <text:p>355</text:p>
          </table:table-cell>
          <table:table-cell table:style-name="ce47" office:value-type="float" office:value="70" calcext:value-type="float">
            <text:p>70</text:p>
          </table:table-cell>
          <table:table-cell table:style-name="ce47" office:value-type="float" office:value="1.1" calcext:value-type="float">
            <text:p>1,1</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Lentilha cozid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9" calcext:value-type="float">
            <text:p>9</text:p>
          </table:table-cell>
          <table:table-cell table:style-name="ce48" office:value-type="float" office:value="20" calcext:value-type="float">
            <text:p>20</text:p>
          </table:table-cell>
          <table:table-cell table:style-name="ce48" office:value-type="float" office:value="0.4" calcext:value-type="float">
            <text:p>0,4</text:p>
          </table:table-cell>
          <table:table-cell table:style-name="ce48" office:value-type="float" office:value="116" calcext:value-type="float">
            <text:p>116</text:p>
          </table:table-cell>
          <table:table-cell table:style-name="ce47" office:value-type="float" office:value="7.9" calcext:value-type="float">
            <text:p>7,9</text:p>
          </table:table-cell>
          <table:table-cell table:style-name="ce47" office:value-type="float" office:value="0.02" calcext:value-type="float">
            <text:p>0,02</text:p>
          </table:table-cell>
          <table:table-cell table:style-name="ce47" office:value-type="float" office:value="369" calcext:value-type="float">
            <text:p>369</text:p>
          </table:table-cell>
          <table:table-cell table:style-name="ce47" office:value-type="float" office:value="36" calcext:value-type="float">
            <text:p>36</text:p>
          </table:table-cell>
          <table:table-cell table:style-name="ce47" office:value-type="float" office:value="1.3" calcext:value-type="float">
            <text:p>1,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Grão de bico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8.9" calcext:value-type="float">
            <text:p>8,9</text:p>
          </table:table-cell>
          <table:table-cell table:style-name="ce48" office:value-type="float" office:value="27" calcext:value-type="float">
            <text:p>27</text:p>
          </table:table-cell>
          <table:table-cell table:style-name="ce48" office:value-type="float" office:value="2.6" calcext:value-type="float">
            <text:p>2,6</text:p>
          </table:table-cell>
          <table:table-cell table:style-name="ce48" office:value-type="float" office:value="164" calcext:value-type="float">
            <text:p>164</text:p>
          </table:table-cell>
          <table:table-cell table:style-name="ce47" office:value-type="float" office:value="7.6" calcext:value-type="float">
            <text:p>7,6</text:p>
          </table:table-cell>
          <table:table-cell table:style-name="ce47" office:value-type="float" office:value="0.05" calcext:value-type="float">
            <text:p>0,05</text:p>
          </table:table-cell>
          <table:table-cell table:style-name="ce47" office:value-type="float" office:value="291" calcext:value-type="float">
            <text:p>291</text:p>
          </table:table-cell>
          <table:table-cell table:style-name="ce47" office:value-type="float" office:value="48" calcext:value-type="float">
            <text:p>48</text:p>
          </table:table-cell>
          <table:table-cell table:style-name="ce47" office:value-type="float" office:value="1.5" calcext:value-type="float">
            <text:p>1,5</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Macarrão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5" calcext:value-type="float">
            <text:p>5</text:p>
          </table:table-cell>
          <table:table-cell table:style-name="ce48" office:value-type="float" office:value="25" calcext:value-type="float">
            <text:p>25</text:p>
          </table:table-cell>
          <table:table-cell table:style-name="ce48" office:value-type="float" office:value="1.1" calcext:value-type="float">
            <text:p>1,1</text:p>
          </table:table-cell>
          <table:table-cell table:style-name="ce48" office:value-type="float" office:value="131" calcext:value-type="float">
            <text:p>131</text:p>
          </table:table-cell>
          <table:table-cell table:style-name="ce47" office:value-type="float" office:value="1.3" calcext:value-type="float">
            <text:p>1,3</text:p>
          </table:table-cell>
          <table:table-cell table:style-name="ce47" office:value-type="float" office:value="0.01" calcext:value-type="float">
            <text:p>0,01</text:p>
          </table:table-cell>
          <table:table-cell table:style-name="ce47" office:value-type="float" office:value="44" calcext:value-type="float">
            <text:p>44</text:p>
          </table:table-cell>
          <table:table-cell table:style-name="ce47" office:value-type="float" office:value="18" calcext:value-type="float">
            <text:p>18</text:p>
          </table:table-cell>
          <table:table-cell table:style-name="ce47" office:value-type="float" office:value="0.5" calcext:value-type="float">
            <text:p>0,5</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atata cozid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 calcext:value-type="float">
            <text:p>2</text:p>
          </table:table-cell>
          <table:table-cell table:style-name="ce48" office:value-type="float" office:value="20" calcext:value-type="float">
            <text:p>20</text:p>
          </table:table-cell>
          <table:table-cell table:style-name="ce48" office:value-type="float" office:value="0.1" calcext:value-type="float">
            <text:p>0,1</text:p>
          </table:table-cell>
          <table:table-cell table:style-name="ce48" office:value-type="float" office:value="87" calcext:value-type="float">
            <text:p>87</text:p>
          </table:table-cell>
          <table:table-cell table:style-name="ce47" office:value-type="float" office:value="1.8" calcext:value-type="float">
            <text:p>1,8</text:p>
          </table:table-cell>
          <table:table-cell table:style-name="ce47" office:value-type="float" office:value="0.01" calcext:value-type="float">
            <text:p>0,01</text:p>
          </table:table-cell>
          <table:table-cell table:style-name="ce47" office:value-type="float" office:value="379" calcext:value-type="float">
            <text:p>379</text:p>
          </table:table-cell>
          <table:table-cell table:style-name="ce47" office:value-type="float" office:value="23" calcext:value-type="float">
            <text:p>23</text:p>
          </table:table-cell>
          <table:table-cell table:style-name="ce47" office:value-type="float" office:value="0.3" calcext:value-type="float">
            <text:p>0,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atata doce</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6" calcext:value-type="float">
            <text:p>1,6</text:p>
          </table:table-cell>
          <table:table-cell table:style-name="ce48" office:value-type="float" office:value="20" calcext:value-type="float">
            <text:p>20</text:p>
          </table:table-cell>
          <table:table-cell table:style-name="ce48" office:value-type="float" office:value="0.1" calcext:value-type="float">
            <text:p>0,1</text:p>
          </table:table-cell>
          <table:table-cell table:style-name="ce48" office:value-type="float" office:value="86" calcext:value-type="float">
            <text:p>86</text:p>
          </table:table-cell>
          <table:table-cell table:style-name="ce47" office:value-type="float" office:value="3" calcext:value-type="float">
            <text:p>3</text:p>
          </table:table-cell>
          <table:table-cell table:style-name="ce47" office:value-type="float" office:value="0.01" calcext:value-type="float">
            <text:p>0,01</text:p>
          </table:table-cell>
          <table:table-cell table:style-name="ce47" office:value-type="float" office:value="337" calcext:value-type="float">
            <text:p>337</text:p>
          </table:table-cell>
          <table:table-cell table:style-name="ce47" office:value-type="float" office:value="25" calcext:value-type="float">
            <text:p>25</text:p>
          </table:table-cell>
          <table:table-cell table:style-name="ce47" office:value-type="float" office:value="0.3" calcext:value-type="float">
            <text:p>0,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vei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7" calcext:value-type="float">
            <text:p>17</text:p>
          </table:table-cell>
          <table:table-cell table:style-name="ce48" office:value-type="float" office:value="66" calcext:value-type="float">
            <text:p>66</text:p>
          </table:table-cell>
          <table:table-cell table:style-name="ce48" office:value-type="float" office:value="7" calcext:value-type="float">
            <text:p>7</text:p>
          </table:table-cell>
          <table:table-cell table:style-name="ce48" office:value-type="float" office:value="389" calcext:value-type="float">
            <text:p>389</text:p>
          </table:table-cell>
          <table:table-cell table:style-name="ce47" office:value-type="float" office:value="10.6" calcext:value-type="float">
            <text:p>10,6</text:p>
          </table:table-cell>
          <table:table-cell table:style-name="ce47" office:value-type="float" office:value="0.11" calcext:value-type="float">
            <text:p>0,11</text:p>
          </table:table-cell>
          <table:table-cell table:style-name="ce47" office:value-type="float" office:value="429" calcext:value-type="float">
            <text:p>429</text:p>
          </table:table-cell>
          <table:table-cell table:style-name="ce47" office:value-type="float" office:value="177" calcext:value-type="float">
            <text:p>177</text:p>
          </table:table-cell>
          <table:table-cell table:style-name="ce47" office:value-type="float" office:value="3.6" calcext:value-type="float">
            <text:p>3,6</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Farinha de avei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5" calcext:value-type="float">
            <text:p>15</text:p>
          </table:table-cell>
          <table:table-cell table:style-name="ce48" office:value-type="float" office:value="66" calcext:value-type="float">
            <text:p>66</text:p>
          </table:table-cell>
          <table:table-cell table:style-name="ce48" office:value-type="float" office:value="7" calcext:value-type="float">
            <text:p>7</text:p>
          </table:table-cell>
          <table:table-cell table:style-name="ce48" office:value-type="float" office:value="380" calcext:value-type="float">
            <text:p>380</text:p>
          </table:table-cell>
          <table:table-cell table:style-name="ce47" office:value-type="float" office:value="9" calcext:value-type="float">
            <text:p>9</text:p>
          </table:table-cell>
          <table:table-cell table:style-name="ce47" office:value-type="float" office:value="0.1" calcext:value-type="float">
            <text:p>0,1</text:p>
          </table:table-cell>
          <table:table-cell table:style-name="ce47" office:value-type="float" office:value="350" calcext:value-type="float">
            <text:p>350</text:p>
          </table:table-cell>
          <table:table-cell table:style-name="ce47" office:value-type="float" office:value="140" calcext:value-type="float">
            <text:p>140</text:p>
          </table:table-cell>
          <table:table-cell table:style-name="ce47" office:value-type="float" office:value="3" calcext:value-type="float">
            <text:p>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arne bovina magr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6" calcext:value-type="float">
            <text:p>26</text:p>
          </table:table-cell>
          <table:table-cell table:style-name="ce48" office:value-type="float" office:value="0" calcext:value-type="float">
            <text:p>0</text:p>
          </table:table-cell>
          <table:table-cell table:style-name="ce48" office:value-type="float" office:value="15" calcext:value-type="float">
            <text:p>15</text:p>
          </table:table-cell>
          <table:table-cell table:style-name="ce48" office:value-type="float" office:value="250" calcext:value-type="float">
            <text:p>25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318" calcext:value-type="float">
            <text:p>318</text:p>
          </table:table-cell>
          <table:table-cell table:style-name="ce47" office:value-type="float" office:value="21" calcext:value-type="float">
            <text:p>21</text:p>
          </table:table-cell>
          <table:table-cell table:style-name="ce47" office:value-type="float" office:value="4.8" calcext:value-type="float">
            <text:p>4,8</text:p>
          </table:table-cell>
          <table:table-cell table:style-name="ce47" office:value-type="float" office:value="7" calcext:value-type="float">
            <text:p>7</text:p>
          </table:table-cell>
          <table:table-cell table:style-name="ce16" table:number-columns-repeated="16371"/>
        </table:table-row>
        <table:table-row table:style-name="ro1">
          <table:table-cell table:style-name="ce47" office:value-type="string" calcext:value-type="string">
            <text:p>Carne moíd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6" calcext:value-type="float">
            <text:p>26</text:p>
          </table:table-cell>
          <table:table-cell table:style-name="ce48" office:value-type="float" office:value="0" calcext:value-type="float">
            <text:p>0</text:p>
          </table:table-cell>
          <table:table-cell table:style-name="ce48" office:value-type="float" office:value="20" calcext:value-type="float">
            <text:p>20</text:p>
          </table:table-cell>
          <table:table-cell table:style-name="ce48" office:value-type="float" office:value="290" calcext:value-type="float">
            <text:p>29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315" calcext:value-type="float">
            <text:p>315</text:p>
          </table:table-cell>
          <table:table-cell table:style-name="ce47" office:value-type="float" office:value="20" calcext:value-type="float">
            <text:p>20</text:p>
          </table:table-cell>
          <table:table-cell table:style-name="ce47" office:value-type="float" office:value="5" calcext:value-type="float">
            <text:p>5</text:p>
          </table:table-cell>
          <table:table-cell table:style-name="ce47" office:value-type="float" office:value="7" calcext:value-type="float">
            <text:p>7</text:p>
          </table:table-cell>
          <table:table-cell table:style-name="ce16" table:number-columns-repeated="16371"/>
        </table:table-row>
        <table:table-row table:style-name="ro1">
          <table:table-cell table:style-name="ce47" office:value-type="string" calcext:value-type="string">
            <text:p>Leite integral</text:p>
          </table:table-cell>
          <table:table-cell table:style-name="ce47" office:value-type="string" calcext:value-type="string">
            <text:p>copo</text:p>
          </table:table-cell>
          <table:table-cell table:style-name="ce48" office:value-type="float" office:value="1" calcext:value-type="float">
            <text:p>1</text:p>
          </table:table-cell>
          <table:table-cell table:style-name="ce48" office:value-type="float" office:value="6.6" calcext:value-type="float">
            <text:p>6,6</text:p>
          </table:table-cell>
          <table:table-cell table:style-name="ce48" office:value-type="float" office:value="10" calcext:value-type="float">
            <text:p>10</text:p>
          </table:table-cell>
          <table:table-cell table:style-name="ce48" office:value-type="float" office:value="6.6" calcext:value-type="float">
            <text:p>6,6</text:p>
          </table:table-cell>
          <table:table-cell table:style-name="ce48" office:value-type="float" office:value="122" calcext:value-type="float">
            <text:p>122</text:p>
          </table:table-cell>
          <table:table-cell table:style-name="ce47" office:value-type="float" office:value="0" calcext:value-type="float">
            <text:p>0</text:p>
          </table:table-cell>
          <table:table-cell table:style-name="ce47" office:value-type="float" office:value="0.01" calcext:value-type="float">
            <text:p>0,01</text:p>
          </table:table-cell>
          <table:table-cell table:style-name="ce47" office:value-type="float" office:value="322" calcext:value-type="float">
            <text:p>322</text:p>
          </table:table-cell>
          <table:table-cell table:style-name="ce47" office:value-type="float" office:value="24" calcext:value-type="float">
            <text:p>24</text:p>
          </table:table-cell>
          <table:table-cell table:style-name="ce47" office:value-type="float" office:value="0.9" calcext:value-type="float">
            <text:p>0,9</text:p>
          </table:table-cell>
          <table:table-cell table:style-name="ce47" office:value-type="float" office:value="49" calcext:value-type="float">
            <text:p>49</text:p>
          </table:table-cell>
          <table:table-cell table:style-name="ce16" table:number-columns-repeated="16371"/>
        </table:table-row>
        <table:table-row table:style-name="ro1">
          <table:table-cell table:style-name="ce47" office:value-type="string" calcext:value-type="string">
            <text:p>Leite desnatado</text:p>
          </table:table-cell>
          <table:table-cell table:style-name="ce47" office:value-type="string" calcext:value-type="string">
            <text:p>copo</text:p>
          </table:table-cell>
          <table:table-cell table:style-name="ce48" office:value-type="float" office:value="1" calcext:value-type="float">
            <text:p>1</text:p>
          </table:table-cell>
          <table:table-cell table:style-name="ce48" office:value-type="float" office:value="8.5" calcext:value-type="float">
            <text:p>8,5</text:p>
          </table:table-cell>
          <table:table-cell table:style-name="ce48" office:value-type="float" office:value="12.5" calcext:value-type="float">
            <text:p>12,5</text:p>
          </table:table-cell>
          <table:table-cell table:style-name="ce48" office:value-type="float" office:value="0.25" calcext:value-type="float">
            <text:p>0,25</text:p>
          </table:table-cell>
          <table:table-cell table:style-name="ce48" office:value-type="float" office:value="85" calcext:value-type="float">
            <text:p>85</text:p>
          </table:table-cell>
          <table:table-cell table:style-name="ce47" office:value-type="float" office:value="0" calcext:value-type="float">
            <text:p>0</text:p>
          </table:table-cell>
          <table:table-cell table:style-name="ce47" office:value-type="float" office:value="0.025" calcext:value-type="float">
            <text:p>0,025</text:p>
          </table:table-cell>
          <table:table-cell table:style-name="ce47" office:value-type="float" office:value="375" calcext:value-type="float">
            <text:p>375</text:p>
          </table:table-cell>
          <table:table-cell table:style-name="ce47" office:value-type="float" office:value="25" calcext:value-type="float">
            <text:p>25</text:p>
          </table:table-cell>
          <table:table-cell table:style-name="ce47" office:value-type="float" office:value="1" calcext:value-type="float">
            <text:p>1</text:p>
          </table:table-cell>
          <table:table-cell table:style-name="ce47" office:value-type="float" office:value="100" calcext:value-type="float">
            <text:p>100</text:p>
          </table:table-cell>
          <table:table-cell table:style-name="ce16" table:number-columns-repeated="16371"/>
        </table:table-row>
        <table:table-row table:style-name="ro1">
          <table:table-cell table:style-name="ce47" office:value-type="string" calcext:value-type="string">
            <text:p>Iogurte natural</text:p>
          </table:table-cell>
          <table:table-cell table:style-name="ce47" office:value-type="string" calcext:value-type="string">
            <text:p>pote</text:p>
          </table:table-cell>
          <table:table-cell table:style-name="ce48" office:value-type="float" office:value="170" calcext:value-type="float">
            <text:p>170</text:p>
          </table:table-cell>
          <table:table-cell table:style-name="ce48" office:value-type="float" office:value="6" calcext:value-type="float">
            <text:p>6</text:p>
          </table:table-cell>
          <table:table-cell table:style-name="ce48" office:value-type="float" office:value="8" calcext:value-type="float">
            <text:p>8</text:p>
          </table:table-cell>
          <table:table-cell table:style-name="ce48" office:value-type="float" office:value="3" calcext:value-type="float">
            <text:p>3</text:p>
          </table:table-cell>
          <table:table-cell table:style-name="ce48" office:value-type="float" office:value="100" calcext:value-type="float">
            <text:p>100</text:p>
          </table:table-cell>
          <table:table-cell table:style-name="ce47" office:value-type="float" office:value="0" calcext:value-type="float">
            <text:p>0</text:p>
          </table:table-cell>
          <table:table-cell table:style-name="ce47" office:value-type="float" office:value="0.02" calcext:value-type="float">
            <text:p>0,02</text:p>
          </table:table-cell>
          <table:table-cell table:style-name="ce47" office:value-type="float" office:value="255" calcext:value-type="float">
            <text:p>255</text:p>
          </table:table-cell>
          <table:table-cell table:style-name="ce47" office:value-type="float" office:value="19" calcext:value-type="float">
            <text:p>19</text:p>
          </table:table-cell>
          <table:table-cell table:style-name="ce47" office:value-type="float" office:value="0.9" calcext:value-type="float">
            <text:p>0,9</text:p>
          </table:table-cell>
          <table:table-cell table:style-name="ce47" office:value-type="float" office:value="80" calcext:value-type="float">
            <text:p>80</text:p>
          </table:table-cell>
          <table:table-cell table:style-name="ce16" table:number-columns-repeated="16371"/>
        </table:table-row>
        <table:table-row table:style-name="ro1">
          <table:table-cell table:style-name="ce47" office:value-type="string" calcext:value-type="string">
            <text:p>Queijo muçarel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2" calcext:value-type="float">
            <text:p>22</text:p>
          </table:table-cell>
          <table:table-cell table:style-name="ce48" office:value-type="float" office:value="2.2" calcext:value-type="float">
            <text:p>2,2</text:p>
          </table:table-cell>
          <table:table-cell table:style-name="ce48" office:value-type="float" office:value="22" calcext:value-type="float">
            <text:p>22</text:p>
          </table:table-cell>
          <table:table-cell table:style-name="ce48" office:value-type="float" office:value="280" calcext:value-type="float">
            <text:p>28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138" calcext:value-type="float">
            <text:p>138</text:p>
          </table:table-cell>
          <table:table-cell table:style-name="ce47" office:value-type="float" office:value="28" calcext:value-type="float">
            <text:p>28</text:p>
          </table:table-cell>
          <table:table-cell table:style-name="ce47" office:value-type="float" office:value="3.1" calcext:value-type="float">
            <text:p>3,1</text:p>
          </table:table-cell>
          <table:table-cell table:style-name="ce47" office:value-type="float" office:value="20" calcext:value-type="float">
            <text:p>20</text:p>
          </table:table-cell>
          <table:table-cell table:style-name="ce16" table:number-columns-repeated="16371"/>
        </table:table-row>
        <table:table-row table:style-name="ro1">
          <table:table-cell table:style-name="ce47" office:value-type="string" calcext:value-type="string">
            <text:p>Queijo minas</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7" calcext:value-type="float">
            <text:p>17</text:p>
          </table:table-cell>
          <table:table-cell table:style-name="ce48" office:value-type="float" office:value="3" calcext:value-type="float">
            <text:p>3</text:p>
          </table:table-cell>
          <table:table-cell table:style-name="ce48" office:value-type="float" office:value="20" calcext:value-type="float">
            <text:p>20</text:p>
          </table:table-cell>
          <table:table-cell table:style-name="ce48" office:value-type="float" office:value="264" calcext:value-type="float">
            <text:p>264</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121" calcext:value-type="float">
            <text:p>121</text:p>
          </table:table-cell>
          <table:table-cell table:style-name="ce47" office:value-type="float" office:value="24" calcext:value-type="float">
            <text:p>24</text:p>
          </table:table-cell>
          <table:table-cell table:style-name="ce47" office:value-type="float" office:value="2.7" calcext:value-type="float">
            <text:p>2,7</text:p>
          </table:table-cell>
          <table:table-cell table:style-name="ce47" office:value-type="float" office:value="15" calcext:value-type="float">
            <text:p>15</text:p>
          </table:table-cell>
          <table:table-cell table:style-name="ce16" table:number-columns-repeated="16371"/>
        </table:table-row>
        <table:table-row table:style-name="ro1">
          <table:table-cell table:style-name="ce47" office:value-type="string" calcext:value-type="string">
            <text:p>Queijo prat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2" calcext:value-type="float">
            <text:p>22</text:p>
          </table:table-cell>
          <table:table-cell table:style-name="ce48" office:value-type="float" office:value="2" calcext:value-type="float">
            <text:p>2</text:p>
          </table:table-cell>
          <table:table-cell table:style-name="ce48" office:value-type="float" office:value="26" calcext:value-type="float">
            <text:p>26</text:p>
          </table:table-cell>
          <table:table-cell table:style-name="ce48" office:value-type="float" office:value="330" calcext:value-type="float">
            <text:p>33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98" calcext:value-type="float">
            <text:p>98</text:p>
          </table:table-cell>
          <table:table-cell table:style-name="ce47" office:value-type="float" office:value="26" calcext:value-type="float">
            <text:p>26</text:p>
          </table:table-cell>
          <table:table-cell table:style-name="ce47" office:value-type="float" office:value="3.5" calcext:value-type="float">
            <text:p>3,5</text:p>
          </table:table-cell>
          <table:table-cell table:style-name="ce47" office:value-type="float" office:value="20" calcext:value-type="float">
            <text:p>20</text:p>
          </table:table-cell>
          <table:table-cell table:style-name="ce16" table:number-columns-repeated="16371"/>
        </table:table-row>
        <table:table-row table:style-name="ro1">
          <table:table-cell table:style-name="ce47" office:value-type="string" calcext:value-type="string">
            <text:p>Whey protein</text:p>
          </table:table-cell>
          <table:table-cell table:style-name="ce47" office:value-type="string" calcext:value-type="string">
            <text:p>porção</text:p>
          </table:table-cell>
          <table:table-cell table:style-name="ce48" office:value-type="float" office:value="40" calcext:value-type="float">
            <text:p>40</text:p>
          </table:table-cell>
          <table:table-cell table:style-name="ce48" office:value-type="float" office:value="32" calcext:value-type="float">
            <text:p>32</text:p>
          </table:table-cell>
          <table:table-cell table:style-name="ce48" office:value-type="float" office:value="4.3" calcext:value-type="float">
            <text:p>4,3</text:p>
          </table:table-cell>
          <table:table-cell table:style-name="ce48" office:value-type="float" office:value="2.7" calcext:value-type="float">
            <text:p>2,7</text:p>
          </table:table-cell>
          <table:table-cell table:style-name="ce48" office:value-type="float" office:value="170" calcext:value-type="float">
            <text:p>170</text:p>
          </table:table-cell>
          <table:table-cell table:style-name="ce47" office:value-type="float" office:value="0" calcext:value-type="float">
            <text:p>0</text:p>
          </table:table-cell>
          <table:table-cell table:style-name="ce47" office:value-type="float" office:value="0.05" calcext:value-type="float">
            <text:p>0,05</text:p>
          </table:table-cell>
          <table:table-cell table:style-name="ce47" office:value-type="float" office:value="160" calcext:value-type="float">
            <text:p>160</text:p>
          </table:table-cell>
          <table:table-cell table:style-name="ce47" office:value-type="float" office:value="20" calcext:value-type="float">
            <text:p>20</text:p>
          </table:table-cell>
          <table:table-cell table:style-name="ce47" office:value-type="float" office:value="2" calcext:value-type="float">
            <text:p>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mendoim</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6" calcext:value-type="float">
            <text:p>26</text:p>
          </table:table-cell>
          <table:table-cell table:style-name="ce48" office:value-type="float" office:value="16" calcext:value-type="float">
            <text:p>16</text:p>
          </table:table-cell>
          <table:table-cell table:style-name="ce48" office:value-type="float" office:value="49" calcext:value-type="float">
            <text:p>49</text:p>
          </table:table-cell>
          <table:table-cell table:style-name="ce48" office:value-type="float" office:value="567" calcext:value-type="float">
            <text:p>567</text:p>
          </table:table-cell>
          <table:table-cell table:style-name="ce47" office:value-type="float" office:value="8.5" calcext:value-type="float">
            <text:p>8,5</text:p>
          </table:table-cell>
          <table:table-cell table:style-name="ce47" office:value-type="float" office:value="0.003" calcext:value-type="float">
            <text:p>0,003</text:p>
          </table:table-cell>
          <table:table-cell table:style-name="ce47" office:value-type="float" office:value="705" calcext:value-type="float">
            <text:p>705</text:p>
          </table:table-cell>
          <table:table-cell table:style-name="ce47" office:value-type="float" office:value="168" calcext:value-type="float">
            <text:p>168</text:p>
          </table:table-cell>
          <table:table-cell table:style-name="ce47" office:value-type="float" office:value="3.3" calcext:value-type="float">
            <text:p>3,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astanha do pará</text:p>
          </table:table-cell>
          <table:table-cell table:style-name="ce47" office:value-type="string" calcext:value-type="string">
            <text:p>unidade</text:p>
          </table:table-cell>
          <table:table-cell table:style-name="ce48" office:value-type="float" office:value="5" calcext:value-type="float">
            <text:p>5</text:p>
          </table:table-cell>
          <table:table-cell table:style-name="ce48" office:value-type="float" office:value="0.7" calcext:value-type="float">
            <text:p>0,7</text:p>
          </table:table-cell>
          <table:table-cell table:style-name="ce48" office:value-type="float" office:value="0.6" calcext:value-type="float">
            <text:p>0,6</text:p>
          </table:table-cell>
          <table:table-cell table:style-name="ce48" office:value-type="float" office:value="3.3" calcext:value-type="float">
            <text:p>3,3</text:p>
          </table:table-cell>
          <table:table-cell table:style-name="ce48" office:value-type="float" office:value="33" calcext:value-type="float">
            <text:p>33</text:p>
          </table:table-cell>
          <table:table-cell table:style-name="ce47" office:value-type="float" office:value="0.4" calcext:value-type="float">
            <text:p>0,4</text:p>
          </table:table-cell>
          <table:table-cell table:style-name="ce47" office:value-type="float" office:value="0.003" calcext:value-type="float">
            <text:p>0,003</text:p>
          </table:table-cell>
          <table:table-cell table:style-name="ce47" office:value-type="float" office:value="33" calcext:value-type="float">
            <text:p>33</text:p>
          </table:table-cell>
          <table:table-cell table:style-name="ce47" office:value-type="float" office:value="18" calcext:value-type="float">
            <text:p>18</text:p>
          </table:table-cell>
          <table:table-cell table:style-name="ce47" office:value-type="float" office:value="0.2" calcext:value-type="float">
            <text:p>0,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astanha de caju</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8" calcext:value-type="float">
            <text:p>18</text:p>
          </table:table-cell>
          <table:table-cell table:style-name="ce48" office:value-type="float" office:value="30" calcext:value-type="float">
            <text:p>30</text:p>
          </table:table-cell>
          <table:table-cell table:style-name="ce48" office:value-type="float" office:value="44" calcext:value-type="float">
            <text:p>44</text:p>
          </table:table-cell>
          <table:table-cell table:style-name="ce48" office:value-type="float" office:value="553" calcext:value-type="float">
            <text:p>553</text:p>
          </table:table-cell>
          <table:table-cell table:style-name="ce47" office:value-type="float" office:value="3.3" calcext:value-type="float">
            <text:p>3,3</text:p>
          </table:table-cell>
          <table:table-cell table:style-name="ce47" office:value-type="float" office:value="0.1" calcext:value-type="float">
            <text:p>0,1</text:p>
          </table:table-cell>
          <table:table-cell table:style-name="ce47" office:value-type="float" office:value="565" calcext:value-type="float">
            <text:p>565</text:p>
          </table:table-cell>
          <table:table-cell table:style-name="ce47" office:value-type="float" office:value="292" calcext:value-type="float">
            <text:p>292</text:p>
          </table:table-cell>
          <table:table-cell table:style-name="ce47" office:value-type="float" office:value="5.8" calcext:value-type="float">
            <text:p>5,8</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zeite de oliva</text:p>
          </table:table-cell>
          <table:table-cell table:style-name="ce47" office:value-type="string" calcext:value-type="string">
            <text:p>colher</text:p>
          </table:table-cell>
          <table:table-cell table:style-name="ce48" office:value-type="float" office:value="13" calcext:value-type="float">
            <text:p>13</text:p>
          </table:table-cell>
          <table:table-cell table:number-columns-repeated="2" table:style-name="ce48" office:value-type="float" office:value="0" calcext:value-type="float">
            <text:p>0</text:p>
          </table:table-cell>
          <table:table-cell table:style-name="ce48" office:value-type="float" office:value="13" calcext:value-type="float">
            <text:p>13</text:p>
          </table:table-cell>
          <table:table-cell table:style-name="ce48" office:value-type="float" office:value="119" calcext:value-type="float">
            <text:p>119</text:p>
          </table:table-cell>
          <table:table-cell table:style-name="ce47" office:value-type="float" office:value="0" calcext:value-type="float">
            <text:p>0</text:p>
          </table:table-cell>
          <table:table-cell table:style-name="ce47" office:value-type="float" office:value="0.1" calcext:value-type="float">
            <text:p>0,1</text:p>
          </table:table-cell>
          <table:table-cell table:style-name="ce47" office:value-type="float" office:value="1" calcext:value-type="float">
            <text:p>1</text:p>
          </table:table-cell>
          <table:table-cell table:number-columns-repeated="3"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Manteiga</text:p>
          </table:table-cell>
          <table:table-cell table:style-name="ce47" office:value-type="string" calcext:value-type="string">
            <text:p>colher</text:p>
          </table:table-cell>
          <table:table-cell table:style-name="ce48" office:value-type="float" office:value="10" calcext:value-type="float">
            <text:p>10</text:p>
          </table:table-cell>
          <table:table-cell table:style-name="ce48" office:value-type="float" office:value="0.1" calcext:value-type="float">
            <text:p>0,1</text:p>
          </table:table-cell>
          <table:table-cell table:style-name="ce48" office:value-type="float" office:value="0" calcext:value-type="float">
            <text:p>0</text:p>
          </table:table-cell>
          <table:table-cell table:style-name="ce48" office:value-type="float" office:value="8" calcext:value-type="float">
            <text:p>8</text:p>
          </table:table-cell>
          <table:table-cell table:style-name="ce48" office:value-type="float" office:value="72" calcext:value-type="float">
            <text:p>72</text:p>
          </table:table-cell>
          <table:table-cell table:style-name="ce47" office:value-type="float" office:value="0" calcext:value-type="float">
            <text:p>0</text:p>
          </table:table-cell>
          <table:table-cell table:style-name="ce47" office:value-type="float" office:value="0.03" calcext:value-type="float">
            <text:p>0,03</text:p>
          </table:table-cell>
          <table:table-cell table:style-name="ce47" office:value-type="float" office:value="3" calcext:value-type="float">
            <text:p>3</text:p>
          </table:table-cell>
          <table:table-cell table:number-columns-repeated="2" table:style-name="ce47" office:value-type="float" office:value="0" calcext:value-type="float">
            <text:p>0</text:p>
          </table:table-cell>
          <table:table-cell table:style-name="ce47" office:value-type="float" office:value="7" calcext:value-type="float">
            <text:p>7</text:p>
          </table:table-cell>
          <table:table-cell table:style-name="ce16" table:number-columns-repeated="16371"/>
        </table:table-row>
        <table:table-row table:style-name="ro1">
          <table:table-cell table:style-name="ce47" office:value-type="string" calcext:value-type="string">
            <text:p>Maionese</text:p>
          </table:table-cell>
          <table:table-cell table:style-name="ce47" office:value-type="string" calcext:value-type="string">
            <text:p>colher</text:p>
          </table:table-cell>
          <table:table-cell table:style-name="ce48" office:value-type="float" office:value="12" calcext:value-type="float">
            <text:p>12</text:p>
          </table:table-cell>
          <table:table-cell table:number-columns-repeated="2" table:style-name="ce48" office:value-type="float" office:value="0.1" calcext:value-type="float">
            <text:p>0,1</text:p>
          </table:table-cell>
          <table:table-cell table:style-name="ce48" office:value-type="float" office:value="8" calcext:value-type="float">
            <text:p>8</text:p>
          </table:table-cell>
          <table:table-cell table:style-name="ce48" office:value-type="float" office:value="90" calcext:value-type="float">
            <text:p>90</text:p>
          </table:table-cell>
          <table:table-cell table:style-name="ce47" office:value-type="float" office:value="0" calcext:value-type="float">
            <text:p>0</text:p>
          </table:table-cell>
          <table:table-cell table:style-name="ce47" office:value-type="float" office:value="0.05" calcext:value-type="float">
            <text:p>0,05</text:p>
          </table:table-cell>
          <table:table-cell table:style-name="ce47" office:value-type="float" office:value="2" calcext:value-type="float">
            <text:p>2</text:p>
          </table:table-cell>
          <table:table-cell table:number-columns-repeated="2" table:style-name="ce47" office:value-type="float" office:value="0" calcext:value-type="float">
            <text:p>0</text:p>
          </table:table-cell>
          <table:table-cell table:style-name="ce47" office:value-type="float" office:value="2" calcext:value-type="float">
            <text:p>2</text:p>
          </table:table-cell>
          <table:table-cell table:style-name="ce16" table:number-columns-repeated="16371"/>
        </table:table-row>
        <table:table-row table:style-name="ro1">
          <table:table-cell table:style-name="ce47" office:value-type="string" calcext:value-type="string">
            <text:p>Alface</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4" calcext:value-type="float">
            <text:p>1,4</text:p>
          </table:table-cell>
          <table:table-cell table:style-name="ce48" office:value-type="float" office:value="2.9" calcext:value-type="float">
            <text:p>2,9</text:p>
          </table:table-cell>
          <table:table-cell table:style-name="ce48" office:value-type="float" office:value="0.2" calcext:value-type="float">
            <text:p>0,2</text:p>
          </table:table-cell>
          <table:table-cell table:style-name="ce48" office:value-type="float" office:value="15" calcext:value-type="float">
            <text:p>15</text:p>
          </table:table-cell>
          <table:table-cell table:style-name="ce47" office:value-type="float" office:value="1.3" calcext:value-type="float">
            <text:p>1,3</text:p>
          </table:table-cell>
          <table:table-cell table:style-name="ce47" office:value-type="float" office:value="0.02" calcext:value-type="float">
            <text:p>0,02</text:p>
          </table:table-cell>
          <table:table-cell table:style-name="ce47" office:value-type="float" office:value="194" calcext:value-type="float">
            <text:p>194</text:p>
          </table:table-cell>
          <table:table-cell table:style-name="ce47" office:value-type="float" office:value="13" calcext:value-type="float">
            <text:p>13</text:p>
          </table:table-cell>
          <table:table-cell table:style-name="ce47" office:value-type="float" office:value="0.2" calcext:value-type="float">
            <text:p>0,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Tomate</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0.9" calcext:value-type="float">
            <text:p>0,9</text:p>
          </table:table-cell>
          <table:table-cell table:style-name="ce48" office:value-type="float" office:value="3.9" calcext:value-type="float">
            <text:p>3,9</text:p>
          </table:table-cell>
          <table:table-cell table:style-name="ce48" office:value-type="float" office:value="0.2" calcext:value-type="float">
            <text:p>0,2</text:p>
          </table:table-cell>
          <table:table-cell table:style-name="ce48" office:value-type="float" office:value="18" calcext:value-type="float">
            <text:p>18</text:p>
          </table:table-cell>
          <table:table-cell table:style-name="ce47" office:value-type="float" office:value="1.2" calcext:value-type="float">
            <text:p>1,2</text:p>
          </table:table-cell>
          <table:table-cell table:style-name="ce47" office:value-type="float" office:value="0.02" calcext:value-type="float">
            <text:p>0,02</text:p>
          </table:table-cell>
          <table:table-cell table:style-name="ce47" office:value-type="float" office:value="237" calcext:value-type="float">
            <text:p>237</text:p>
          </table:table-cell>
          <table:table-cell table:style-name="ce47" office:value-type="float" office:value="11" calcext:value-type="float">
            <text:p>11</text:p>
          </table:table-cell>
          <table:table-cell table:style-name="ce47" office:value-type="float" office:value="0.2" calcext:value-type="float">
            <text:p>0,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rócolis</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8" calcext:value-type="float">
            <text:p>2,8</text:p>
          </table:table-cell>
          <table:table-cell table:style-name="ce48" office:value-type="float" office:value="7" calcext:value-type="float">
            <text:p>7</text:p>
          </table:table-cell>
          <table:table-cell table:style-name="ce48" office:value-type="float" office:value="0.4" calcext:value-type="float">
            <text:p>0,4</text:p>
          </table:table-cell>
          <table:table-cell table:style-name="ce48" office:value-type="float" office:value="34" calcext:value-type="float">
            <text:p>34</text:p>
          </table:table-cell>
          <table:table-cell table:style-name="ce47" office:value-type="float" office:value="2.6" calcext:value-type="float">
            <text:p>2,6</text:p>
          </table:table-cell>
          <table:table-cell table:style-name="ce47" office:value-type="float" office:value="0.05" calcext:value-type="float">
            <text:p>0,05</text:p>
          </table:table-cell>
          <table:table-cell table:style-name="ce47" office:value-type="float" office:value="316" calcext:value-type="float">
            <text:p>316</text:p>
          </table:table-cell>
          <table:table-cell table:style-name="ce47" office:value-type="float" office:value="21" calcext:value-type="float">
            <text:p>21</text:p>
          </table:table-cell>
          <table:table-cell table:style-name="ce47" office:value-type="float" office:value="0.41" calcext:value-type="float">
            <text:p>0,41</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bacate</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 calcext:value-type="float">
            <text:p>2</text:p>
          </table:table-cell>
          <table:table-cell table:style-name="ce48" office:value-type="float" office:value="9" calcext:value-type="float">
            <text:p>9</text:p>
          </table:table-cell>
          <table:table-cell table:style-name="ce48" office:value-type="float" office:value="15" calcext:value-type="float">
            <text:p>15</text:p>
          </table:table-cell>
          <table:table-cell table:style-name="ce48" office:value-type="float" office:value="160" calcext:value-type="float">
            <text:p>160</text:p>
          </table:table-cell>
          <table:table-cell table:style-name="ce47" office:value-type="float" office:value="6.7" calcext:value-type="float">
            <text:p>6,7</text:p>
          </table:table-cell>
          <table:table-cell table:style-name="ce47" office:value-type="float" office:value="0.11" calcext:value-type="float">
            <text:p>0,11</text:p>
          </table:table-cell>
          <table:table-cell table:style-name="ce47" office:value-type="float" office:value="485" calcext:value-type="float">
            <text:p>485</text:p>
          </table:table-cell>
          <table:table-cell table:style-name="ce47" office:value-type="float" office:value="29" calcext:value-type="float">
            <text:p>29</text:p>
          </table:table-cell>
          <table:table-cell table:style-name="ce47" office:value-type="float" office:value="0.64" calcext:value-type="float">
            <text:p>0,6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hocolate 70%</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7.8" calcext:value-type="float">
            <text:p>7,8</text:p>
          </table:table-cell>
          <table:table-cell table:style-name="ce48" office:value-type="float" office:value="45" calcext:value-type="float">
            <text:p>45</text:p>
          </table:table-cell>
          <table:table-cell table:style-name="ce48" office:value-type="float" office:value="43" calcext:value-type="float">
            <text:p>43</text:p>
          </table:table-cell>
          <table:table-cell table:style-name="ce48" office:value-type="float" office:value="598" calcext:value-type="float">
            <text:p>598</text:p>
          </table:table-cell>
          <table:table-cell table:style-name="ce47" office:value-type="float" office:value="11" calcext:value-type="float">
            <text:p>11</text:p>
          </table:table-cell>
          <table:table-cell table:style-name="ce47" office:value-type="float" office:value="0.08" calcext:value-type="float">
            <text:p>0,08</text:p>
          </table:table-cell>
          <table:table-cell table:style-name="ce47" office:value-type="float" office:value="715" calcext:value-type="float">
            <text:p>715</text:p>
          </table:table-cell>
          <table:table-cell table:style-name="ce47" office:value-type="float" office:value="228" calcext:value-type="float">
            <text:p>228</text:p>
          </table:table-cell>
          <table:table-cell table:style-name="ce47" office:value-type="float" office:value="3.3" calcext:value-type="float">
            <text:p>3,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atata frit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3.4" calcext:value-type="float">
            <text:p>3,4</text:p>
          </table:table-cell>
          <table:table-cell table:style-name="ce48" office:value-type="float" office:value="41" calcext:value-type="float">
            <text:p>41</text:p>
          </table:table-cell>
          <table:table-cell table:style-name="ce48" office:value-type="float" office:value="15" calcext:value-type="float">
            <text:p>15</text:p>
          </table:table-cell>
          <table:table-cell table:style-name="ce48" office:value-type="float" office:value="312" calcext:value-type="float">
            <text:p>312</text:p>
          </table:table-cell>
          <table:table-cell table:style-name="ce47" office:value-type="float" office:value="3.8" calcext:value-type="float">
            <text:p>3,8</text:p>
          </table:table-cell>
          <table:table-cell table:style-name="ce47" office:value-type="float" office:value="0.02" calcext:value-type="float">
            <text:p>0,02</text:p>
          </table:table-cell>
          <table:table-cell table:style-name="ce47" office:value-type="float" office:value="579" calcext:value-type="float">
            <text:p>579</text:p>
          </table:table-cell>
          <table:table-cell table:style-name="ce47" office:value-type="float" office:value="38" calcext:value-type="float">
            <text:p>38</text:p>
          </table:table-cell>
          <table:table-cell table:style-name="ce47" office:value-type="float" office:value="0.3" calcext:value-type="float">
            <text:p>0,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çúcar</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0" calcext:value-type="float">
            <text:p>0</text:p>
          </table:table-cell>
          <table:table-cell table:style-name="ce48" office:value-type="float" office:value="100" calcext:value-type="float">
            <text:p>100</text:p>
          </table:table-cell>
          <table:table-cell table:style-name="ce48" office:value-type="float" office:value="0" calcext:value-type="float">
            <text:p>0</text:p>
          </table:table-cell>
          <table:table-cell table:style-name="ce48" office:value-type="float" office:value="387" calcext:value-type="float">
            <text:p>387</text:p>
          </table:table-cell>
          <table:table-cell table:number-columns-repeated="2" table:style-name="ce47" office:value-type="float" office:value="0" calcext:value-type="float">
            <text:p>0</text:p>
          </table:table-cell>
          <table:table-cell table:style-name="ce47" office:value-type="float" office:value="2" calcext:value-type="float">
            <text:p>2</text:p>
          </table:table-cell>
          <table:table-cell table:number-columns-repeated="3"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Filé de peito de frango congelado</text:p>
          </table:table-cell>
          <table:table-cell table:style-name="ce47" office:value-type="string" calcext:value-type="string">
            <text:p>g</text:p>
          </table:table-cell>
          <table:table-cell table:style-name="ce47" office:value-type="float" office:value="100" calcext:value-type="float">
            <text:p>100</text:p>
          </table:table-cell>
          <table:table-cell table:style-name="ce47" office:value-type="float" office:value="23" calcext:value-type="float">
            <text:p>23</text:p>
          </table:table-cell>
          <table:table-cell table:style-name="ce47" office:value-type="float" office:value="0" calcext:value-type="float">
            <text:p>0</text:p>
          </table:table-cell>
          <table:table-cell table:style-name="ce47" office:value-type="float" office:value="1" calcext:value-type="float">
            <text:p>1</text:p>
          </table:table-cell>
          <table:table-cell table:style-name="ce47" office:value-type="float" office:value="101" calcext:value-type="float">
            <text:p>101</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256" calcext:value-type="float">
            <text:p>256</text:p>
          </table:table-cell>
          <table:table-cell table:style-name="ce47" office:value-type="float" office:value="29" calcext:value-type="float">
            <text:p>29</text:p>
          </table:table-cell>
          <table:table-cell table:style-name="ce47" office:value-type="float" office:value="1" calcext:value-type="float">
            <text:p>1</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Escarol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3" calcext:value-type="float">
            <text:p>1,3</text:p>
          </table:table-cell>
          <table:table-cell table:style-name="ce48" office:value-type="float" office:value="3.3" calcext:value-type="float">
            <text:p>3,3</text:p>
          </table:table-cell>
          <table:table-cell table:style-name="ce48" office:value-type="float" office:value="0.2" calcext:value-type="float">
            <text:p>0,2</text:p>
          </table:table-cell>
          <table:table-cell table:style-name="ce48" office:value-type="float" office:value="17" calcext:value-type="float">
            <text:p>17</text:p>
          </table:table-cell>
          <table:table-cell table:style-name="ce47" office:value-type="float" office:value="3.1" calcext:value-type="float">
            <text:p>3,1</text:p>
          </table:table-cell>
          <table:table-cell table:style-name="ce47" office:value-type="float" office:value="0.02" calcext:value-type="float">
            <text:p>0,02</text:p>
          </table:table-cell>
          <table:table-cell table:style-name="ce47" office:value-type="float" office:value="314" calcext:value-type="float">
            <text:p>314</text:p>
          </table:table-cell>
          <table:table-cell table:style-name="ce47" office:value-type="float" office:value="15" calcext:value-type="float">
            <text:p>15</text:p>
          </table:table-cell>
          <table:table-cell table:style-name="ce47" office:value-type="float" office:value="0.3" calcext:value-type="float">
            <text:p>0,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Laranj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0.9" calcext:value-type="float">
            <text:p>0,9</text:p>
          </table:table-cell>
          <table:table-cell table:style-name="ce48" office:value-type="float" office:value="11.8" calcext:value-type="float">
            <text:p>11,8</text:p>
          </table:table-cell>
          <table:table-cell table:style-name="ce48" office:value-type="float" office:value="0.1" calcext:value-type="float">
            <text:p>0,1</text:p>
          </table:table-cell>
          <table:table-cell table:style-name="ce48" office:value-type="float" office:value="47" calcext:value-type="float">
            <text:p>47</text:p>
          </table:table-cell>
          <table:table-cell table:style-name="ce47" office:value-type="float" office:value="2.4" calcext:value-type="float">
            <text:p>2,4</text:p>
          </table:table-cell>
          <table:table-cell table:style-name="ce47" office:value-type="float" office:value="0.02" calcext:value-type="float">
            <text:p>0,02</text:p>
          </table:table-cell>
          <table:table-cell table:style-name="ce47" office:value-type="float" office:value="181" calcext:value-type="float">
            <text:p>181</text:p>
          </table:table-cell>
          <table:table-cell table:style-name="ce47" office:value-type="float" office:value="10" calcext:value-type="float">
            <text:p>10</text:p>
          </table:table-cell>
          <table:table-cell table:style-name="ce47" office:value-type="float" office:value="0.07" calcext:value-type="float">
            <text:p>0,07</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enour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0.9" calcext:value-type="float">
            <text:p>0,9</text:p>
          </table:table-cell>
          <table:table-cell table:style-name="ce48" office:value-type="float" office:value="10" calcext:value-type="float">
            <text:p>10</text:p>
          </table:table-cell>
          <table:table-cell table:style-name="ce48" office:value-type="float" office:value="0.2" calcext:value-type="float">
            <text:p>0,2</text:p>
          </table:table-cell>
          <table:table-cell table:style-name="ce48" office:value-type="float" office:value="41" calcext:value-type="float">
            <text:p>41</text:p>
          </table:table-cell>
          <table:table-cell table:style-name="ce47" office:value-type="float" office:value="2.8" calcext:value-type="float">
            <text:p>2,8</text:p>
          </table:table-cell>
          <table:table-cell table:style-name="ce47" office:value-type="float" office:value="0.01" calcext:value-type="float">
            <text:p>0,01</text:p>
          </table:table-cell>
          <table:table-cell table:style-name="ce47" office:value-type="float" office:value="320" calcext:value-type="float">
            <text:p>320</text:p>
          </table:table-cell>
          <table:table-cell table:style-name="ce47" office:value-type="float" office:value="12" calcext:value-type="float">
            <text:p>12</text:p>
          </table:table-cell>
          <table:table-cell table:style-name="ce47" office:value-type="float" office:value="0.24" calcext:value-type="float">
            <text:p>0,2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veia flocos finos Nestlé</text:p>
          </table:table-cell>
          <table:table-cell table:style-name="ce47" office:value-type="string" calcext:value-type="string">
            <text:p>g</text:p>
          </table:table-cell>
          <table:table-cell table:style-name="ce48" office:value-type="float" office:value="1" calcext:value-type="float">
            <text:p>1</text:p>
          </table:table-cell>
          <table:table-cell table:style-name="ce50" office:value-type="float" office:value="113" calcext:value-type="float">
            <text:p>113</text:p>
          </table:table-cell>
          <table:table-cell table:style-name="ce48" office:value-type="float" office:value="0.63" calcext:value-type="float">
            <text:p>0,63</text:p>
          </table:table-cell>
          <table:table-cell table:style-name="ce50" office:value-type="float" office:value="73" calcext:value-type="float">
            <text:p>73</text:p>
          </table:table-cell>
          <table:table-cell table:style-name="ce48" office:value-type="float" office:value="3.77" calcext:value-type="float">
            <text:p>3,77</text:p>
          </table:table-cell>
          <table:table-cell table:style-name="ce52" office:value-type="float" office:value="106" calcext:value-type="float">
            <text:p>106</text:p>
          </table:table-cell>
          <table:table-cell table:style-name="ce47" office:value-type="float" office:value="0" calcext:value-type="float">
            <text:p>0</text:p>
          </table:table-cell>
          <table:table-cell table:style-name="ce47" office:value-type="float" office:value="4.29" calcext:value-type="float">
            <text:p>4,29</text:p>
          </table:table-cell>
          <table:table-cell table:style-name="ce47" office:value-type="float" office:value="1.77" calcext:value-type="float">
            <text:p>1,77</text:p>
          </table:table-cell>
          <table:table-cell table:style-name="ce47" office:value-type="float" office:value="0.04" calcext:value-type="float">
            <text:p>0,0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Espinafre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9" calcext:value-type="float">
            <text:p>2,9</text:p>
          </table:table-cell>
          <table:table-cell table:style-name="ce48" office:value-type="float" office:value="3.6" calcext:value-type="float">
            <text:p>3,6</text:p>
          </table:table-cell>
          <table:table-cell table:style-name="ce48" office:value-type="float" office:value="0.4" calcext:value-type="float">
            <text:p>0,4</text:p>
          </table:table-cell>
          <table:table-cell table:style-name="ce48" office:value-type="float" office:value="23" calcext:value-type="float">
            <text:p>23</text:p>
          </table:table-cell>
          <table:table-cell table:style-name="ce47" office:value-type="float" office:value="2.4" calcext:value-type="float">
            <text:p>2,4</text:p>
          </table:table-cell>
          <table:table-cell table:style-name="ce47" office:value-type="float" office:value="0.14" calcext:value-type="float">
            <text:p>0,14</text:p>
          </table:table-cell>
          <table:table-cell table:style-name="ce47" office:value-type="float" office:value="466" calcext:value-type="float">
            <text:p>466</text:p>
          </table:table-cell>
          <table:table-cell table:style-name="ce47" office:value-type="float" office:value="79" calcext:value-type="float">
            <text:p>79</text:p>
          </table:table-cell>
          <table:table-cell table:style-name="ce47" office:value-type="float" office:value="0.5" calcext:value-type="float">
            <text:p>0,5</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acalhau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9" calcext:value-type="float">
            <text:p>29</text:p>
          </table:table-cell>
          <table:table-cell table:style-name="ce48" office:value-type="float" office:value="0" calcext:value-type="float">
            <text:p>0</text:p>
          </table:table-cell>
          <table:table-cell table:style-name="ce48" office:value-type="float" office:value="1" calcext:value-type="float">
            <text:p>1</text:p>
          </table:table-cell>
          <table:table-cell table:style-name="ce48" office:value-type="float" office:value="130" calcext:value-type="float">
            <text:p>130</text:p>
          </table:table-cell>
          <table:table-cell table:style-name="ce47" office:value-type="float" office:value="0" calcext:value-type="float">
            <text:p>0</text:p>
          </table:table-cell>
          <table:table-cell table:style-name="ce47" office:value-type="float" office:value="0.2" calcext:value-type="float">
            <text:p>0,2</text:p>
          </table:table-cell>
          <table:table-cell table:style-name="ce47" office:value-type="float" office:value="628" calcext:value-type="float">
            <text:p>628</text:p>
          </table:table-cell>
          <table:table-cell table:style-name="ce47" office:value-type="float" office:value="50" calcext:value-type="float">
            <text:p>50</text:p>
          </table:table-cell>
          <table:table-cell table:style-name="ce47" office:value-type="float" office:value="1" calcext:value-type="float">
            <text:p>1</text:p>
          </table:table-cell>
          <table:table-cell table:style-name="ce47" office:value-type="float" office:value="100" calcext:value-type="float">
            <text:p>100</text:p>
          </table:table-cell>
          <table:table-cell table:style-name="ce16" table:number-columns-repeated="16371"/>
        </table:table-row>
        <table:table-row table:style-name="ro1">
          <table:table-cell table:style-name="ce47" office:value-type="string" calcext:value-type="string">
            <text:p>Leite de coco</text:p>
          </table:table-cell>
          <table:table-cell table:style-name="ce47" office:value-type="string" calcext:value-type="string">
            <text:p>g</text:p>
          </table:table-cell>
          <table:table-cell table:style-name="ce48" office:value-type="float" office:value="100" calcext:value-type="float">
            <text:p>100</text:p>
          </table:table-cell>
          <table:table-cell table:number-columns-repeated="2" table:style-name="ce48" office:value-type="float" office:value="0" calcext:value-type="float">
            <text:p>0</text:p>
          </table:table-cell>
          <table:table-cell table:style-name="ce48" office:value-type="float" office:value="20" calcext:value-type="float">
            <text:p>20</text:p>
          </table:table-cell>
          <table:table-cell table:style-name="ce48" office:value-type="float" office:value="213" calcext:value-type="float">
            <text:p>213</text:p>
          </table:table-cell>
          <table:table-cell table:number-columns-repeated="6"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Omega 3 Supley</text:p>
          </table:table-cell>
          <table:table-cell table:style-name="ce47" office:value-type="string" calcext:value-type="string">
            <text:p>cápsula</text:p>
          </table:table-cell>
          <table:table-cell table:style-name="ce48" office:value-type="float" office:value="1.45" calcext:value-type="float">
            <text:p>1,45</text:p>
          </table:table-cell>
          <table:table-cell table:style-name="ce48" office:value-type="float" office:value="0.23" calcext:value-type="float">
            <text:p>0,23</text:p>
          </table:table-cell>
          <table:table-cell table:style-name="ce48" office:value-type="float" office:value="0" calcext:value-type="float">
            <text:p>0</text:p>
          </table:table-cell>
          <table:table-cell table:style-name="ce48" office:value-type="float" office:value="1" calcext:value-type="float">
            <text:p>1</text:p>
          </table:table-cell>
          <table:table-cell table:style-name="ce48" office:value-type="float" office:value="10" calcext:value-type="float">
            <text:p>10</text:p>
          </table:table-cell>
          <table:table-cell table:style-name="ce47" office:value-type="float" office:value="0" calcext:value-type="float">
            <text:p>0</text:p>
          </table:table-cell>
          <table:table-cell table:style-name="ce47" office:value-type="float" office:value="0.412" calcext:value-type="float">
            <text:p>0,412</text:p>
          </table:table-cell>
          <table:table-cell table:number-columns-repeated="4"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Leite UHT Semidesnatado (Marca)</text:p>
          </table:table-cell>
          <table:table-cell table:style-name="ce47" office:value-type="string" calcext:value-type="string">
            <text:p>copo</text:p>
          </table:table-cell>
          <table:table-cell table:style-name="ce48" office:value-type="float" office:value="250" calcext:value-type="float">
            <text:p>250</text:p>
          </table:table-cell>
          <table:table-cell table:style-name="ce48" office:value-type="float" office:value="7.9" calcext:value-type="float">
            <text:p>7,9</text:p>
          </table:table-cell>
          <table:table-cell table:style-name="ce48" office:value-type="float" office:value="11.25" calcext:value-type="float">
            <text:p>11,25</text:p>
          </table:table-cell>
          <table:table-cell table:style-name="ce48" office:value-type="float" office:value="2.5" calcext:value-type="float">
            <text:p>2,5</text:p>
          </table:table-cell>
          <table:table-cell table:style-name="ce48" office:value-type="float" office:value="99" calcext:value-type="float">
            <text:p>99</text:p>
          </table:table-cell>
          <table:table-cell table:number-columns-repeated="6"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hocolate ao leite</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7.5" calcext:value-type="float">
            <text:p>7,5</text:p>
          </table:table-cell>
          <table:table-cell table:style-name="ce48" office:value-type="float" office:value="59" calcext:value-type="float">
            <text:p>59</text:p>
          </table:table-cell>
          <table:table-cell table:style-name="ce48" office:value-type="float" office:value="30" calcext:value-type="float">
            <text:p>30</text:p>
          </table:table-cell>
          <table:table-cell table:style-name="ce48" office:value-type="float" office:value="535" calcext:value-type="float">
            <text:p>535</text:p>
          </table:table-cell>
          <table:table-cell table:style-name="ce47" office:value-type="float" office:value="3" calcext:value-type="float">
            <text:p>3</text:p>
          </table:table-cell>
          <table:table-cell table:style-name="ce47" office:value-type="float" office:value="0.1" calcext:value-type="float">
            <text:p>0,1</text:p>
          </table:table-cell>
          <table:table-cell table:style-name="ce47" office:value-type="float" office:value="372" calcext:value-type="float">
            <text:p>372</text:p>
          </table:table-cell>
          <table:table-cell table:style-name="ce47" office:value-type="float" office:value="63" calcext:value-type="float">
            <text:p>63</text:p>
          </table:table-cell>
          <table:table-cell table:style-name="ce47" office:value-type="float" office:value="2.3" calcext:value-type="float">
            <text:p>2,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Vitamina D3 Max Titanium</text:p>
          </table:table-cell>
          <table:table-cell table:style-name="ce47" office:value-type="string" calcext:value-type="string">
            <text:p>cápsula</text:p>
          </table:table-cell>
          <table:table-cell table:style-name="ce48" office:value-type="float" office:value="0.3" calcext:value-type="float">
            <text:p>0,3</text:p>
          </table:table-cell>
          <table:table-cell table:number-columns-repeated="4" table:style-name="ce48" office:value-type="float" office:value="0" calcext:value-type="float">
            <text:p>0</text:p>
          </table:table-cell>
          <table:table-cell table:number-columns-repeated="5" table:style-name="ce47" office:value-type="float" office:value="0" calcext:value-type="float">
            <text:p>0</text:p>
          </table:table-cell>
          <table:table-cell table:style-name="ce47" office:value-type="float" office:value="2000" calcext:value-type="float">
            <text:p>2000</text:p>
          </table:table-cell>
          <table:table-cell table:style-name="ce16" table:number-columns-repeated="16371"/>
        </table:table-row>
        <table:table-row table:style-name="ro2" table:number-rows-repeated="1048521">
          <table:table-cell table:number-columns-repeated="13"/>
          <table:table-cell table:style-name="ce16" table:number-columns-repeated="16371"/>
        </table:table-row>
        <table:table-row table:style-name="ro2">
          <table:table-cell table:number-columns-repeated="13"/>
          <table:table-cell table:style-name="ce16" table:number-columns-repeated="16371"/>
        </table:table-row>
      </table:table>
      <table:named-expressions>
        <table:named-expression table:name="LISTA_A" table:base-cell-address="$TREINOS.$A$1" table:expression="#REF!"/>
        <table:named-expression table:name="LISTA_B" table:base-cell-address="$TREINOS.$A$1" table:expression="#REF!"/>
        <table:named-expression table:name="LISTA_C" table:base-cell-address="$TREINOS.$A$1" table:expression="#REF!"/>
      </table:named-expressions>
      <table:database-ranges>
        <table:database-range table:name="__Anonymous_Sheet_DB__0" table:target-range-address="TREINOS.A1:TREINOS.C16"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ontserrat" svg:font-family="Montserrat"/>
  </office:font-face-decls>
  <office:styles>
    <style:default-style style:family="table-cell">
      <style:paragraph-properties style:tab-stop-distance="1.25cm"/>
      <style:text-properties style:font-name="Liberation Sans" fo:font-size="10pt" fo:language="pt" fo:country="BR" style:font-name-asian="Microsoft YaHei" style:font-size-asian="10pt" style:language-asian="zh" style:country-asian="CN" style:font-name-complex="Arial2"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ontas_20_das_20_seta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2" style:font-family-complex="Arial" style:font-family-generic-complex="system" style:font-pitch-complex="variable" style:font-size-complex="10pt"/>
    </style:style>
    <number:number-style style:name="N0">
      <number:number number:min-integer-digits="1"/>
    </number:number-style>
    <number:number-style style:name="N115P0" style:volatile="true">
      <number:text>R$ </number:text>
      <number:number number:decimal-places="0" number:min-decimal-places="0" number:min-integer-digits="1" number:grouping="true"/>
      <number:text loext:blank-width-char=")"> </number:text>
    </number:number-style>
    <number:number-style style:name="N115">
      <number:text>(R$ </number:text>
      <number:number number:decimal-places="0" number:min-decimal-places="0" number:min-integer-digits="1" number:grouping="true"/>
      <number:text>)</number:text>
      <style:map style:condition="value()&gt;=0" style:apply-style-name="N115P0"/>
    </number:number-style>
    <number:number-style style:name="N116P0" style:volatile="true">
      <number:text>R$ </number:text>
      <number:number number:decimal-places="0" number:min-decimal-places="0" number:min-integer-digits="1" number:grouping="true"/>
      <number:text loext:blank-width-char=")"> </number:text>
    </number:number-style>
    <number:number-style style:name="N116">
      <style:text-properties fo:color="#ff0000"/>
      <number:text>(R$ </number:text>
      <number:number number:decimal-places="0" number:min-decimal-places="0" number:min-integer-digits="1" number:grouping="true"/>
      <number:text>)</number:text>
      <style:map style:condition="value()&gt;=0" style:apply-style-name="N116P0"/>
    </number:number-style>
    <number:number-style style:name="N118P0" style:volatile="true">
      <number:text>R$ </number:text>
      <number:number number:decimal-places="2" number:min-decimal-places="2" number:min-integer-digits="1" number:grouping="true"/>
      <number:text loext:blank-width-char=")"> </number:text>
    </number:number-style>
    <number:number-style style:name="N118">
      <number:text>(R$ </number:text>
      <number:number number:decimal-places="2" number:min-decimal-places="2" number:min-integer-digits="1" number:grouping="true"/>
      <number:text>)</number:text>
      <style:map style:condition="value()&gt;=0" style:apply-style-name="N118P0"/>
    </number:number-style>
    <number:number-style style:name="N119P0" style:volatile="true">
      <number:text>R$ </number:text>
      <number:number number:decimal-places="2" number:min-decimal-places="2" number:min-integer-digits="1" number:grouping="true"/>
      <number:text loext:blank-width-char=")"> </number:text>
    </number:number-style>
    <number:number-style style:name="N119">
      <style:text-properties fo:color="#ff0000"/>
      <number:text>(R$ </number:text>
      <number:number number:decimal-places="2" number:min-decimal-places="2" number:min-integer-digits="1" number:grouping="true"/>
      <number:text>)</number:text>
      <style:map style:condition="value()&gt;=0" style:apply-style-name="N119P0"/>
    </number:number-style>
    <number:date-style style:name="N120">
      <number:day/>
      <number:text>/</number:text>
      <number:month/>
      <number:text>/</number:text>
      <number:year number:style="long"/>
    </number:date-style>
    <number:date-style style:name="N121">
      <number:day/>
      <number:text>/</number:text>
      <number:month number:textual="true"/>
      <number:text>/</number:text>
      <number:year/>
    </number:date-style>
    <number:date-style style:name="N122">
      <number:day/>
      <number:text>/</number:text>
      <number:month number:textual="true"/>
    </number:date-style>
    <number:date-style style:name="N123">
      <number:month number:textual="true"/>
      <number:text>/</number:text>
      <number:year/>
    </number:date-style>
    <number:time-style style:name="N124">
      <number:hours/>
      <number:text>:</number:text>
      <number:minutes number:style="long"/>
      <number:text> </number:text>
      <number:am-pm/>
    </number:time-style>
    <number:time-style style:name="N125">
      <number:hours/>
      <number:text>:</number:text>
      <number:minutes number:style="long"/>
      <number:text>:</number:text>
      <number:seconds number:style="long"/>
      <number:text> </number:text>
      <number:am-pm/>
    </number:time-style>
    <number:date-style style:name="N126">
      <number:day/>
      <number:text>/</number:text>
      <number:month/>
      <number:text>/</number:text>
      <number:year number:style="long"/>
      <number:text> </number:text>
      <number:hours number:style="long"/>
      <number:text>:</number:text>
      <number:minutes number:style="long"/>
    </number:date-style>
    <number:number-style style:name="N128P0" style:volatile="true">
      <number:number number:decimal-places="0" number:min-decimal-places="0" number:min-integer-digits="1" number:grouping="true"/>
      <number:text loext:blank-width-char=")"> </number:text>
    </number:number-style>
    <number:number-style style:name="N128">
      <number:text>(</number:text>
      <number:number number:decimal-places="0" number:min-decimal-places="0" number:min-integer-digits="1" number:grouping="true"/>
      <number:text>)</number:text>
      <style:map style:condition="value()&gt;=0" style:apply-style-name="N128P0"/>
    </number:number-style>
    <number:number-style style:name="N129P0" style:volatile="true">
      <number:number number:decimal-places="0" number:min-decimal-places="0" number:min-integer-digits="1" number:grouping="true"/>
      <number:text loext:blank-width-char=")"> </number:text>
    </number:number-style>
    <number:number-style style:name="N129">
      <style:text-properties fo:color="#ff0000"/>
      <number:text>(</number:text>
      <number:number number:decimal-places="0" number:min-decimal-places="0" number:min-integer-digits="1" number:grouping="true"/>
      <number:text>)</number:text>
      <style:map style:condition="value()&gt;=0" style:apply-style-name="N129P0"/>
    </number:number-style>
    <number:number-style style:name="N131P0" style:volatile="true">
      <number:number number:decimal-places="2" number:min-decimal-places="2" number:min-integer-digits="1" number:grouping="true"/>
      <number:text loext:blank-width-char=")"> </number:text>
    </number:number-style>
    <number:number-style style:name="N131">
      <number:text>(</number:text>
      <number:number number:decimal-places="2" number:min-decimal-places="2" number:min-integer-digits="1" number:grouping="true"/>
      <number:text>)</number:text>
      <style:map style:condition="value()&gt;=0" style:apply-style-name="N131P0"/>
    </number:number-style>
    <number:number-style style:name="N132P0" style:volatile="true">
      <number:number number:decimal-places="2" number:min-decimal-places="2" number:min-integer-digits="1" number:grouping="true"/>
      <number:text loext:blank-width-char=")"> </number:text>
    </number:number-style>
    <number:number-style style:name="N132">
      <style:text-properties fo:color="#ff0000"/>
      <number:text>(</number:text>
      <number:number number:decimal-places="2" number:min-decimal-places="2" number:min-integer-digits="1" number:grouping="true"/>
      <number:text>)</number:text>
      <style:map style:condition="value()&gt;=0" style:apply-style-name="N132P0"/>
    </number:number-style>
    <number:number-style style:name="N13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6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36P2" style:volatile="true">
      <number:text loext:blank-width-char="("> </number:text>
      <number:fill-character> </number:fill-character>
      <number:text>- _)</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number-style style:name="N140P0" style:volatile="true">
      <number:text loext:blank-width-char="("> R$ </number:text>
      <number:fill-character> </number:fill-character>
      <number:number number:decimal-places="0" number:min-decimal-places="0" number:min-integer-digits="1" number:grouping="true"/>
      <number:text loext:blank-width-char=")"> </number:text>
    </number:number-style>
    <number:number-style style:name="N140P1" style:volatile="true">
      <number:text loext:blank-width-char="("> R$ </number:text>
      <number:fill-character> </number:fill-character>
      <number:text>(</number:text>
      <number:number number:decimal-places="0" number:min-decimal-places="0" number:min-integer-digits="1" number:grouping="true"/>
      <number:text>)</number:text>
    </number:number-style>
    <number:number-style style:name="N140P2" style:volatile="true">
      <number:text loext:blank-width-char="("> R$ </number:text>
      <number:fill-character> </number:fill-character>
      <number:text>- _)</number:text>
    </number:number-style>
    <number:text-style style:name="N140">
      <number:text loext:blank-width-char="("> </number:text>
      <number:text-content/>
      <number:text loext:blank-width-char=")"> </number:text>
      <style:map style:condition="value()&gt;0" style:apply-style-name="N140P0"/>
      <style:map style:condition="value()&lt;0" style:apply-style-name="N140P1"/>
      <style:map style:condition="value()=0" style:apply-style-name="N140P2"/>
    </number:text-style>
    <number:number-style style:name="N144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4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4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number-style style:name="N148P0" style:volatile="true">
      <number:text loext:blank-width-char="("> R$ </number:text>
      <number:fill-character> </number:fill-character>
      <number:number number:decimal-places="2" number:min-decimal-places="2" number:min-integer-digits="1" number:grouping="true"/>
      <number:text loext:blank-width-char=")"> </number:text>
    </number:number-style>
    <number:number-style style:name="N148P1" style:volatile="true">
      <number:text loext:blank-width-char="("> R$ </number:text>
      <number:fill-character> </number:fill-character>
      <number:text>(</number:text>
      <number:number number:decimal-places="2" number:min-decimal-places="2" number:min-integer-digits="1" number:grouping="true"/>
      <number:text>)</number:text>
    </number:number-style>
    <number:number-style style:name="N148P2" style:volatile="true">
      <number:text loext:blank-width-char="("> R$ </number:text>
      <number:fill-character> </number:fill-character>
      <number:text>-</number:text>
      <number:number number:decimal-places="0" number:min-decimal-places="0" number:min-integer-digits="2" loext:max-blank-integer-digits="2"/>
      <number:text loext:blank-width-char=")"> </number:text>
    </number:number-style>
    <number:text-style style:name="N148">
      <number:text loext:blank-width-char="("> </number:text>
      <number:text-content/>
      <number:text loext:blank-width-char=")">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decimal-places="1" number:min-integer-digits="1" number:min-exponent-digits="1" number:exponent-interval="3" number:forced-exponent-sign="true"/>
    </number:number-style>
    <number:number-style style:name="N153">
      <number:number number:decimal-places="1" number:min-decimal-places="1" number:min-integer-digits="1"/>
    </number:number-style>
    <number:date-style style:name="N154">
      <number:day number:style="long"/>
      <number:text>/</number:text>
      <number:month number:style="long"/>
      <number:text>/YYYY</number:text>
    </number:date-style>
    <style:style style:name="Default" style:family="table-cell">
      <style:table-cell-properties style:rotation-align="none" style:vertical-align="bottom"/>
      <style:text-properties fo:color="#000000" style:font-name="Arial1" fo:font-family="Arial" style:font-name-complex="Arial1" style:font-family-complex="Arial"/>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3" style:display-name="ConditionalStyle_3" style:family="table-cell" style:parent-style-name="Default">
      <style:table-cell-properties fo:background-color="#f4cccc"/>
    </style:style>
    <style:style style:name="ConditionalStyle_5f_2" style:display-name="ConditionalStyle_2" style:family="table-cell" style:parent-style-name="Default">
      <style:table-cell-properties fo:background-color="#d9ead3"/>
    </style:style>
    <style:style style:name="ConditionalStyle_5f_5" style:display-name="ConditionalStyle_5" style:family="table-cell" style:parent-style-name="Default">
      <style:table-cell-properties fo:background-color="#fce5cd"/>
    </style:style>
    <style:style style:name="ConditionalStyle_5f_6" style:display-name="ConditionalStyle_6" style:family="table-cell" style:parent-style-name="Default">
      <style:table-cell-properties fo:background-color="#fff2cc"/>
    </style:style>
    <style:style style:name="ConditionalStyle_5f_1" style:display-name="ConditionalStyle_1" style:family="table-cell" style:parent-style-name="Default">
      <style:table-cell-properties fo:background-color="#cccccc"/>
      <style:text-properties fo:color="#000000" fo:font-weight="bold" style:font-weight-asian="bold" style:font-weight-complex="bold"/>
    </style:style>
    <style:style style:name="ConditionalStyle_5f_4" style:display-name="ConditionalStyle_4" style:family="table-cell" style:parent-style-name="Default">
      <style:table-cell-properties fo:background-color="#cfe2f3"/>
    </style:style>
    <draw:marker draw:name="Pontas_20_das_20_setas_20_1" draw:display-name="Pontas das setas 1" svg:viewBox="0 0 20 30" svg:d="M10 0l-10 30h20z"/>
    <loext:theme loext:name="Sheets">
      <loext:theme-colors loext:name="Sheets">
        <loext:color loext:name="dark1" loext:color="#000000"/>
        <loext:color loext:name="light1" loext:color="#ffffff"/>
        <loext:color loext:name="dark2" loext:color="#000000"/>
        <loext:color loext:name="light2" loext:color="#ffffff"/>
        <loext:color loext:name="accent1" loext:color="#4285f4"/>
        <loext:color loext:name="accent2" loext:color="#ea4335"/>
        <loext:color loext:name="accent3" loext:color="#fbbc04"/>
        <loext:color loext:name="accent4" loext:color="#34a853"/>
        <loext:color loext:name="accent5" loext:color="#ff6d01"/>
        <loext:color loext:name="accent6" loext:color="#46bdc6"/>
        <loext:color loext:name="hyperlink" loext:color="#1155cc"/>
        <loext:color loext:name="followed-hyperlink" loext:color="#1155cc"/>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5-03">00/00/0000</text:date>, <text:time style:data-style-name="N2" text:time-value="21:20:55.2147908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EXERCICIOS" style:display-name="PageStyle_EXERCICIOS" style:page-layout-name="Mpm3">
      <style:header style:display="false"/>
      <style:header-left style:display="false"/>
      <style:header-first style:display="false"/>
      <style:footer style:display="false"/>
      <style:footer-left style:display="false"/>
      <style:footer-first style:display="false"/>
    </style:master-page>
    <style:master-page style:name="PageStyle_5f_DIETA" style:display-name="PageStyle_DIETA" style:page-layout-name="Mpm3">
      <style:header style:display="false"/>
      <style:header-left style:display="false"/>
      <style:header-first style:display="false"/>
      <style:footer style:display="false"/>
      <style:footer-left style:display="false"/>
      <style:footer-first style:display="false"/>
    </style:master-page>
    <style:master-page style:name="PageStyle_5f_TREINOS" style:display-name="PageStyle_TREINOS" style:page-layout-name="Mpm3">
      <style:header style:display="false"/>
      <style:header-left style:display="false"/>
      <style:header-first style:display="false"/>
      <style:footer style:display="false"/>
      <style:footer-left style:display="false"/>
      <style:footer-first style:display="false"/>
    </style:master-page>
    <style:master-page style:name="PageStyle_5f_ALIMENTOS" style:display-name="PageStyle_ALIMENTO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6.2.0.3$Windows_X86_64 LibreOffice_project/620$Build-3</meta:generator>
    <dc:date>2026-05-03T21:23:12.685356400</dc:date>
    <meta:editing-duration>PT2H19M51S</meta:editing-duration>
    <meta:editing-cycles>33</meta:editing-cycles>
    <meta:document-statistic meta:table-count="4" meta:cell-count="1243" meta:object-count="1"/>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Sub GerarTreino()
    Dim oDoc As Object
    Dim oTreinos As Object
    Dim oExercicios As Object
    Dim treino As String
    Dim startEx As Integer
    Dim endEx As Integer
    Dim i As Integer
    Dim cursor As Object
    Dim lastRow As Long
    Dim newRow As Long
    Dim oCell As Object
    Dim r As Long
    Dim nFormat As Long
    Dim oFormats As Object
    Dim oLocale As New com.sun.star.lang.Locale
    oLocale.Language = "pt"
    oLocale.Country = "BR"

    oDoc = ThisComponent
    oTreinos = oDoc.Sheets.getByName("TREINOS")
    oExercicios = oDoc.Sheets.getByName("EXERCICIOS")

    treino = InputBox("Qual treino deseja registrar?" &amp; Chr(10) &amp; "Digite A, B ou C:", "Gerar Treino", "A")
    If treino = "" Then Exit Sub
    treino = UCase(Trim(treino))

    If treino = "A" Then
        startEx = 0
        endEx = 7
    ElseIf treino = "B" Then
        startEx = 8
        endEx = 14
    ElseIf treino = "C" Then
        startEx = 15
        endEx = 17
    Else
        MsgBox "Treino invalido. Digite A, B ou C.", 16, "Erro"
        Exit Sub
    End If

    cursor = oTreinos.createCursor()
    cursor.gotoEndOfUsedArea(True)
    lastRow = cursor.getRangeAddress().EndRow

    oFormats = oDoc.getNumberFormats()
    nFormat = oFormats.queryKey("DD/MM/YYYY", oLocale, False)
    If nFormat = -1 Then
        nFormat = oFormats.addNew("DD/MM/YYYY", oLocale)
    End If

    For i = startEx To endEx
        newRow = lastRow + 1 + (i - startEx)
        r = newRow + 1

        oCell = oTreinos.getCellByPosition(0, newRow)
        oCell.setValue(Now())
        oCell.NumberFormat = nFormat

        oTreinos.getCellByPosition(1, newRow).setFormula( _
            "=IF(A" &amp; r &amp; "="""";"""";YEAR(A" &amp; r &amp; ")&amp;""-W""&amp;TEXT(ISOWEEKNUM(A" &amp; r &amp; ");""00""))")

        oTreinos.getCellByPosition(2, newRow).setString(treino)

        oTreinos.getCellByPosition(3, newRow).setString( _
            oExercicios.getCellByPosition(0, i).getString())

        oTreinos.getCellByPosition(4, newRow).setValue( _
            oExercicios.getCellByPosition(1, i).getValue())

        oTreinos.getCellByPosition(5, newRow).setValue( _
            oExercicios.getCellByPosition(2, i).getValue())

        oTreinos.getCellByPosition(8, newRow).setFormula( _
            "=IFERROR(E" &amp; r &amp; "*F" &amp; r &amp; "*G" &amp; r &amp; ";0)")

        oTreinos.getCellByPosition(9, newRow).setFormula( _
            "=IF(H" &amp; r &amp; "="""";"""";IF(H" &amp; r &amp; "&lt;=8;""AUMENTAR"";IF(H" &amp; r &amp; "=9;""MANTER"";""REDUZIR"")))")

        oTreinos.getCellByPosition(10, newRow).setFormula( _
            "=IF(ROW()=2;"""";IFERROR(LOOKUP(2;1/($D$2:INDEX($D:$D;ROW()-1)=D" &amp; r &amp; ");$G$2:INDEX($G:$G;ROW()-1));""""))")

        oTreinos.getCellByPosition(11, newRow).setFormula( _
            "=IF(J" &amp; r &amp; "=""AUMENTAR"";G" &amp; r &amp; "+2.5;IF(J" &amp; r &amp; "=""REDUZIR"";G" &amp; r &amp; "-2.5;G" &amp; r &amp; "))")
    Next i

    Dim oCFRange As Object
    oCFRange = oTreinos.getCellRangeByPosition(3, 1, 12, newRow)
    oCFRange.CellBackColor = -1

    Dim oNewCF As Object
    oNewCF = oCFRange.ConditionalFormat
    oNewCF.clear()

    Dim aProps(2) As New com.sun.star.beans.PropertyValue
    aProps(0).Name = "Operator"
    aProps(0).Value = com.sun.star.sheet.ConditionOperator.FORMULA
    aProps(1).Name = "Formula1"
    aProps(2).Name = "StyleName"

    aProps(1).Value = "$J1=""AUMENTAR"""
    aProps(2).Value = "ConditionalStyle_2"
    oNewCF.addNew(aProps())

    aProps(1).Value = "$J1=""REDUZIR"""
    aProps(2).Value = "ConditionalStyle_3"
    oNewCF.addNew(aProps())

    aProps(1).Value = "$J1=""MANTER"""
    aProps(2).Value = "ConditionalStyle_4"
    oNewCF.addNew(aProps())

    oCFRange.ConditionalFormat = oNewCF

    Dim oABRange As Object
    oABRange = oTreinos.getCellRangeByPosition(0, 1, 1, newRow)
    oABRange.CellBackColor = -1

    Dim oABCF As Object
    oABCF = oABRange.ConditionalFormat
    oABCF.clear()

    aProps(1).Value = "$A1&lt;&gt;$A0"
    aProps(2).Value = "ConditionalStyle_1"
    oABCF.addNew(aProps())

    oABRange.ConditionalFormat = oABCF

    ' Write session.json for Telegram bot and reset pending log
    Dim sDocDir As String
    sDocDir = GetDocDir()

    Dim sPendingFile As String
    sPendingFile = sDocDir &amp; "pending_log.csv"
    If Dir(sPendingFile) &lt;&gt; "" Then Kill sPendingFile

    Dim sSessionFile As String
    sSessionFile = sDocDir &amp; "session.json"
    Dim sq As String
    sq = Chr(34)
    Dim iSF As Integer
    iSF = FreeFile()
    Open sSessionFile For Output As #iSF
    Print #iSF, "{"
    Print #iSF, "  " &amp; sq &amp; "date" &amp; sq &amp; ": " &amp; sq &amp; Format(Now(), "YYYY-MM-DD") &amp; sq &amp; ","
    Print #iSF, "  " &amp; sq &amp; "treino" &amp; sq &amp; ": " &amp; sq &amp; treino &amp; sq &amp; ","
    Print #iSF, "  " &amp; sq &amp; "exercises" &amp; sq &amp; ": ["
    Dim k As Integer
    For k = startEx To endEx
        Dim sExN As String
        Dim nExS As Integer
        Dim nExR As Integer
        Dim nExRow As Long
        sExN = oExercicios.getCellByPosition(0, k).getString()
        nExS = CInt(oExercicios.getCellByPosition(1, k).getValue())
        nExR = CInt(oExercicios.getCellByPosition(2, k).getValue())
        nExRow = lastRow + 1 + (k - startEx)
        sExN = Join(Split(sExN, "\"), "\\")
        sExN = Join(Split(sExN, sq), "\" &amp; sq)
        Dim sComma As String
        If k &lt; endEx Then sComma = "," Else sComma = ""
        Print #iSF, "    {" &amp; sq &amp; "row" &amp; sq &amp; ": " &amp; nExRow &amp; ", " &amp; sq &amp; "name" &amp; sq &amp; ": " &amp; sq &amp; sExN &amp; sq &amp; ", " &amp; sq &amp; "sets" &amp; sq &amp; ": " &amp; nExS &amp; ", " &amp; sq &amp; "reps" &amp; sq &amp; ": " &amp; nExR &amp; "}" &amp; sComma
    Next k
    Print #iSF, "  ]"
    Print #iSF, "}"
    Close #iSF

    MsgBox "Treino " &amp; treino &amp; " gerado! " &amp; (endEx - startEx + 1) &amp; _
           " exercicios adicionados a partir da linha " &amp; (lastRow + 2) &amp; ".", _
           64, "Treino Gerado"

    Dim sBotToken As String
    sBotToken = LerTokenTelegram()
    If sBotToken &lt;&gt; "" Then
        Dim sMsg As String
        sMsg = "&lt;pre&gt;Treino " &amp; treino &amp; " - " &amp; Format(Now(), "DD/MM/YYYY") &amp; Chr(10)
        sMsg = sMsg &amp; PadR("Exercicio", 22) &amp; " S   R   Kg" &amp; Chr(10)
        sMsg = sMsg &amp; String(35, "-") &amp; Chr(10)
        Dim j As Integer
        For j = startEx To endEx
            Dim sEx As String
            Dim nS As Integer
            Dim nR As Integer
            Dim dKg As Double
            Dim sKg As String
            sEx = oExercicios.getCellByPosition(0, j).getString()
            nS = CInt(oExercicios.getCellByPosition(1, j).getValue())
            nR = CInt(oExercicios.getCellByPosition(2, j).getValue())
            dKg = oTreinos.getCellByPosition(10, lastRow + 1 + (j - startEx)).getValue()
            If dKg = 0 Then sKg = "-" Else sKg = CStr(dKg)
            sMsg = sMsg &amp; PadR(sEx, 22) &amp; PadL(CStr(nS), 2) &amp; PadL(CStr(nR), 4) &amp; "  " &amp; sKg &amp; Chr(10)
        Next j
        sMsg = sMsg &amp; "&lt;/pre&gt;"
        EnviarTelegram sBotToken, "6575275306", sMsg
    End If

    Dim oRange As Object
    oRange = oTreinos.getCellByPosition(0, lastRow + 1)
    oDoc.getCurrentController().setActiveSheet(oTreinos)
    oDoc.getCurrentController().select(oRange)
End Sub

Sub SincronizarTreino()
    Dim oDoc As Object
    Dim oTreinos As Object
    oDoc = ThisComponent
    oTreinos = oDoc.Sheets.getByName("TREINOS")

    Dim sPendingFile As String
    sPendingFile = GetDocDir() &amp; "pending_log.csv"

    If Dir(sPendingFile) = "" Then
        MsgBox "Nenhum dado pendente.", 64, "Sincronizar"
        Exit Sub
    End If

    Dim iFile As Integer
    Dim sLine As String
    Dim nCount As Integer
    Dim parts() As String
    Dim nRow As Long
    Dim dCarga As Double
    nCount = 0

    iFile = FreeFile()
    Open sPendingFile For Input As #iFile
    Do While Not EOF(iFile)
        Line Input #iFile, sLine
        sLine = Trim(sLine)
        If sLine &lt;&gt; "" Then
            parts = Split(sLine, ",")
            If UBound(parts) &gt;= 1 Then
                nRow = CLng(Trim(parts(0)))
                dCarga = CDbl(Trim(parts(1)))
                oTreinos.getCellByPosition(6, nRow).setValue(dCarga)
                If UBound(parts) &gt;= 2 And Trim(parts(2)) &lt;&gt; "" Then
                    oTreinos.getCellByPosition(7, nRow).setValue(CInt(Trim(parts(2))))
                End If
                nCount = nCount + 1
            End If
        End If
    Loop
    Close #iFile

    Kill sPendingFile
    MsgBox nCount &amp; " exercicios sincronizados!", 64, "Sincronizar"
End Sub

Function GetDocDir() As String
    Dim sURL As String
    sURL = ThisComponent.getURL()
    Dim n As Integer
    Dim nL As Integer
    nL = 0
    For n = 1 To Len(sURL)
        If Mid(sURL, n, 1) = "/" Then nL = n
    Next n
    GetDocDir = ConvertFromURL(Left(sURL, nL))
End Function

Function LerTokenTelegram() As String
    Dim sEnvPath As String
    sEnvPath = GetDocDir() &amp; ".env"

    Dim iFile As Integer
    Dim sLine As String
    Dim eqPos As Integer
    iFile = FreeFile()

    On Error GoTo ErrorHandler
    Open sEnvPath For Input As #iFile
    Do While Not EOF(iFile)
        Line Input #iFile, sLine
        sLine = Trim(sLine)
        eqPos = InStr(sLine, "=")
        If eqPos &gt; 0 Then
            If UCase(Left(sLine, eqPos - 1)) = "TELEGRAM_TOKEN" Then
                Close #iFile
                LerTokenTelegram = Mid(sLine, eqPos + 1)
                Exit Function
            End If
        End If
    Loop
    Close #iFile
    LerTokenTelegram = ""
    Exit Function
ErrorHandler:
    LerTokenTelegram = ""
End Function

Sub EnviarTelegram(ByVal sBotToken As String, ByVal sChatId As String, ByVal sMsg As String)
    Dim sTempDir As String
    sTempDir = Environ("TEMP")

    Dim sMsgFile As String
    sMsgFile = sTempDir &amp; "\ironforge_msg.txt"

    Dim sVbsFile As String
    sVbsFile = sTempDir &amp; "\ironforge_send.vbs"

    Dim iFile As Integer
    iFile = FreeFile()
    Open sMsgFile For Output As #iFile
    Print #iFile, sMsg
    Close #iFile

    Dim sUrl As String
    sUrl = "https://api.telegram.org/bot" &amp; sBotToken &amp; "/sendMessage"

    Dim q As String
    q = Chr(34)

    iFile = FreeFile()
    Open sVbsFile For Output As #iFile
    Print #iFile, "Dim fso, f, s, h, j"
    Print #iFile, "Set fso = CreateObject(" &amp; q &amp; "Scripting.FileSystemObject" &amp; q &amp; ")"
    Print #iFile, "Set f = fso.OpenTextFile(" &amp; q &amp; sMsgFile &amp; q &amp; ", 1, False, 0)"
    Print #iFile, "s = f.ReadAll : f.Close"
    Print #iFile, "s = Replace(s, " &amp; q &amp; "\" &amp; q &amp; ", " &amp; q &amp; "\\" &amp; q &amp; ")"
    Print #iFile, "s = Replace(s, Chr(34), " &amp; q &amp; "\" &amp; q &amp; " &amp; Chr(34))"
    Print #iFile, "s = Replace(s, Chr(13), " &amp; q &amp; q &amp; ")"
    Print #iFile, "s = Replace(s, Chr(10), " &amp; q &amp; "\n" &amp; q &amp; ")"
    Print #iFile, "j = " &amp; q &amp; "{" &amp; q &amp; " &amp; Chr(34) &amp; " &amp; q &amp; "chat_id" &amp; q &amp; " &amp; Chr(34) &amp; " &amp; q &amp; ":" &amp; q &amp; " &amp; " &amp; sChatId &amp; " &amp; " &amp; q &amp; "," &amp; q &amp; " &amp; Chr(34) &amp; " &amp; q &amp; "text" &amp; q &amp; " &amp; Chr(34) &amp; " &amp; q &amp; ":" &amp; q &amp; " &amp; Chr(34) &amp; s &amp; Chr(34) &amp; " &amp; q &amp; "," &amp; q &amp; " &amp; Chr(34) &amp; " &amp; q &amp; "parse_mode" &amp; q &amp; " &amp; Chr(34) &amp; " &amp; q &amp; ":" &amp; q &amp; " &amp; Chr(34) &amp; " &amp; q &amp; "HTML" &amp; q &amp; " &amp; Chr(34) &amp; " &amp; q &amp; "}" &amp; q
    Print #iFile, "Set h = CreateObject(" &amp; q &amp; "MSXML2.ServerXMLHTTP.6.0" &amp; q &amp; ")"
    Print #iFile, "h.Open " &amp; q &amp; "POST" &amp; q &amp; ", " &amp; q &amp; sUrl &amp; q &amp; ", False"
    Print #iFile, "h.setRequestHeader " &amp; q &amp; "Content-Type" &amp; q &amp; ", " &amp; q &amp; "application/json" &amp; q
    Print #iFile, "h.Send j"
    Print #iFile, "fso.DeleteFile " &amp; q &amp; sMsgFile &amp; q
    Print #iFile, "fso.DeleteFile WScript.ScriptFullName"
    Close #iFile

    Shell "wscript.exe", 0, q &amp; sVbsFile &amp; q, False
End Sub

Function PadR(s As String, n As Integer) As String
    If Len(s) &gt;= n Then PadR = Left(s, n) Else PadR = s &amp; Space(n - Len(s))
End Function

Function PadL(s As String, n As Integer) As String
    If Len(s) &gt;= n Then PadL = Right(s, n) Else PadL = Space(n - Len(s)) &amp; 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